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2048A4658C55EA8F.png" manifest:media-type="image/png"/>
  <manifest:file-entry manifest:full-path="Pictures/10000000000007800000043824B514F023FCF6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나눔바른고딕2" svg:font-family="나눔바른고딕"/>
    <style:font-face style:name="맑은 고딕2" svg:font-family="'맑은 고딕'"/>
    <style:font-face style:name="나눔바른고딕1" svg:font-family="나눔바른고딕" style:font-pitch="variable"/>
    <style:font-face style:name="맑은 고딕1" svg:font-family="'맑은 고딕'" style:font-pitch="variable"/>
    <style:font-face style:name="Noto Sans CJK JP Regular1" svg:font-family="'Noto Sans CJK JP Regular'" style:font-family-generic="modern" style:font-pitch="variable"/>
    <style:font-face style:name="굴림1" svg:font-family="굴림" style:font-family-generic="modern" style:font-pitch="variable"/>
    <style:font-face style:name="맑은 고딕3" svg:font-family="'맑은 고딕'" style:font-family-generic="modern" style:font-pitch="variable"/>
    <style:font-face style:name="Times New Roman" svg:font-family="'Times New Roman'"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1" svg:font-family="FreeSans" style:font-family-generic="swiss" style:font-pitch="variable"/>
    <style:font-face style:name="Times New Roman1" svg:font-family="'Times New Roman'" style:font-family-generic="swiss" style:font-pitch="variable"/>
    <style:font-face style:name="굴림2" svg:font-family="굴림"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굴림3" svg:font-family="굴림" style:font-family-generic="system" style:font-pitch="variable"/>
    <style:font-face style:name="나눔바른고딕" svg:font-family="나눔바른고딕" style:font-family-generic="system" style:font-pitch="variable"/>
  </office:font-face-decls>
  <office:automatic-styles>
    <style:style style:name="dp1" style:family="drawing-page">
      <style:drawing-page-properties presentation:background-visible="true" presentation:background-objects-visible="true" draw:fill="solid" draw:fill-color="#10243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4591f2"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draw:fill="solid" draw:fill-color="#7dd5c9"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4591f2" draw:stroke-linejoin="round" draw:fill="none" draw:textarea-vertical-align="top"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solid" svg:stroke-width="0.079cm" svg:stroke-color="#7dd5c9" draw:stroke-linejoin="round" draw:fill="none" draw:textarea-vertical-align="top" draw:auto-grow-height="false" draw:fit-to-size="false" fo:min-height="0cm" fo:min-width="0cm" fo:padding-top="0.127cm" fo:padding-bottom="0.127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draw:fill="none" draw:textarea-vertical-align="middle"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4591f2" draw:textarea-vertical-align="middle" draw:auto-grow-height="false" draw:fit-to-size="false" fo:min-height="18.8cm" fo:min-width="0.4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7dd5c9" draw:textarea-vertical-align="middle" draw:auto-grow-height="false" draw:fit-to-size="false" fo:min-height="1.79cm" fo:min-width="0.4cm" fo:padding-top="0.125cm" fo:padding-bottom="0.125cm" fo:padding-left="0.25cm" fo:padding-right="0.25cm" fo:wrap-option="wrap"/>
    </style:style>
    <style:style style:name="gr12" style:family="graphic" style:parent-style-name="standard">
      <style:graphic-properties draw:stroke="solid" svg:stroke-width="0.079cm" svg:stroke-color="#4591f2" draw:stroke-linejoin="round" draw:fill="none" draw:textarea-vertical-align="top" draw:auto-grow-height="false" draw:fit-to-size="false" fo:min-height="1.087cm" fo:min-width="0.716cm" fo:padding-top="0.127cm" fo:padding-bottom="0.127cm" fo:padding-left="0.254cm" fo:padding-right="0.254cm" fo:wrap-option="wrap"/>
    </style:style>
    <style:style style:name="gr13" style:family="graphic" style:parent-style-name="색과_20_선이_20_없는_20_개체">
      <style:graphic-properties draw:textarea-vertical-align="middle" draw:color-mode="standard" draw:luminance="0%" draw:contrast="0%" draw:gamma="100%" draw:red="0%" draw:green="0%" draw:blue="0%" fo:clip="rect(2.376cm, 25.733cm, 18.995cm, 7.065cm)" draw:image-opacity="100%" style:mirror="none"/>
    </style:style>
    <style:style style:name="gr14" style:family="graphic" style:parent-style-name="색과_20_선이_20_없는_20_개체">
      <style:graphic-properties draw:textarea-vertical-align="middle" draw:color-mode="standard" draw:luminance="0%" draw:contrast="0%" draw:gamma="100%" draw:red="0%" draw:green="0%" draw:blue="0%" fo:clip="rect(10.378cm, 28.133cm, 10.195cm, 7.065cm)" draw:image-opacity="100%" style:mirror="none"/>
    </style:style>
    <style:style style:name="gr15"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pr1" style:family="presentation" style:parent-style-name="제목_20_슬라이드-notes">
      <style:graphic-properties draw:fill-color="#ffffff" fo:min-height="13.364cm"/>
    </style:style>
    <style:style style:name="pr2" style:family="presentation" style:parent-style-name="_32__5f_제목_20_슬라이드-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tru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solid" draw:fill-color="#4591f2"/>
      <style:paragraph-properties fo:text-align="start" style:font-independent-line-spacing="true"/>
      <style:text-properties fo:font-size="18pt"/>
    </style:style>
    <style:style style:name="P4" style:family="paragraph">
      <loext:graphic-properties draw:fill="solid" draw:fill-color="#7dd5c9"/>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start" style:punctuation-wrap="hanging" style:writing-mode="lr-tb"/>
      <style:text-properties fo:font-size="40pt" style:font-size-asian="40pt" style:font-size-complex="40pt" fo:hyphenate="true"/>
    </style:style>
    <style:style style:name="P7" style:family="paragraph">
      <loext:graphic-properties draw:fill="none"/>
      <style:paragraph-properties fo:margin-top="0cm" fo:margin-bottom="0cm" fo:line-height="100%" fo:text-align="start" style:punctuation-wrap="hanging" style:writing-mode="lr-tb" style:font-independent-line-spacing="true"/>
      <style:text-properties fo:font-size="40pt" style:font-size-asian="40pt" style:font-size-complex="40pt" fo:hyphenate="tru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18pt" fo:hyphenate="true"/>
    </style:style>
    <style:style style:name="P9" style:family="paragraph">
      <style:paragraph-properties fo:text-align="center"/>
    </style:style>
    <style:style style:name="T1" style:family="text">
      <style:text-properties fo:font-variant="normal" fo:text-transform="none" fo:color="#7dd5c9" style:text-line-through-style="none" style:text-line-through-type="none" style:text-position="0% 100%" style:font-name="Arial" fo:font-size="45pt" fo:letter-spacing="-0.052cm" fo:font-style="normal" style:text-underline-style="none" fo:font-weight="bold" style:font-name-asian="맑은 고딕3" style:font-size-asian="45pt" style:font-style-asian="normal" style:font-weight-asian="bold" style:font-name-complex="Arial" style:font-size-complex="45pt" style:font-style-complex="normal" style:font-weight-complex="bold"/>
    </style:style>
    <style:style style:name="T2" style:family="text">
      <style:text-properties fo:font-variant="normal" fo:text-transform="none" fo:color="#4591f2" style:text-line-through-style="none" style:text-line-through-type="none" style:text-position="0% 100%" style:font-name="Arial Black" fo:font-size="60pt" fo:letter-spacing="-0.052cm" fo:font-style="normal" style:text-underline-style="none" fo:font-weight="normal" style:font-name-asian="맑은 고딕3" style:font-size-asian="60pt" style:font-style-asian="normal" style:font-weight-asian="normal" style:font-name-complex="Arial" style:font-size-complex="60pt" style:font-style-complex="normal" style:font-weight-complex="normal"/>
    </style:style>
    <style:style style:name="T3" style:family="text">
      <style:text-properties fo:font-variant="normal" fo:text-transform="none" fo:color="#7dd5c9" style:text-line-through-style="none" style:text-line-through-type="none" style:text-position="0% 100%" style:font-name="Arial Black" fo:font-size="20pt" fo:letter-spacing="normal" fo:font-style="normal" style:text-underline-style="none" fo:font-weight="normal" style:font-name-asian="맑은 고딕3" style:font-size-asian="20pt" style:font-style-asian="normal" style:font-weight-asian="normal" style:font-name-complex="Arial"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맑은 고딕3"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4591f2" style:text-line-through-style="none" style:text-line-through-type="none" style:text-position="0% 100%" style:font-name="Arial Black" fo:font-size="40pt" fo:letter-spacing="-0.052cm" fo:font-style="normal" style:text-underline-style="none" fo:font-weight="normal" style:font-name-asian="맑은 고딕3" style:font-size-asian="40pt" style:font-style-asian="normal" style:font-weight-asian="normal" style:font-name-complex="Arial"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Black" fo:font-size="40pt" fo:letter-spacing="-0.105cm" fo:font-style="normal" style:text-underline-style="none" fo:font-weight="normal" style:font-name-asian="맑은 고딕3" style:font-size-asian="40pt" style:font-style-asian="normal" style:font-weight-asian="normal" style:font-name-complex="Arial"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제목_20_슬라이드" presentation:presentation-page-layout-name="AL1T0" xml:id="id1" draw:id="id1">
        <draw:g draw:name="그룹 2">
          <draw:custom-shape draw:name="TextBox 5" draw:style-name="gr1" draw:text-style-name="P2" draw:layer="layout" svg:width="13.995cm" svg:height="2.156cm" svg:x="1.533cm" svg:y="8.716cm">
            <text:p text:style-name="P1"><text:span text:style-name="T1">201717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17.267cm" svg:height="2.791cm" svg:x="1.533cm" svg:y="10.255cm">
            <text:p text:style-name="P1"><text:span text:style-name="T2">최근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제목 2" draw:style-name="gr2" draw:text-style-name="P2" draw:layer="layout" svg:width="13.995cm" svg:height="1.014cm" svg:x="1.533cm" svg:y="1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제목 2" draw:style-name="gr2" draw:text-style-name="P2" draw:layer="layout" svg:width="9.154cm" svg:height="0.759cm" svg:x="1.533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3">
          <draw:custom-shape draw:name="직사각형 19" draw:style-name="gr3"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 draw:style-name="gr4" draw:text-style-name="P4" draw:layer="layout" svg:width="0.899cm" svg:height="5.903cm" svg:x="0cm" svg:y="9.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41">
          <draw:custom-shape draw:name="Freeform 5" draw:style-name="gr5" draw:text-style-name="P2" draw:layer="layout" svg:width="1.223cm" svg:height="1.34cm" draw:transform="rotate (-0.785398163397448) translate (1.982cm 12.4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43">
            <draw:custom-shape draw:name="Freeform 6" draw:style-name="gr6" draw:text-style-name="P2" draw:layer="layout" svg:width="0.199cm" svg:height="0.001cm" draw:transform="rotate (-0.785398163397448) translate (0.994cm 13.255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183cm 13.867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0.997cm 13.536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1.649cm 13.91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409cm 13.948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anim:par presentation:node-type="timing-root">
          <anim:par smil:begin="id1.begin">
            <anim:transitionFilter smil:dur="2s" smil:type="fade" smil:subtype="crossfade"/>
          </anim:par>
          <anim:seq smil:dur="0s" presentation:node-type="main-sequence"/>
        </anim:par>
        <presentation:notes draw:style-name="dp2">
          <draw:page-thumbnail draw:style-name="gr7"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_32__5f_제목_20_슬라이드" xml:id="id2" draw:id="id2">
        <draw:g draw:name="그룹 2">
          <draw:g draw:name="그룹 1">
            <draw:custom-shape draw:name="Text Box 5" draw:style-name="gr1" draw:text-style-name="P2" draw:layer="layout" svg:width="1.798cm" svg:height="1.098cm" svg:x="1.605cm" svg:y="8.692cm">
              <text:p text:style-name="P1"><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37cm" svg:height="1.098cm" svg:x="3.096cm" svg:y="8.692cm">
              <text:p text:style-name="P1"><text:span text:style-name="T4">Probl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 Box 5" draw:style-name="gr1" draw:text-style-name="P2" draw:layer="layout" svg:width="1.798cm" svg:height="1.098cm" svg:x="1.605cm" svg:y="9.838cm">
              <text:p text:style-name="P1"><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24cm" svg:height="1.098cm" svg:x="3.1cm" svg:y="9.834cm">
              <text:p text:style-name="P1"><text:span text:style-name="T4">Factorial Solution_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3">
            <draw:custom-shape draw:name="Text Box 5" draw:style-name="gr1" draw:text-style-name="P2" draw:layer="layout" svg:width="1.798cm" svg:height="1.098cm" svg:x="1.605cm" svg:y="10.98cm">
              <text:p text:style-name="P1"><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37cm" svg:height="1.098cm" svg:x="3.096cm" svg:y="10.98cm">
              <text:p text:style-name="P1"><text:span text:style-name="T4">Factorial Solution_2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4">
            <draw:custom-shape draw:name="Text Box 5" draw:style-name="gr8" draw:text-style-name="P2" draw:layer="layout" svg:width="1.798cm" svg:height="1.098cm" svg:x="1.605cm" svg:y="12.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24cm" svg:height="1.098cm" svg:x="3.1cm" svg:y="12.127cm">
              <text:p text:style-name="P1"><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5">
            <draw:custom-shape draw:name="Text Box 5" draw:style-name="gr8" draw:text-style-name="P2" draw:layer="layout" svg:width="1.798cm" svg:height="1.098cm" svg:x="1.605cm" svg:y="13.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37cm" svg:height="1.098cm" svg:x="3.096cm" svg:y="13.269cm">
              <text:p text:style-name="P1"><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6">
            <draw:custom-shape draw:name="Text Box 5" draw:style-name="gr8" draw:text-style-name="P2" draw:layer="layout" svg:width="1.798cm" svg:height="1.098cm" svg:x="1.605cm" svg:y="14.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10.437cm" svg:height="1.098cm" svg:x="3.096cm" svg:y="14.415cm">
              <text:p text:style-name="P1"><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그룹 3">
          <draw:custom-shape draw:name="TextBox 19" draw:style-name="gr1" draw:text-style-name="P2" draw:layer="layout" svg:width="10.296cm" svg:height="1.944cm" svg:x="1.605cm" svg:y="5.437cm">
            <text:p text:style-name="P1"><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2" draw:layer="layout" svg:width="10.256cm" svg:height="1.096cm" svg:x="1.632cm" svg:y="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7">
          <draw:custom-shape draw:name="직사각형 28" draw:style-name="gr3"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9" draw:style-name="gr4" draw:text-style-name="P4" draw:layer="layout" svg:width="0.899cm" svg:height="2.039cm" svg:x="0cm" svg:y="4.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14">
          <draw:custom-shape draw:name="Freeform 5" draw:style-name="gr5" draw:text-style-name="P2" draw:layer="layout" svg:width="1.223cm" svg:height="1.34cm" draw:transform="rotate (-0.785398163397448) translate (11.173cm 4.292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13">
            <draw:custom-shape draw:name="Freeform 6" draw:style-name="gr6" draw:text-style-name="P2" draw:layer="layout" svg:width="0.199cm" svg:height="0.001cm" draw:transform="rotate (-0.785398163397448) translate (10.185cm 5.147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0.374cm 5.758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10.188cm 5.428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10.84cm 5.802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0.6cm 5.84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anim:par presentation:node-type="timing-root">
          <anim:par smil:begin="id2.begin">
            <anim:transitionFilter smil:dur="3s" smil:type="pushWipe" smil:subtype="fromBottom"/>
          </anim:par>
          <anim:seq smil:dur="0s" presentation:node-type="main-sequence"/>
        </anim:par>
        <presentation:notes draw:style-name="dp2">
          <draw:page-thumbnail draw:style-name="gr7"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_32__5f_제목_20_슬라이드" xml:id="id3" draw:id="id3">
        <draw:custom-shape draw:name="TextBox 14" draw:style-name="gr9" draw:text-style-name="P7" draw:layer="layout" svg:width="16.484cm" svg:height="1.945cm" svg:x="1.516cm" svg:y="8.656cm">
          <text:p text:style-name="P6"><text:span text:style-name="T6">Factorial </text:span><text:span text:style-name="T6">값 구하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custom-shape draw:name="직사각형 6" draw:style-name="gr3"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4" draw:text-style-name="P4" draw:layer="layout" svg:width="0.899cm" svg:height="2.039cm" svg:x="0cm" svg:y="4.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3">
          <draw:custom-shape draw:name="TextBox 19" draw:style-name="gr1" draw:text-style-name="P2" draw:layer="layout" svg:width="15.694cm" svg:height="1.944cm" svg:x="1.605cm" svg:y="5.437cm">
            <text:p text:style-name="P1"><text:span text:style-name="T5">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2" draw:layer="layout" svg:width="13.868cm" svg:height="1.096cm" svg:x="1.632cm" svg:y="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9">
          <draw:custom-shape draw:name="Freeform 5" draw:style-name="gr5" draw:text-style-name="P2" draw:layer="layout" svg:width="1.223cm" svg:height="1.34cm" draw:transform="rotate (-0.785398163397448) translate (16.041cm 4.292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31">
            <draw:custom-shape draw:name="Freeform 6" draw:style-name="gr6" draw:text-style-name="P2" draw:layer="layout" svg:width="0.199cm" svg:height="0.001cm" draw:transform="rotate (-0.785398163397448) translate (15.054cm 5.147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5.242cm 5.758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15.056cm 5.428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15.709cm 5.802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5.469cm 5.84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anim:par presentation:node-type="timing-root">
          <anim:par smil:begin="id3.begin">
            <anim:transitionFilter smil:dur="3s" smil:type="pushWipe" smil:subtype="fromBottom"/>
          </anim:par>
          <anim:seq smil:dur="0s" presentation:node-type="main-sequence"/>
        </anim:par>
        <presentation:notes draw:style-name="dp2">
          <draw:page-thumbnail draw:style-name="gr7"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_32__5f_제목_20_슬라이드" xml:id="id4" draw:id="id4">
        <draw:custom-shape draw:name="TextBox 14" draw:style-name="gr9" draw:text-style-name="P7" draw:layer="layout" svg:width="18.284cm" svg:height="1.945cm" svg:x="1.8cm" svg:y="4cm">
          <text:p text:style-name="P6"><text:span text:style-name="T6">모듈 이</text:span><text:span text:style-name="T6">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custom-shape draw:name="직사각형 6" draw:style-name="gr10"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11" draw:text-style-name="P4" draw:layer="layout" svg:width="0.899cm" svg:height="2.039cm" svg:x="0cm" svg:y="4.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3">
          <draw:custom-shape draw:name="TextBox 19" draw:style-name="gr1" draw:text-style-name="P8" draw:layer="layout" svg:width="15.694cm" svg:height="1.944cm" svg:x="1.506cm" svg:y="1.782cm">
            <text:p text:style-name="P1"><text:span text:style-name="T5">Fac</text:span><text:span text:style-name="T5"/><text:span text:style-name="T5">torial </text:span><text:span text:style-name="T5">Solu</text:span><text:span text:style-name="T5"/><text:span text:style-name="T5">tion_</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2" draw:layer="layout" svg:width="13.868cm" svg:height="1.096cm" svg:x="1.533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9">
          <draw:custom-shape draw:name="Freeform 5" draw:style-name="gr12" draw:text-style-name="P2" draw:layer="layout" svg:width="1.223cm" svg:height="1.34cm" draw:transform="rotate (-0.785398163397448) translate (20.483cm 1.512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31">
            <draw:custom-shape draw:name="Freeform 6" draw:style-name="gr6" draw:text-style-name="P2" draw:layer="layout" svg:width="0.199cm" svg:height="0.001cm" draw:transform="rotate (-0.785398163397448) translate (19.496cm 2.367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9.684cm 2.978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19.498cm 2.648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20.151cm 3.022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9.911cm 3.06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draw:frame draw:style-name="gr13" draw:text-style-name="P9" draw:layer="layout" svg:width="19.998cm" svg:height="8cm" svg:x="2.6cm" svg:y="7.4cm">
          <draw:image xlink:href="Pictures/10000000000007800000043824B514F023FCF64C.png" xlink:type="simple" xlink:show="embed" xlink:actuate="onLoad">
            <text:p/>
          </draw:image>
        </draw:frame>
        <anim:par presentation:node-type="timing-root">
          <anim:par smil:begin="id4.begin">
            <anim:transitionFilter smil:dur="3s" smil:type="pushWipe" smil:subtype="fromBottom"/>
          </anim:par>
          <anim:seq smil:dur="0s" presentation:node-type="main-sequence"/>
        </anim:par>
        <presentation:notes draw:style-name="dp2">
          <draw:page-thumbnail draw:style-name="gr7"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_32__5f_제목_20_슬라이드" xml:id="id5" draw:id="id5">
        <draw:custom-shape draw:name="TextBox 14" draw:style-name="gr9" draw:text-style-name="P7" draw:layer="layout" svg:width="18.284cm" svg:height="1.945cm" svg:x="1.8cm" svg:y="4cm">
          <text:p text:style-name="P6"><text:span text:style-name="T6">For</text:span><text:span text:style-name="T6">문</text:span><text:span text:style-name="T6">을 이용</text:span><text:span text:style-name="T6">한 계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custom-shape draw:name="직사각형 6" draw:style-name="gr10"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11" draw:text-style-name="P4" draw:layer="layout" svg:width="0.899cm" svg:height="2.039cm" svg:x="0cm" svg:y="4.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3">
          <draw:custom-shape draw:name="TextBox 19" draw:style-name="gr1" draw:text-style-name="P8" draw:layer="layout" svg:width="15.694cm" svg:height="1.944cm" svg:x="1.506cm" svg:y="1.782cm">
            <text:p text:style-name="P1"><text:span text:style-name="T5">Fac</text:span><text:span text:style-name="T5"/><text:span text:style-name="T5">torial </text:span><text:span text:style-name="T5">Solu</text:span><text:span text:style-name="T5"/><text:span text:style-name="T5">tion_</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2" draw:layer="layout" svg:width="13.868cm" svg:height="1.096cm" svg:x="1.533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9">
          <draw:custom-shape draw:name="Freeform 5" draw:style-name="gr12" draw:text-style-name="P2" draw:layer="layout" svg:width="1.223cm" svg:height="1.34cm" draw:transform="rotate (-0.785398163397448) translate (20.483cm 1.512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31">
            <draw:custom-shape draw:name="Freeform 6" draw:style-name="gr6" draw:text-style-name="P2" draw:layer="layout" svg:width="0.199cm" svg:height="0.001cm" draw:transform="rotate (-0.785398163397448) translate (19.496cm 2.367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9.684cm 2.978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19.498cm 2.648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20.151cm 3.022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9.911cm 3.06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draw:frame draw:style-name="gr14" draw:text-style-name="P9" draw:layer="layout" svg:width="17.8cm" svg:height="9.127cm" svg:x="3.4cm" svg:y="7.4cm">
          <draw:image xlink:href="Pictures/1000000000000780000004382048A4658C55EA8F.png" xlink:type="simple" xlink:show="embed" xlink:actuate="onLoad">
            <text:p/>
          </draw:image>
        </draw:frame>
        <anim:par presentation:node-type="timing-root">
          <anim:par smil:begin="id5.begin">
            <anim:transitionFilter smil:dur="3s" smil:type="pushWipe" smil:subtype="fromBottom"/>
          </anim:par>
          <anim:seq smil:dur="0s" presentation:node-type="main-sequence"/>
        </anim:par>
        <presentation:notes draw:style-name="dp2">
          <draw:page-thumbnail draw:style-name="gr7"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4" draw:master-page-name="제목_20_슬라이드" xml:id="id6" draw:id="id6">
        <draw:g draw:name="그룹 6">
          <draw:custom-shape draw:name="TextBox 5" draw:style-name="gr1" draw:text-style-name="P2" draw:layer="layout" svg:width="17.267cm" svg:height="2.791cm" svg:x="1.597cm" svg:y="10.255cm">
            <text:p text:style-name="P1"><text:span text:style-name="T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제목 2" draw:style-name="gr15" draw:text-style-name="P2" draw:layer="layout" svg:width="13.995cm" svg:height="1.014cm" svg:x="1.597cm" svg:y="1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제목 2" draw:style-name="gr15" draw:text-style-name="P2" draw:layer="layout" svg:width="9.154cm" svg:height="0.759cm" svg:x="1.597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12">
          <draw:custom-shape draw:name="직사각형 13" draw:style-name="gr3" draw:text-style-name="P3" draw:layer="layout" svg:width="0.8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 draw:style-name="gr4" draw:text-style-name="P4" draw:layer="layout" svg:width="0.899cm" svg:height="4.26cm" svg:x="0cm" svg:y="10.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11">
          <draw:custom-shape draw:name="Freeform 5" draw:style-name="gr5" draw:text-style-name="P2" draw:layer="layout" svg:width="1.223cm" svg:height="1.34cm" draw:transform="rotate (-0.785398163397448) translate (16.717cm 9.023cm)">
            <text:p/>
            <draw:enhanced-geometry draw:mirror-horizontal="false" draw:mirror-vertical="false" svg:viewBox="0 0 0 0" drawooo:sub-view-size="1620 1774" draw:text-areas="0 0 ?f56 ?f57" draw:type="ooxml-non-primitive" draw:enhanced-path="M 1620 975 C 1620 903 1559 844 1484 844 1469 844 1469 844 1469 844 1401 844 1345 892 1335 955 1335 835 1335 835 1335 835 1335 762 1274 703 1199 703 1184 703 1184 703 1184 703 1116 703 1060 751 1050 815 1050 690 1050 690 1050 690 1050 617 989 558 914 558 899 558 899 558 899 558 831 558 775 607 765 670 765 132 765 132 765 132 765 59 704 0 629 0 614 0 614 0 614 0 539 0 478 59 478 132 478 1298 478 1298 478 1298 255 1082 255 1082 255 1082 202 1030 116 1030 63 1082 53 1092 53 1092 53 1092 0 1144 0 1227 53 1279 470 1737 470 1737 470 1737 490 1760 519 1774 552 1774 1511 1774 1511 1774 1511 1774 1570 1774 1618 1728 1618 1671 1618 1670 1618 1669 1618 1668 1620 1668 1620 1668 1620 1668 L 1620 975 Z N">
              <draw:equation draw:name="f0" draw:formula="1620*logwidth/1620"/>
              <draw:equation draw:name="f1" draw:formula="975*logheight/1774"/>
              <draw:equation draw:name="f2" draw:formula="1484*logwidth/1620"/>
              <draw:equation draw:name="f3" draw:formula="844*logheight/1774"/>
              <draw:equation draw:name="f4" draw:formula="1469*logwidth/1620"/>
              <draw:equation draw:name="f5" draw:formula="844*logheight/1774"/>
              <draw:equation draw:name="f6" draw:formula="1335*logwidth/1620"/>
              <draw:equation draw:name="f7" draw:formula="955*logheight/1774"/>
              <draw:equation draw:name="f8" draw:formula="1335*logwidth/1620"/>
              <draw:equation draw:name="f9" draw:formula="835*logheight/1774"/>
              <draw:equation draw:name="f10" draw:formula="1199*logwidth/1620"/>
              <draw:equation draw:name="f11" draw:formula="703*logheight/1774"/>
              <draw:equation draw:name="f12" draw:formula="1184*logwidth/1620"/>
              <draw:equation draw:name="f13" draw:formula="703*logheight/1774"/>
              <draw:equation draw:name="f14" draw:formula="1050*logwidth/1620"/>
              <draw:equation draw:name="f15" draw:formula="815*logheight/1774"/>
              <draw:equation draw:name="f16" draw:formula="1050*logwidth/1620"/>
              <draw:equation draw:name="f17" draw:formula="690*logheight/1774"/>
              <draw:equation draw:name="f18" draw:formula="914*logwidth/1620"/>
              <draw:equation draw:name="f19" draw:formula="558*logheight/1774"/>
              <draw:equation draw:name="f20" draw:formula="899*logwidth/1620"/>
              <draw:equation draw:name="f21" draw:formula="558*logheight/1774"/>
              <draw:equation draw:name="f22" draw:formula="765*logwidth/1620"/>
              <draw:equation draw:name="f23" draw:formula="670*logheight/1774"/>
              <draw:equation draw:name="f24" draw:formula="765*logwidth/1620"/>
              <draw:equation draw:name="f25" draw:formula="132*logheight/1774"/>
              <draw:equation draw:name="f26" draw:formula="629*logwidth/1620"/>
              <draw:equation draw:name="f27" draw:formula="0*logheight/1774"/>
              <draw:equation draw:name="f28" draw:formula="614*logwidth/1620"/>
              <draw:equation draw:name="f29" draw:formula="0*logheight/1774"/>
              <draw:equation draw:name="f30" draw:formula="478*logwidth/1620"/>
              <draw:equation draw:name="f31" draw:formula="132*logheight/1774"/>
              <draw:equation draw:name="f32" draw:formula="478*logwidth/1620"/>
              <draw:equation draw:name="f33" draw:formula="1298*logheight/1774"/>
              <draw:equation draw:name="f34" draw:formula="255*logwidth/1620"/>
              <draw:equation draw:name="f35" draw:formula="1082*logheight/1774"/>
              <draw:equation draw:name="f36" draw:formula="63*logwidth/1620"/>
              <draw:equation draw:name="f37" draw:formula="1082*logheight/1774"/>
              <draw:equation draw:name="f38" draw:formula="53*logwidth/1620"/>
              <draw:equation draw:name="f39" draw:formula="1092*logheight/1774"/>
              <draw:equation draw:name="f40" draw:formula="53*logwidth/1620"/>
              <draw:equation draw:name="f41" draw:formula="1279*logheight/1774"/>
              <draw:equation draw:name="f42" draw:formula="470*logwidth/1620"/>
              <draw:equation draw:name="f43" draw:formula="1737*logheight/1774"/>
              <draw:equation draw:name="f44" draw:formula="552*logwidth/1620"/>
              <draw:equation draw:name="f45" draw:formula="1774*logheight/1774"/>
              <draw:equation draw:name="f46" draw:formula="1511*logwidth/1620"/>
              <draw:equation draw:name="f47" draw:formula="1774*logheight/1774"/>
              <draw:equation draw:name="f48" draw:formula="1618*logwidth/1620"/>
              <draw:equation draw:name="f49" draw:formula="1671*logheight/1774"/>
              <draw:equation draw:name="f50" draw:formula="1618*logwidth/1620"/>
              <draw:equation draw:name="f51" draw:formula="1668*logheight/1774"/>
              <draw:equation draw:name="f52" draw:formula="1620*logwidth/1620"/>
              <draw:equation draw:name="f53" draw:formula="1668*logheight/1774"/>
              <draw:equation draw:name="f54" draw:formula="1620*logwidth/1620"/>
              <draw:equation draw:name="f55" draw:formula="975*logheight/1774"/>
              <draw:equation draw:name="f56" draw:formula="logwidth"/>
              <draw:equation draw:name="f57" draw:formula="logheight"/>
            </draw:enhanced-geometry>
          </draw:custom-shape>
          <draw:g draw:name="그룹 16">
            <draw:custom-shape draw:name="Freeform 6" draw:style-name="gr6" draw:text-style-name="P2" draw:layer="layout" svg:width="0.199cm" svg:height="0.001cm" draw:transform="rotate (-0.785398163397448) translate (15.729cm 9.877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7" draw:style-name="gr6" draw:text-style-name="P2" draw:layer="layout" svg:width="0.001cm" svg:height="0.195cm" draw:transform="rotate (-0.785398163397448) translate (15.918cm 10.489cm)">
              <text:p/>
              <draw:enhanced-geometry draw:mirror-horizontal="false" draw:mirror-vertical="false" svg:viewBox="0 0 0 0" drawooo:sub-view-size="0 225" draw:text-areas="0 0 ?f4 ?f5" draw:type="ooxml-non-primitive" draw:enhanced-path="M 0 0 L 0 0 0 225 0 0 Z N">
                <draw:equation draw:name="f0" draw:formula="0*logheight/225"/>
                <draw:equation draw:name="f1" draw:formula="0*logheight/225"/>
                <draw:equation draw:name="f2" draw:formula="225*logheight/225"/>
                <draw:equation draw:name="f3" draw:formula="0*logheight/225"/>
                <draw:equation draw:name="f4" draw:formula="logwidth"/>
                <draw:equation draw:name="f5" draw:formula="logheight"/>
              </draw:enhanced-geometry>
            </draw:custom-shape>
            <draw:custom-shape draw:name="Freeform 8" draw:style-name="gr6" draw:text-style-name="P2" draw:layer="layout" svg:width="0.142cm" svg:height="0.138cm" draw:transform="rotate (-0.785398163397448) translate (15.732cm 10.158cm)">
              <text:p/>
              <draw:enhanced-geometry draw:mirror-horizontal="false" draw:mirror-vertical="false" svg:viewBox="0 0 0 0" drawooo:sub-view-size="188 182" draw:text-areas="0 0 ?f8 ?f9" draw:type="ooxml-non-primitive" draw:enhanced-path="M 188 182 C 188 182 188 182 188 182 157 152 28 28 0 0 L 188 182 Z N">
                <draw:equation draw:name="f0" draw:formula="188*logwidth/188"/>
                <draw:equation draw:name="f1" draw:formula="182*logheight/182"/>
                <draw:equation draw:name="f2" draw:formula="188*logwidth/188"/>
                <draw:equation draw:name="f3" draw:formula="182*logheight/182"/>
                <draw:equation draw:name="f4" draw:formula="0*logwidth/188"/>
                <draw:equation draw:name="f5" draw:formula="0*logheight/182"/>
                <draw:equation draw:name="f6" draw:formula="188*logwidth/188"/>
                <draw:equation draw:name="f7" draw:formula="182*logheight/182"/>
                <draw:equation draw:name="f8" draw:formula="logwidth"/>
                <draw:equation draw:name="f9" draw:formula="logheight"/>
              </draw:enhanced-geometry>
            </draw:custom-shape>
            <draw:custom-shape draw:name="Freeform 9" draw:style-name="gr6" draw:text-style-name="P2" draw:layer="layout" svg:width="0.199cm" svg:height="0.001cm" draw:transform="rotate (-0.785398163397448) translate (16.384cm 10.532cm)">
              <text:p/>
              <draw:enhanced-geometry draw:mirror-horizontal="false" draw:mirror-vertical="false" svg:viewBox="0 0 0 0" drawooo:sub-view-size="232 0" draw:text-areas="0 0 ?f4 ?f5" draw:type="ooxml-non-primitive" draw:enhanced-path="M 232 0 L 232 0 0 0 232 0 Z N">
                <draw:equation draw:name="f0" draw:formula="232*logwidth/232"/>
                <draw:equation draw:name="f1" draw:formula="232*logwidth/232"/>
                <draw:equation draw:name="f2" draw:formula="0*logwidth/232"/>
                <draw:equation draw:name="f3" draw:formula="232*logwidth/232"/>
                <draw:equation draw:name="f4" draw:formula="logwidth"/>
                <draw:equation draw:name="f5" draw:formula="logheight"/>
              </draw:enhanced-geometry>
            </draw:custom-shape>
            <draw:custom-shape draw:name="Freeform 10" draw:style-name="gr6" draw:text-style-name="P2" draw:layer="layout" svg:width="0.142cm" svg:height="0.138cm" draw:transform="rotate (-0.785398163397448) translate (16.145cm 10.57cm)">
              <text:p/>
              <draw:enhanced-geometry draw:mirror-horizontal="false" draw:mirror-vertical="false" svg:viewBox="0 0 0 0" drawooo:sub-view-size="188 182" draw:text-areas="0 0 ?f8 ?f9" draw:type="ooxml-non-primitive" draw:enhanced-path="M 188 0 C 188 0 188 0 188 0 157 30 28 155 0 182 L 188 0 Z N">
                <draw:equation draw:name="f0" draw:formula="188*logwidth/188"/>
                <draw:equation draw:name="f1" draw:formula="0*logheight/182"/>
                <draw:equation draw:name="f2" draw:formula="188*logwidth/188"/>
                <draw:equation draw:name="f3" draw:formula="0*logheight/182"/>
                <draw:equation draw:name="f4" draw:formula="0*logwidth/188"/>
                <draw:equation draw:name="f5" draw:formula="182*logheight/182"/>
                <draw:equation draw:name="f6" draw:formula="188*logwidth/188"/>
                <draw:equation draw:name="f7" draw:formula="0*logheight/182"/>
                <draw:equation draw:name="f8" draw:formula="logwidth"/>
                <draw:equation draw:name="f9" draw:formula="logheight"/>
              </draw:enhanced-geometry>
            </draw:custom-shape>
          </draw:g>
        </draw:g>
        <anim:par presentation:node-type="timing-root">
          <anim:par smil:begin="id6.begin">
            <anim:transitionFilter smil:dur="2s" smil:type="fade" smil:subtype="crossfade"/>
          </anim:par>
          <anim:seq smil:dur="0s" presentation:node-type="main-sequence"/>
        </anim:par>
        <presentation:notes draw:style-name="dp2">
          <draw:page-thumbnail draw:style-name="gr7"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나눔바른고딕2" svg:font-family="나눔바른고딕"/>
    <style:font-face style:name="맑은 고딕2" svg:font-family="'맑은 고딕'"/>
    <style:font-face style:name="나눔바른고딕1" svg:font-family="나눔바른고딕" style:font-pitch="variable"/>
    <style:font-face style:name="맑은 고딕1" svg:font-family="'맑은 고딕'" style:font-pitch="variable"/>
    <style:font-face style:name="Noto Sans CJK JP Regular1" svg:font-family="'Noto Sans CJK JP Regular'" style:font-family-generic="modern" style:font-pitch="variable"/>
    <style:font-face style:name="굴림1" svg:font-family="굴림" style:font-family-generic="modern" style:font-pitch="variable"/>
    <style:font-face style:name="맑은 고딕3" svg:font-family="'맑은 고딕'" style:font-family-generic="modern" style:font-pitch="variable"/>
    <style:font-face style:name="Times New Roman" svg:font-family="'Times New Roman'"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1" svg:font-family="FreeSans" style:font-family-generic="swiss" style:font-pitch="variable"/>
    <style:font-face style:name="Times New Roman1" svg:font-family="'Times New Roman'" style:font-family-generic="swiss" style:font-pitch="variable"/>
    <style:font-face style:name="굴림2" svg:font-family="굴림"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굴림3" svg:font-family="굴림" style:font-family-generic="system" style:font-pitch="variable"/>
    <style:font-face style:name="나눔바른고딕" svg:font-family="나눔바른고딕"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oto Sans CJK JP Regular" style:font-size-asian="24pt" style:language-asian="ko" style:country-asian="KR" style:font-name-complex="Noto Sans CJK JP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3__5f_제목_20_슬라이드-background" style:display-name="3_제목 슬라이드-background" style:family="presentation">
      <style:graphic-properties draw:stroke="none" draw:fill="solid" draw:fill-color="#3e4648"/>
      <style:text-properties style:letter-kerning="true"/>
    </style:style>
    <style:style style:name="_33__5f_제목_20_슬라이드-backgroundobjects" style:display-name="3_제목 슬라이드-backgroundobjects" style:family="presentation">
      <style:graphic-properties draw:textarea-horizontal-align="justify" draw:shadow="hidden" draw:shadow-offset-x="0.2cm" draw:shadow-offset-y="0.2cm" draw:shadow-color="#808080"/>
      <style:text-properties style:letter-kerning="true"/>
    </style:style>
    <style:style style:name="_33__5f_제목_20_슬라이드-notes" style:display-name="3_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제목_20_슬라이드-outline1" style:display-name="3_제목 슬라이드-outline1" style:family="presentation">
      <style:graphic-properties draw:stroke="none" draw:fill="none" draw:auto-grow-height="false" draw:fit-to-size="shrink-to-fit">
        <text:list-style style:name="_33__5f_제목_20_슬라이드-outline1" style:display-name="3_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맑은 고딕2" fo:font-family="'맑은 고딕'" fo:font-size="32pt" fo:letter-spacing="normal" fo:language="ko" fo:country="KR" fo:font-style="normal" fo:text-shadow="none" style:text-underline-style="none" fo:font-weight="normal" style:letter-kerning="true" fo:background-color="transparent" style:font-name-asian="나눔바른고딕2" style:font-family-asian="나눔바른고딕" style:font-size-asian="32pt" style:language-asian="ko" style:country-asian="KR" style:font-style-asian="normal" style:font-weight-asian="normal" style:font-name-complex="FreeSans" style:font-family-complex="FreeSans" style:font-family-generic-complex="system" style:font-pitch-complex="variable" style:font-size-complex="32pt" style:language-complex="ko" style:country-complex="KR" style:font-style-complex="normal" style:font-weight-complex="normal" style:text-emphasize="none" style:font-relief="none" style:text-overline-style="none" style:text-overline-color="font-color" fo:hyphenate="true"/>
    </style:style>
    <style:style style:name="_33__5f_제목_20_슬라이드-outline2" style:display-name="3_제목 슬라이드-outline2" style:family="presentation" style:parent-style-name="_33__5f_제목_20_슬라이드-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4pt" fo:letter-spacing="normal" fo:font-style="normal" style:text-underline-style="none" fo:font-weight="normal" style:font-name-asian="나눔바른고딕2" style:font-family-asian="나눔바른고딕" style:font-size-asian="24pt" style:font-style-asian="normal" style:font-weight-asian="normal" style:font-size-complex="24pt" style:font-style-complex="normal" style:font-weight-complex="normal" fo:hyphenate="true"/>
    </style:style>
    <style:style style:name="_33__5f_제목_20_슬라이드-outline3" style:display-name="3_제목 슬라이드-outline3" style:family="presentation" style:parent-style-name="_33__5f_제목_20_슬라이드-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나눔바른고딕2" style:font-family-asian="나눔바른고딕" style:font-size-asian="20pt" style:font-style-asian="normal" style:font-weight-asian="normal" style:font-size-complex="20pt" style:font-style-complex="normal" style:font-weight-complex="normal" fo:hyphenate="true"/>
    </style:style>
    <style:style style:name="_33__5f_제목_20_슬라이드-outline4" style:display-name="3_제목 슬라이드-outline4" style:family="presentation" style:parent-style-name="_33__5f_제목_20_슬라이드-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나눔바른고딕2" style:font-family-asian="나눔바른고딕" style:font-size-asian="20pt" style:font-style-asian="normal" style:font-weight-asian="normal" style:font-size-complex="20pt" style:font-style-complex="normal" style:font-weight-complex="normal" fo:hyphenate="true"/>
    </style:style>
    <style:style style:name="_33__5f_제목_20_슬라이드-outline5" style:display-name="3_제목 슬라이드-outline5" style:family="presentation" style:parent-style-name="_33__5f_제목_20_슬라이드-outline4">
      <style:paragraph-properties fo:margin-top="0.1cm" fo:margin-bottom="0cm"/>
      <style:text-properties fo:font-size="20pt" style:font-size-asian="20pt" style:font-size-complex="20pt"/>
    </style:style>
    <style:style style:name="_33__5f_제목_20_슬라이드-outline6" style:display-name="3_제목 슬라이드-outline6" style:family="presentation" style:parent-style-name="_33__5f_제목_20_슬라이드-outline5">
      <style:paragraph-properties fo:margin-top="0.1cm" fo:margin-bottom="0cm"/>
      <style:text-properties fo:font-size="20pt" style:font-size-asian="20pt" style:font-size-complex="20pt"/>
    </style:style>
    <style:style style:name="_33__5f_제목_20_슬라이드-outline7" style:display-name="3_제목 슬라이드-outline7" style:family="presentation" style:parent-style-name="_33__5f_제목_20_슬라이드-outline6">
      <style:paragraph-properties fo:margin-top="0.1cm" fo:margin-bottom="0cm"/>
      <style:text-properties fo:font-size="20pt" style:font-size-asian="20pt" style:font-size-complex="20pt"/>
    </style:style>
    <style:style style:name="_33__5f_제목_20_슬라이드-outline8" style:display-name="3_제목 슬라이드-outline8" style:family="presentation" style:parent-style-name="_33__5f_제목_20_슬라이드-outline7">
      <style:paragraph-properties fo:margin-top="0.1cm" fo:margin-bottom="0cm"/>
      <style:text-properties fo:font-size="20pt" style:font-size-asian="20pt" style:font-size-complex="20pt"/>
    </style:style>
    <style:style style:name="_33__5f_제목_20_슬라이드-outline9" style:display-name="3_제목 슬라이드-outline9" style:family="presentation" style:parent-style-name="_33__5f_제목_20_슬라이드-outline8">
      <style:paragraph-properties fo:margin-top="0.1cm" fo:margin-bottom="0cm"/>
      <style:text-properties fo:font-size="20pt" style:font-size-asian="20pt" style:font-size-complex="20pt"/>
    </style:style>
    <style:style style:name="_33__5f_제목_20_슬라이드-subtitle" style:display-name="3_제목 슬라이드-subtitle" style:family="presentation">
      <style:graphic-properties draw:stroke="none" draw:fill="none" draw:textarea-vertical-align="middle">
        <text:list-style style:name="_33__5f_제목_20_슬라이드-subtitle" style:display-name="3_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제목_20_슬라이드-title" style:display-name="3_제목 슬라이드-title" style:family="presentation">
      <style:graphic-properties draw:stroke="none" draw:fill="none" draw:textarea-vertical-align="middle">
        <text:list-style style:name="_33__5f_제목_20_슬라이드-title" style:display-name="3_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굴림1" fo:font-family="굴림" style:font-family-generic="modern" style:font-pitch="variable" fo:font-size="44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44pt" style:language-asian="ko" style:country-asian="KR" style:font-style-asian="normal" style:font-weight-asian="normal" style:font-name-complex="FreeSans" style:font-family-complex="FreeSans" style:font-family-generic-complex="system" style:font-pitch-complex="variable" style:font-size-complex="44pt" style:language-complex="ko" style:country-complex="KR" style:font-style-complex="normal" style:font-weight-complex="normal" style:text-emphasize="none" style:font-relief="none" style:text-overline-style="none" style:text-overline-color="font-color" fo:hyphenate="true"/>
    </style:style>
    <style:style style:name="_31__5f_제목_20_슬라이드-background" style:display-name="1_제목 슬라이드-background" style:family="presentation">
      <style:graphic-properties draw:stroke="none" draw:fill="solid" draw:fill-color="#3e4648"/>
      <style:text-properties style:letter-kerning="true"/>
    </style:style>
    <style:style style:name="_31__5f_제목_20_슬라이드-backgroundobjects" style:display-name="1_제목 슬라이드-backgroundobjects" style:family="presentation">
      <style:graphic-properties draw:textarea-horizontal-align="justify" draw:shadow="hidden" draw:shadow-offset-x="0.2cm" draw:shadow-offset-y="0.2cm" draw:shadow-color="#808080"/>
      <style:text-properties style:letter-kerning="true"/>
    </style:style>
    <style:style style:name="_31__5f_제목_20_슬라이드-notes" style:display-name="1_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제목_20_슬라이드-outline1" style:display-name="1_제목 슬라이드-outline1" style:family="presentation">
      <style:graphic-properties draw:stroke="none" draw:fill="none" draw:auto-grow-height="false" draw:fit-to-size="shrink-to-fit">
        <text:list-style style:name="_31__5f_제목_20_슬라이드-outline1" style:display-name="1_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맑은 고딕2" fo:font-family="'맑은 고딕'" fo:font-size="32pt" fo:letter-spacing="normal" fo:language="ko" fo:country="KR" fo:font-style="normal" fo:text-shadow="none" style:text-underline-style="none" fo:font-weight="normal" style:letter-kerning="true" fo:background-color="transparent" style:font-name-asian="나눔바른고딕2" style:font-family-asian="나눔바른고딕" style:font-size-asian="32pt" style:language-asian="ko" style:country-asian="KR" style:font-style-asian="normal" style:font-weight-asian="normal" style:font-name-complex="FreeSans" style:font-family-complex="FreeSans" style:font-family-generic-complex="system" style:font-pitch-complex="variable" style:font-size-complex="32pt" style:language-complex="ko" style:country-complex="KR" style:font-style-complex="normal" style:font-weight-complex="normal" style:text-emphasize="none" style:font-relief="none" style:text-overline-style="none" style:text-overline-color="font-color" fo:hyphenate="true"/>
    </style:style>
    <style:style style:name="_31__5f_제목_20_슬라이드-outline2" style:display-name="1_제목 슬라이드-outline2" style:family="presentation" style:parent-style-name="_31__5f_제목_20_슬라이드-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4pt" fo:letter-spacing="normal" fo:font-style="normal" style:text-underline-style="none" fo:font-weight="normal" style:font-name-asian="나눔바른고딕2" style:font-family-asian="나눔바른고딕" style:font-size-asian="24pt" style:font-style-asian="normal" style:font-weight-asian="normal" style:font-size-complex="24pt" style:font-style-complex="normal" style:font-weight-complex="normal" fo:hyphenate="true"/>
    </style:style>
    <style:style style:name="_31__5f_제목_20_슬라이드-outline3" style:display-name="1_제목 슬라이드-outline3" style:family="presentation" style:parent-style-name="_31__5f_제목_20_슬라이드-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나눔바른고딕2" style:font-family-asian="나눔바른고딕" style:font-size-asian="20pt" style:font-style-asian="normal" style:font-weight-asian="normal" style:font-size-complex="20pt" style:font-style-complex="normal" style:font-weight-complex="normal" fo:hyphenate="true"/>
    </style:style>
    <style:style style:name="_31__5f_제목_20_슬라이드-outline4" style:display-name="1_제목 슬라이드-outline4" style:family="presentation" style:parent-style-name="_31__5f_제목_20_슬라이드-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나눔바른고딕2" style:font-family-asian="나눔바른고딕" style:font-size-asian="20pt" style:font-style-asian="normal" style:font-weight-asian="normal" style:font-size-complex="20pt" style:font-style-complex="normal" style:font-weight-complex="normal" fo:hyphenate="true"/>
    </style:style>
    <style:style style:name="_31__5f_제목_20_슬라이드-outline5" style:display-name="1_제목 슬라이드-outline5" style:family="presentation" style:parent-style-name="_31__5f_제목_20_슬라이드-outline4">
      <style:paragraph-properties fo:margin-top="0.1cm" fo:margin-bottom="0cm"/>
      <style:text-properties fo:font-size="20pt" style:font-size-asian="20pt" style:font-size-complex="20pt"/>
    </style:style>
    <style:style style:name="_31__5f_제목_20_슬라이드-outline6" style:display-name="1_제목 슬라이드-outline6" style:family="presentation" style:parent-style-name="_31__5f_제목_20_슬라이드-outline5">
      <style:paragraph-properties fo:margin-top="0.1cm" fo:margin-bottom="0cm"/>
      <style:text-properties fo:font-size="20pt" style:font-size-asian="20pt" style:font-size-complex="20pt"/>
    </style:style>
    <style:style style:name="_31__5f_제목_20_슬라이드-outline7" style:display-name="1_제목 슬라이드-outline7" style:family="presentation" style:parent-style-name="_31__5f_제목_20_슬라이드-outline6">
      <style:paragraph-properties fo:margin-top="0.1cm" fo:margin-bottom="0cm"/>
      <style:text-properties fo:font-size="20pt" style:font-size-asian="20pt" style:font-size-complex="20pt"/>
    </style:style>
    <style:style style:name="_31__5f_제목_20_슬라이드-outline8" style:display-name="1_제목 슬라이드-outline8" style:family="presentation" style:parent-style-name="_31__5f_제목_20_슬라이드-outline7">
      <style:paragraph-properties fo:margin-top="0.1cm" fo:margin-bottom="0cm"/>
      <style:text-properties fo:font-size="20pt" style:font-size-asian="20pt" style:font-size-complex="20pt"/>
    </style:style>
    <style:style style:name="_31__5f_제목_20_슬라이드-outline9" style:display-name="1_제목 슬라이드-outline9" style:family="presentation" style:parent-style-name="_31__5f_제목_20_슬라이드-outline8">
      <style:paragraph-properties fo:margin-top="0.1cm" fo:margin-bottom="0cm"/>
      <style:text-properties fo:font-size="20pt" style:font-size-asian="20pt" style:font-size-complex="20pt"/>
    </style:style>
    <style:style style:name="_31__5f_제목_20_슬라이드-subtitle" style:display-name="1_제목 슬라이드-subtitle" style:family="presentation">
      <style:graphic-properties draw:stroke="none" draw:fill="none" draw:textarea-vertical-align="middle">
        <text:list-style style:name="_31__5f_제목_20_슬라이드-subtitle" style:display-name="1_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제목_20_슬라이드-title" style:display-name="1_제목 슬라이드-title" style:family="presentation">
      <style:graphic-properties draw:stroke="none" draw:fill="none" draw:textarea-vertical-align="middle">
        <text:list-style style:name="_31__5f_제목_20_슬라이드-title" style:display-name="1_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굴림1" fo:font-family="굴림" style:font-family-generic="modern" style:font-pitch="variable" fo:font-size="44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44pt" style:language-asian="ko" style:country-asian="KR" style:font-style-asian="normal" style:font-weight-asian="normal" style:font-name-complex="FreeSans" style:font-family-complex="FreeSans" style:font-family-generic-complex="system" style:font-pitch-complex="variable" style:font-size-complex="44pt" style:language-complex="ko" style:country-complex="KR" style:font-style-complex="normal" style:font-weight-complex="normal" style:text-emphasize="none" style:font-relief="none" style:text-overline-style="none" style:text-overline-color="font-color" fo:hyphenate="true"/>
    </style:style>
    <style:style style:name="제목_20_슬라이드-background" style:display-name="제목 슬라이드-background" style:family="presentation">
      <style:graphic-properties draw:stroke="none" draw:fill="solid" draw:fill-color="#10243e"/>
      <style:text-properties style:letter-kerning="true"/>
    </style:style>
    <style:style style:name="제목_20_슬라이드-backgroundobjects" style:display-name="제목 슬라이드-backgroundobjects" style:family="presentation">
      <style:graphic-properties draw:textarea-horizontal-align="justify" draw:shadow="hidden" draw:shadow-offset-x="0.2cm" draw:shadow-offset-y="0.2cm" draw:shadow-color="#808080"/>
      <style:text-properties style:letter-kerning="true"/>
    </style:style>
    <style:style style:name="제목_20_슬라이드-notes" style:display-name="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슬라이드-outline1" style:display-name="제목 슬라이드-outline1" style:family="presentation">
      <style:graphic-properties draw:stroke="none" draw:fill="none" draw:auto-grow-height="false" draw:fit-to-size="shrink-to-fit">
        <text:list-style style:name="제목_20_슬라이드-outline1" style:display-name="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맑은 고딕2" fo:font-family="'맑은 고딕'" fo:font-size="28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28pt" style:language-asian="ko" style:country-asian="KR" style:font-style-asian="normal" style:font-weight-asian="normal" style:font-name-complex="FreeSans" style:font-family-complex="FreeSans" style:font-family-generic-complex="system" style:font-pitch-complex="variable" style:font-size-complex="28pt" style:language-complex="ko" style:country-complex="KR" style:font-style-complex="normal" style:font-weight-complex="normal" style:text-emphasize="none" style:font-relief="none" style:text-overline-style="none" style:text-overline-color="font-color" fo:hyphenate="true"/>
    </style:style>
    <style:style style:name="제목_20_슬라이드-outline2" style:display-name="제목 슬라이드-outline2" style:family="presentation" style:parent-style-name="제목_20_슬라이드-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굴림1" style:font-family-asian="굴림" style:font-family-generic-asian="modern" style:font-pitch-asian="variable" style:font-size-asian="20pt" style:font-style-asian="normal" style:font-weight-asian="normal" style:font-size-complex="20pt" style:font-style-complex="normal" style:font-weight-complex="normal" fo:hyphenate="true"/>
    </style:style>
    <style:style style:name="제목_20_슬라이드-outline3" style:display-name="제목 슬라이드-outline3" style:family="presentation" style:parent-style-name="제목_20_슬라이드-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제목_20_슬라이드-outline4" style:display-name="제목 슬라이드-outline4" style:family="presentation" style:parent-style-name="제목_20_슬라이드-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제목_20_슬라이드-outline5" style:display-name="제목 슬라이드-outline5" style:family="presentation" style:parent-style-name="제목_20_슬라이드-outline4">
      <style:paragraph-properties fo:margin-top="0.1cm" fo:margin-bottom="0cm"/>
      <style:text-properties fo:font-size="20pt" style:font-size-asian="20pt" style:font-size-complex="20pt"/>
    </style:style>
    <style:style style:name="제목_20_슬라이드-outline6" style:display-name="제목 슬라이드-outline6" style:family="presentation" style:parent-style-name="제목_20_슬라이드-outline5">
      <style:paragraph-properties fo:margin-top="0.1cm" fo:margin-bottom="0cm"/>
      <style:text-properties fo:font-size="20pt" style:font-size-asian="20pt" style:font-size-complex="20pt"/>
    </style:style>
    <style:style style:name="제목_20_슬라이드-outline7" style:display-name="제목 슬라이드-outline7" style:family="presentation" style:parent-style-name="제목_20_슬라이드-outline6">
      <style:paragraph-properties fo:margin-top="0.1cm" fo:margin-bottom="0cm"/>
      <style:text-properties fo:font-size="20pt" style:font-size-asian="20pt" style:font-size-complex="20pt"/>
    </style:style>
    <style:style style:name="제목_20_슬라이드-outline8" style:display-name="제목 슬라이드-outline8" style:family="presentation" style:parent-style-name="제목_20_슬라이드-outline7">
      <style:paragraph-properties fo:margin-top="0.1cm" fo:margin-bottom="0cm"/>
      <style:text-properties fo:font-size="20pt" style:font-size-asian="20pt" style:font-size-complex="20pt"/>
    </style:style>
    <style:style style:name="제목_20_슬라이드-outline9" style:display-name="제목 슬라이드-outline9" style:family="presentation" style:parent-style-name="제목_20_슬라이드-outline8">
      <style:paragraph-properties fo:margin-top="0.1cm" fo:margin-bottom="0cm"/>
      <style:text-properties fo:font-size="20pt" style:font-size-asian="20pt" style:font-size-complex="20pt"/>
    </style:style>
    <style:style style:name="제목_20_슬라이드-subtitle" style:display-name="제목 슬라이드-subtitle" style:family="presentation">
      <style:graphic-properties draw:stroke="none" draw:fill="none" draw:textarea-vertical-align="middle">
        <text:list-style style:name="제목_20_슬라이드-subtitle" style:display-name="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슬라이드-title" style:display-name="제목 슬라이드-title" style:family="presentation">
      <style:graphic-properties draw:stroke="none" draw:fill="none" draw:textarea-vertical-align="middle">
        <text:list-style style:name="제목_20_슬라이드-title" style:display-name="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굴림1" fo:font-family="굴림" style:font-family-generic="modern" style:font-pitch="variable" fo:font-size="44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44pt" style:language-asian="ko" style:country-asian="KR" style:font-style-asian="normal" style:font-weight-asian="normal" style:font-name-complex="FreeSans" style:font-family-complex="FreeSans" style:font-family-generic-complex="system" style:font-pitch-complex="variable" style:font-size-complex="44pt" style:language-complex="ko" style:country-complex="KR" style:font-style-complex="normal" style:font-weight-complex="normal" style:text-emphasize="none" style:font-relief="none" style:text-overline-style="none" style:text-overline-color="font-color" fo:hyphenate="true"/>
    </style:style>
    <style:style style:name="_32__5f_제목_20_슬라이드-background" style:display-name="2_제목 슬라이드-background" style:family="presentation">
      <style:graphic-properties draw:stroke="none" draw:fill="solid" draw:fill-color="#10243e"/>
      <style:text-properties style:letter-kerning="true"/>
    </style:style>
    <style:style style:name="_32__5f_제목_20_슬라이드-backgroundobjects" style:display-name="2_제목 슬라이드-backgroundobjects" style:family="presentation">
      <style:graphic-properties draw:textarea-horizontal-align="justify" draw:shadow="hidden" draw:shadow-offset-x="0.2cm" draw:shadow-offset-y="0.2cm" draw:shadow-color="#808080"/>
      <style:text-properties style:letter-kerning="true"/>
    </style:style>
    <style:style style:name="_32__5f_제목_20_슬라이드-notes" style:display-name="2_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제목_20_슬라이드-outline1" style:display-name="2_제목 슬라이드-outline1" style:family="presentation">
      <style:graphic-properties draw:stroke="none" draw:fill="none" draw:auto-grow-height="false" draw:fit-to-size="shrink-to-fit">
        <text:list-style style:name="_32__5f_제목_20_슬라이드-outline1" style:display-name="2_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맑은 고딕2" fo:font-family="'맑은 고딕'" fo:font-size="28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28pt" style:language-asian="ko" style:country-asian="KR" style:font-style-asian="normal" style:font-weight-asian="normal" style:font-name-complex="FreeSans" style:font-family-complex="FreeSans" style:font-family-generic-complex="system" style:font-pitch-complex="variable" style:font-size-complex="28pt" style:language-complex="ko" style:country-complex="KR" style:font-style-complex="normal" style:font-weight-complex="normal" style:text-emphasize="none" style:font-relief="none" style:text-overline-style="none" style:text-overline-color="font-color" fo:hyphenate="true"/>
    </style:style>
    <style:style style:name="_32__5f_제목_20_슬라이드-outline2" style:display-name="2_제목 슬라이드-outline2" style:family="presentation" style:parent-style-name="_32__5f_제목_20_슬라이드-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굴림1" style:font-family-asian="굴림" style:font-family-generic-asian="modern" style:font-pitch-asian="variable" style:font-size-asian="20pt" style:font-style-asian="normal" style:font-weight-asian="normal" style:font-size-complex="20pt" style:font-style-complex="normal" style:font-weight-complex="normal" fo:hyphenate="true"/>
    </style:style>
    <style:style style:name="_32__5f_제목_20_슬라이드-outline3" style:display-name="2_제목 슬라이드-outline3" style:family="presentation" style:parent-style-name="_32__5f_제목_20_슬라이드-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_32__5f_제목_20_슬라이드-outline4" style:display-name="2_제목 슬라이드-outline4" style:family="presentation" style:parent-style-name="_32__5f_제목_20_슬라이드-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_32__5f_제목_20_슬라이드-outline5" style:display-name="2_제목 슬라이드-outline5" style:family="presentation" style:parent-style-name="_32__5f_제목_20_슬라이드-outline4">
      <style:paragraph-properties fo:margin-top="0.1cm" fo:margin-bottom="0cm"/>
      <style:text-properties fo:font-size="20pt" style:font-size-asian="20pt" style:font-size-complex="20pt"/>
    </style:style>
    <style:style style:name="_32__5f_제목_20_슬라이드-outline6" style:display-name="2_제목 슬라이드-outline6" style:family="presentation" style:parent-style-name="_32__5f_제목_20_슬라이드-outline5">
      <style:paragraph-properties fo:margin-top="0.1cm" fo:margin-bottom="0cm"/>
      <style:text-properties fo:font-size="20pt" style:font-size-asian="20pt" style:font-size-complex="20pt"/>
    </style:style>
    <style:style style:name="_32__5f_제목_20_슬라이드-outline7" style:display-name="2_제목 슬라이드-outline7" style:family="presentation" style:parent-style-name="_32__5f_제목_20_슬라이드-outline6">
      <style:paragraph-properties fo:margin-top="0.1cm" fo:margin-bottom="0cm"/>
      <style:text-properties fo:font-size="20pt" style:font-size-asian="20pt" style:font-size-complex="20pt"/>
    </style:style>
    <style:style style:name="_32__5f_제목_20_슬라이드-outline8" style:display-name="2_제목 슬라이드-outline8" style:family="presentation" style:parent-style-name="_32__5f_제목_20_슬라이드-outline7">
      <style:paragraph-properties fo:margin-top="0.1cm" fo:margin-bottom="0cm"/>
      <style:text-properties fo:font-size="20pt" style:font-size-asian="20pt" style:font-size-complex="20pt"/>
    </style:style>
    <style:style style:name="_32__5f_제목_20_슬라이드-outline9" style:display-name="2_제목 슬라이드-outline9" style:family="presentation" style:parent-style-name="_32__5f_제목_20_슬라이드-outline8">
      <style:paragraph-properties fo:margin-top="0.1cm" fo:margin-bottom="0cm"/>
      <style:text-properties fo:font-size="20pt" style:font-size-asian="20pt" style:font-size-complex="20pt"/>
    </style:style>
    <style:style style:name="_32__5f_제목_20_슬라이드-subtitle" style:display-name="2_제목 슬라이드-subtitle" style:family="presentation">
      <style:graphic-properties draw:stroke="none" draw:fill="none" draw:textarea-vertical-align="middle">
        <text:list-style style:name="_32__5f_제목_20_슬라이드-subtitle" style:display-name="2_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제목_20_슬라이드-title" style:display-name="2_제목 슬라이드-title" style:family="presentation">
      <style:graphic-properties draw:stroke="none" draw:fill="none" draw:textarea-vertical-align="middle">
        <text:list-style style:name="_32__5f_제목_20_슬라이드-title" style:display-name="2_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굴림1" fo:font-family="굴림" style:font-family-generic="modern" style:font-pitch="variable" fo:font-size="44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44pt" style:language-asian="ko" style:country-asian="KR" style:font-style-asian="normal" style:font-weight-asian="normal" style:font-name-complex="FreeSans" style:font-family-complex="FreeSans" style:font-family-generic-complex="system" style:font-pitch-complex="variable" style:font-size-complex="44pt" style:language-complex="ko" style:country-complex="KR" style:font-style-complex="normal" style:font-weight-complex="normal" style:text-emphasize="none" style:font-relief="none" style:text-overline-style="none" style:text-overline-color="font-color" fo:hyphenate="true"/>
    </style:style>
    <style:style style:name="제목_20_및_20_내용-background" style:display-name="제목 및 내용-background" style:family="presentation">
      <style:graphic-properties draw:stroke="none" draw:fill="solid" draw:fill-color="#10243e"/>
      <style:text-properties style:letter-kerning="true"/>
    </style:style>
    <style:style style:name="제목_20_및_20_내용-backgroundobjects" style:display-name="제목 및 내용-backgroundobjects" style:family="presentation">
      <style:graphic-properties draw:textarea-horizontal-align="justify" draw:shadow="hidden" draw:shadow-offset-x="0.2cm" draw:shadow-offset-y="0.2cm" draw:shadow-color="#808080"/>
      <style:text-properties style:letter-kerning="true"/>
    </style:style>
    <style:style style:name="제목_20_및_20_내용-notes" style:display-name="제목 및 내용-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및_20_내용-outline1" style:display-name="제목 및 내용-outline1" style:family="presentation">
      <style:graphic-properties draw:stroke="none" draw:fill="none" draw:auto-grow-height="false" draw:fit-to-size="shrink-to-fit">
        <text:list-style style:name="제목_20_및_20_내용-outline1" style:display-name="제목 및 내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맑은 고딕2" fo:font-family="'맑은 고딕'" fo:font-size="28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28pt" style:language-asian="ko" style:country-asian="KR" style:font-style-asian="normal" style:font-weight-asian="normal" style:font-name-complex="FreeSans" style:font-family-complex="FreeSans" style:font-family-generic-complex="system" style:font-pitch-complex="variable" style:font-size-complex="28pt" style:language-complex="ko" style:country-complex="KR" style:font-style-complex="normal" style:font-weight-complex="normal" style:text-emphasize="none" style:font-relief="none" style:text-overline-style="none" style:text-overline-color="font-color" fo:hyphenate="true"/>
    </style:style>
    <style:style style:name="제목_20_및_20_내용-outline2" style:display-name="제목 및 내용-outline2" style:family="presentation" style:parent-style-name="제목_20_및_20_내용-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20pt" fo:letter-spacing="normal" fo:font-style="normal" style:text-underline-style="none" fo:font-weight="normal" style:font-name-asian="굴림1" style:font-family-asian="굴림" style:font-family-generic-asian="modern" style:font-pitch-asian="variable" style:font-size-asian="20pt" style:font-style-asian="normal" style:font-weight-asian="normal" style:font-size-complex="20pt" style:font-style-complex="normal" style:font-weight-complex="normal" fo:hyphenate="true"/>
    </style:style>
    <style:style style:name="제목_20_및_20_내용-outline3" style:display-name="제목 및 내용-outline3" style:family="presentation" style:parent-style-name="제목_20_및_20_내용-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제목_20_및_20_내용-outline4" style:display-name="제목 및 내용-outline4" style:family="presentation" style:parent-style-name="제목_20_및_20_내용-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맑은 고딕2" fo:font-family="'맑은 고딕'" fo:font-size="18pt" fo:letter-spacing="normal" fo:font-style="normal" style:text-underline-style="none" fo:font-weight="normal" style:font-name-asian="굴림1" style:font-family-asian="굴림" style:font-family-generic-asian="modern" style:font-pitch-asian="variable" style:font-size-asian="18pt" style:font-style-asian="normal" style:font-weight-asian="normal" style:font-size-complex="18pt" style:font-style-complex="normal" style:font-weight-complex="normal" fo:hyphenate="true"/>
    </style:style>
    <style:style style:name="제목_20_및_20_내용-outline5" style:display-name="제목 및 내용-outline5" style:family="presentation" style:parent-style-name="제목_20_및_20_내용-outline4">
      <style:paragraph-properties fo:margin-top="0.1cm" fo:margin-bottom="0cm"/>
      <style:text-properties fo:font-size="20pt" style:font-size-asian="20pt" style:font-size-complex="20pt"/>
    </style:style>
    <style:style style:name="제목_20_및_20_내용-outline6" style:display-name="제목 및 내용-outline6" style:family="presentation" style:parent-style-name="제목_20_및_20_내용-outline5">
      <style:paragraph-properties fo:margin-top="0.1cm" fo:margin-bottom="0cm"/>
      <style:text-properties fo:font-size="20pt" style:font-size-asian="20pt" style:font-size-complex="20pt"/>
    </style:style>
    <style:style style:name="제목_20_및_20_내용-outline7" style:display-name="제목 및 내용-outline7" style:family="presentation" style:parent-style-name="제목_20_및_20_내용-outline6">
      <style:paragraph-properties fo:margin-top="0.1cm" fo:margin-bottom="0cm"/>
      <style:text-properties fo:font-size="20pt" style:font-size-asian="20pt" style:font-size-complex="20pt"/>
    </style:style>
    <style:style style:name="제목_20_및_20_내용-outline8" style:display-name="제목 및 내용-outline8" style:family="presentation" style:parent-style-name="제목_20_및_20_내용-outline7">
      <style:paragraph-properties fo:margin-top="0.1cm" fo:margin-bottom="0cm"/>
      <style:text-properties fo:font-size="20pt" style:font-size-asian="20pt" style:font-size-complex="20pt"/>
    </style:style>
    <style:style style:name="제목_20_및_20_내용-outline9" style:display-name="제목 및 내용-outline9" style:family="presentation" style:parent-style-name="제목_20_및_20_내용-outline8">
      <style:paragraph-properties fo:margin-top="0.1cm" fo:margin-bottom="0cm"/>
      <style:text-properties fo:font-size="20pt" style:font-size-asian="20pt" style:font-size-complex="20pt"/>
    </style:style>
    <style:style style:name="제목_20_및_20_내용-subtitle" style:display-name="제목 및 내용-subtitle" style:family="presentation">
      <style:graphic-properties draw:stroke="none" draw:fill="none" draw:textarea-vertical-align="middle">
        <text:list-style style:name="제목_20_및_20_내용-subtitle" style:display-name="제목 및 내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및_20_내용-title" style:display-name="제목 및 내용-title" style:family="presentation">
      <style:graphic-properties draw:stroke="none" draw:fill="none" draw:textarea-vertical-align="middle">
        <text:list-style style:name="제목_20_및_20_내용-title" style:display-name="제목 및 내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굴림1" fo:font-family="굴림" style:font-family-generic="modern" style:font-pitch="variable" fo:font-size="44pt" fo:letter-spacing="normal" fo:language="ko" fo:country="KR" fo:font-style="normal" fo:text-shadow="none" style:text-underline-style="none" fo:font-weight="normal" style:letter-kerning="true" fo:background-color="transparent" style:font-name-asian="굴림1" style:font-family-asian="굴림" style:font-family-generic-asian="modern" style:font-pitch-asian="variable" style:font-size-asian="44pt" style:language-asian="ko" style:country-asian="KR" style:font-style-asian="normal" style:font-weight-asian="normal" style:font-name-complex="FreeSans" style:font-family-complex="FreeSans" style:font-family-generic-complex="system" style:font-pitch-complex="variable" style:font-size-complex="44pt" style:language-complex="ko" style:country-complex="KR"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3e4648"/>
    </style:style>
    <style:style style:name="Mdp2" style:family="drawing-page">
      <style:drawing-page-properties draw:background-size="border" draw:fill="solid" draw:fill-color="#10243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09cm" svg:stroke-color="#ff69c2" draw:stroke-linejoin="round" draw:fill="none" draw:textarea-vertical-align="top"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ec008c" draw:textarea-vertical-align="top"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09cm" svg:stroke-color="#ff69c2" draw:stroke-linejoin="round" draw:fill="none" draw:textarea-horizontal-align="center"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4591f2"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7dd5c9"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_33__5f_제목_20_슬라이드-backgroundobjects">
      <style:graphic-properties draw:stroke="none" draw:fill="none" draw:fill-color="#ffffff" draw:auto-grow-height="false" fo:min-height="1.485cm"/>
    </style:style>
    <style:style style:name="Mpr2" style:family="presentation" style:parent-style-name="_33__5f_제목_20_슬라이드-backgroundobjects">
      <style:graphic-properties draw:stroke="none" draw:fill="none" draw:fill-color="#ffffff" draw:textarea-vertical-align="bottom" draw:auto-grow-height="false" fo:min-height="1.485cm"/>
    </style:style>
    <style:style style:name="Mpr3" style:family="presentation" style:parent-style-name="_31__5f_제목_20_슬라이드-backgroundobjects">
      <style:graphic-properties draw:stroke="none" draw:fill="none" draw:fill-color="#ffffff" draw:auto-grow-height="false" fo:min-height="1.485cm"/>
    </style:style>
    <style:style style:name="Mpr4" style:family="presentation" style:parent-style-name="_31__5f_제목_20_슬라이드-backgroundobjects">
      <style:graphic-properties draw:stroke="none" draw:fill="none" draw:fill-color="#ffffff" draw:textarea-vertical-align="bottom" draw:auto-grow-height="false" fo:min-height="1.485cm"/>
    </style:style>
    <style:style style:name="Mpr5" style:family="presentation" style:parent-style-name="제목_20_슬라이드-backgroundobjects">
      <style:graphic-properties draw:stroke="none" draw:fill="none" draw:fill-color="#ffffff" draw:auto-grow-height="false" fo:min-height="1.485cm"/>
    </style:style>
    <style:style style:name="Mpr6" style:family="presentation" style:parent-style-name="제목_20_슬라이드-backgroundobjects">
      <style:graphic-properties draw:stroke="none" draw:fill="none" draw:fill-color="#ffffff" draw:textarea-vertical-align="bottom" draw:auto-grow-height="false" fo:min-height="1.485cm"/>
    </style:style>
    <style:style style:name="Mpr7" style:family="presentation" style:parent-style-name="_32__5f_제목_20_슬라이드-backgroundobjects">
      <style:graphic-properties draw:stroke="none" draw:fill="none" draw:fill-color="#ffffff" draw:auto-grow-height="false" fo:min-height="1.485cm"/>
    </style:style>
    <style:style style:name="Mpr8" style:family="presentation" style:parent-style-name="_32__5f_제목_20_슬라이드-backgroundobjects">
      <style:graphic-properties draw:stroke="none" draw:fill="none" draw:fill-color="#ffffff" draw:textarea-vertical-align="bottom" draw:auto-grow-height="false" fo:min-height="1.485cm"/>
    </style:style>
    <style:style style:name="Mpr9" style:family="presentation" style:parent-style-name="제목_20_및_20_내용-title">
      <style:graphic-properties draw:stroke="none" svg:stroke-width="0cm" draw:fill="none" draw:textarea-vertical-align="top" draw:auto-grow-height="true" draw:fit-to-size="false" fo:min-height="3.181cm" fo:padding-top="0.125cm" fo:padding-bottom="0.125cm" fo:padding-left="0.25cm" fo:padding-right="0.25cm" fo:wrap-option="wrap"/>
    </style:style>
    <style:style style:name="Mpr10" style:family="presentation" style:parent-style-name="제목_20_및_20_내용-backgroundobjects">
      <style:graphic-properties draw:stroke="none" draw:fill="none" draw:fill-color="#ffffff" draw:auto-grow-height="false" fo:min-height="1.485cm"/>
    </style:style>
    <style:style style:name="Mpr11" style:family="presentation" style:parent-style-name="제목_20_및_20_내용-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ec008c"/>
      <style:paragraph-properties fo:text-align="start" style:font-independent-line-spacing="true"/>
      <style:text-properties fo:font-size="18pt"/>
    </style:style>
    <style:style style:name="MP7" style:family="paragraph">
      <loext:graphic-properties draw:fill="solid" draw:fill-color="#ffffff"/>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simple" style:writing-mode="lr-tb"/>
      <style:text-properties fo:hyphenate="true"/>
    </style:style>
    <style:style style:name="MP9" style:family="paragraph">
      <loext:graphic-properties draw:fill="none"/>
      <style:paragraph-properties fo:text-align="start" style:font-independent-line-spacing="true"/>
      <style:text-properties fo:font-size="20pt"/>
    </style:style>
    <style:style style:name="MP10" style:family="paragraph">
      <loext:graphic-properties draw:fill="solid" draw:fill-color="#4591f2"/>
      <style:paragraph-properties fo:text-align="start" style:font-independent-line-spacing="true"/>
      <style:text-properties fo:font-size="18pt"/>
    </style:style>
    <style:style style:name="MP11" style:family="paragraph">
      <loext:graphic-properties draw:fill="solid" draw:fill-color="#7dd5c9"/>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4591f2"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_33__5f_제목_20_슬라이드" style:display-name="3_제목 슬라이드" style:page-layout-name="PM1" draw:style-name="Mdp1">
      <draw:custom-shape draw:name="Freeform 25" draw:style-name="Mgr3" draw:text-style-name="MP5" draw:layer="backgroundobjects" svg:width="10.221cm" svg:height="10.221cm" svg:x="7.589cm" svg:y="4.414cm">
        <text:p/>
        <draw:enhanced-geometry draw:mirror-horizontal="false" draw:mirror-vertical="false" svg:viewBox="0 0 0 0" drawooo:sub-view-size="2789 2790" draw:text-areas="0 0 ?f39 ?f40" draw:type="ooxml-non-primitive" draw:enhanced-path="M 2091 2603 L 1394 2790 697 2603 186 2093 0 1395 186 698 697 187 1394 0 2091 187 2602 698 2789 1395 2602 2093 2091 2603 Z N">
          <draw:equation draw:name="f0" draw:formula="2147483646*logwidth/2789"/>
          <draw:equation draw:name="f1" draw:formula="2147483646*logheight/2790"/>
          <draw:equation draw:name="f2" draw:formula="2147483646*logwidth/2789"/>
          <draw:equation draw:name="f3" draw:formula="2147483646*logheight/2790"/>
          <draw:equation draw:name="f4" draw:formula="2147483646*logwidth/2789"/>
          <draw:equation draw:name="f5" draw:formula="2147483646*logheight/2790"/>
          <draw:equation draw:name="f6" draw:formula="2147483646*logwidth/2789"/>
          <draw:equation draw:name="f7" draw:formula="2147483646*logheight/2790"/>
          <draw:equation draw:name="f8" draw:formula="0*logwidth/2789"/>
          <draw:equation draw:name="f9" draw:formula="2147483646*logheight/2790"/>
          <draw:equation draw:name="f10" draw:formula="2147483646*logwidth/2789"/>
          <draw:equation draw:name="f11" draw:formula="2147483646*logheight/2790"/>
          <draw:equation draw:name="f12" draw:formula="2147483646*logwidth/2789"/>
          <draw:equation draw:name="f13" draw:formula="2147483646*logheight/2790"/>
          <draw:equation draw:name="f14" draw:formula="2147483646*logwidth/2789"/>
          <draw:equation draw:name="f15" draw:formula="0*logheight/2790"/>
          <draw:equation draw:name="f16" draw:formula="2147483646*logwidth/2789"/>
          <draw:equation draw:name="f17" draw:formula="2147483646*logheight/2790"/>
          <draw:equation draw:name="f18" draw:formula="2147483646*logwidth/2789"/>
          <draw:equation draw:name="f19" draw:formula="2147483646*logheight/2790"/>
          <draw:equation draw:name="f20" draw:formula="2147483646*logwidth/2789"/>
          <draw:equation draw:name="f21" draw:formula="2147483646*logheight/2790"/>
          <draw:equation draw:name="f22" draw:formula="2147483646*logwidth/2789"/>
          <draw:equation draw:name="f23" draw:formula="2147483646*logheight/2790"/>
          <draw:equation draw:name="f24" draw:formula="2147483646*logwidth/2789"/>
          <draw:equation draw:name="f25" draw:formula="2147483646*logheight/2790"/>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25" draw:style-name="Mgr4" draw:text-style-name="MP6" draw:layer="backgroundobjects" svg:width="10.221cm" svg:height="10.221cm" svg:x="7.589cm" svg:y="4.414cm">
        <text:p/>
        <draw:enhanced-geometry draw:mirror-horizontal="false" draw:mirror-vertical="false" svg:viewBox="0 0 0 0" drawooo:sub-view-size="2789 2790" draw:text-areas="0 0 ?f39 ?f40" draw:type="ooxml-non-primitive" draw:enhanced-path="M 2091 2603 L 1394 2790 697 2603 186 2093 0 1395 186 698 697 187 1394 0 2091 187 2602 698 2789 1395 2602 2093 2091 2603 Z N">
          <draw:equation draw:name="f0" draw:formula="2147483646*logwidth/2789"/>
          <draw:equation draw:name="f1" draw:formula="2147483646*logheight/2790"/>
          <draw:equation draw:name="f2" draw:formula="2147483646*logwidth/2789"/>
          <draw:equation draw:name="f3" draw:formula="2147483646*logheight/2790"/>
          <draw:equation draw:name="f4" draw:formula="2147483646*logwidth/2789"/>
          <draw:equation draw:name="f5" draw:formula="2147483646*logheight/2790"/>
          <draw:equation draw:name="f6" draw:formula="2147483646*logwidth/2789"/>
          <draw:equation draw:name="f7" draw:formula="2147483646*logheight/2790"/>
          <draw:equation draw:name="f8" draw:formula="0*logwidth/2789"/>
          <draw:equation draw:name="f9" draw:formula="2147483646*logheight/2790"/>
          <draw:equation draw:name="f10" draw:formula="2147483646*logwidth/2789"/>
          <draw:equation draw:name="f11" draw:formula="2147483646*logheight/2790"/>
          <draw:equation draw:name="f12" draw:formula="2147483646*logwidth/2789"/>
          <draw:equation draw:name="f13" draw:formula="2147483646*logheight/2790"/>
          <draw:equation draw:name="f14" draw:formula="2147483646*logwidth/2789"/>
          <draw:equation draw:name="f15" draw:formula="0*logheight/2790"/>
          <draw:equation draw:name="f16" draw:formula="2147483646*logwidth/2789"/>
          <draw:equation draw:name="f17" draw:formula="2147483646*logheight/2790"/>
          <draw:equation draw:name="f18" draw:formula="2147483646*logwidth/2789"/>
          <draw:equation draw:name="f19" draw:formula="2147483646*logheight/2790"/>
          <draw:equation draw:name="f20" draw:formula="2147483646*logwidth/2789"/>
          <draw:equation draw:name="f21" draw:formula="2147483646*logheight/2790"/>
          <draw:equation draw:name="f22" draw:formula="2147483646*logwidth/2789"/>
          <draw:equation draw:name="f23" draw:formula="2147483646*logheight/2790"/>
          <draw:equation draw:name="f24" draw:formula="2147483646*logwidth/2789"/>
          <draw:equation draw:name="f25" draw:formula="2147483646*logheight/2790"/>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5" draw:style-name="Mgr3" draw:text-style-name="MP5" draw:layer="backgroundobjects" svg:width="7.469cm" svg:height="7.46cm" svg:x="8.965cm" svg:y="5.794cm">
        <text:p/>
        <draw:enhanced-geometry draw:mirror-horizontal="false" draw:mirror-vertical="false" svg:viewBox="0 0 0 0" drawooo:sub-view-size="2038 2036" draw:text-areas="0 0 ?f15 ?f16" draw:type="ooxml-non-primitive" draw:enhanced-path="M 2038 1018 L 1019 2036 0 1018 1019 0 2038 1018 Z N">
          <draw:equation draw:name="f0" draw:formula="2147483646*logwidth/2038"/>
          <draw:equation draw:name="f1" draw:formula="2147483646*logheight/2036"/>
          <draw:equation draw:name="f2" draw:formula="2147483646*logwidth/2038"/>
          <draw:equation draw:name="f3" draw:formula="2147483646*logheight/2036"/>
          <draw:equation draw:name="f4" draw:formula="0*logwidth/2038"/>
          <draw:equation draw:name="f5" draw:formula="2147483646*logheight/2036"/>
          <draw:equation draw:name="f6" draw:formula="2147483646*logwidth/2038"/>
          <draw:equation draw:name="f7" draw:formula="0*logheight/2036"/>
          <draw:equation draw:name="f8" draw:formula="2147483646*logwidth/2038"/>
          <draw:equation draw:name="f9" draw:formula="2147483646*logheight/203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 draw:style-name="Mgr3" draw:text-style-name="MP5" draw:layer="backgroundobjects" svg:width="6.464cm" svg:height="6.464cm" svg:x="9.468cm" svg:y="6.293cm">
        <text:p/>
        <draw:enhanced-geometry draw:mirror-horizontal="false" draw:mirror-vertical="false" svg:viewBox="0 0 0 0" drawooo:sub-view-size="1764 1764" draw:text-areas="0 0 ?f15 ?f16" draw:type="ooxml-non-primitive" draw:enhanced-path="M 1764 1391 L 373 1764 0 372 1392 0 1764 1391 Z N">
          <draw:equation draw:name="f0" draw:formula="2147483646*logwidth/1764"/>
          <draw:equation draw:name="f1" draw:formula="2147483646*logheight/1764"/>
          <draw:equation draw:name="f2" draw:formula="2147483646*logwidth/1764"/>
          <draw:equation draw:name="f3" draw:formula="2147483646*logheight/1764"/>
          <draw:equation draw:name="f4" draw:formula="0*logwidth/1764"/>
          <draw:equation draw:name="f5" draw:formula="2147483646*logheight/1764"/>
          <draw:equation draw:name="f6" draw:formula="2147483646*logwidth/1764"/>
          <draw:equation draw:name="f7" draw:formula="0*logheight/1764"/>
          <draw:equation draw:name="f8" draw:formula="2147483646*logwidth/1764"/>
          <draw:equation draw:name="f9" draw:formula="2147483646*logheight/176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 draw:style-name="Mgr3" draw:text-style-name="MP5" draw:layer="backgroundobjects" svg:width="6.464cm" svg:height="6.464cm" svg:x="9.468cm" svg:y="6.293cm">
        <text:p/>
        <draw:enhanced-geometry draw:mirror-horizontal="false" draw:mirror-vertical="false" svg:viewBox="0 0 0 0" drawooo:sub-view-size="1764 1764" draw:text-areas="0 0 ?f15 ?f16" draw:type="ooxml-non-primitive" draw:enhanced-path="M 1392 1764 L 0 1391 373 0 1764 372 1392 1764 Z N">
          <draw:equation draw:name="f0" draw:formula="2147483646*logwidth/1764"/>
          <draw:equation draw:name="f1" draw:formula="2147483646*logheight/1764"/>
          <draw:equation draw:name="f2" draw:formula="0*logwidth/1764"/>
          <draw:equation draw:name="f3" draw:formula="2147483646*logheight/1764"/>
          <draw:equation draw:name="f4" draw:formula="2147483646*logwidth/1764"/>
          <draw:equation draw:name="f5" draw:formula="0*logheight/1764"/>
          <draw:equation draw:name="f6" draw:formula="2147483646*logwidth/1764"/>
          <draw:equation draw:name="f7" draw:formula="2147483646*logheight/1764"/>
          <draw:equation draw:name="f8" draw:formula="2147483646*logwidth/1764"/>
          <draw:equation draw:name="f9" draw:formula="2147483646*logheight/176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 draw:style-name="Mgr3" draw:text-style-name="MP5" draw:layer="backgroundobjects" svg:width="8.845cm" svg:height="8.845cm" svg:x="8.277cm" svg:y="5.102cm">
        <text:p/>
        <draw:enhanced-geometry draw:mirror-horizontal="false" draw:mirror-vertical="false" svg:viewBox="0 0 0 0" drawooo:sub-view-size="2414 2414" draw:text-areas="0 0 ?f15 ?f16" draw:type="ooxml-non-primitive" draw:enhanced-path="M 0 511 L 510 2414 2414 1903 1904 0 0 511 Z N">
          <draw:equation draw:name="f0" draw:formula="0*logwidth/2414"/>
          <draw:equation draw:name="f1" draw:formula="2147483646*logheight/2414"/>
          <draw:equation draw:name="f2" draw:formula="2147483646*logwidth/2414"/>
          <draw:equation draw:name="f3" draw:formula="2147483646*logheight/2414"/>
          <draw:equation draw:name="f4" draw:formula="2147483646*logwidth/2414"/>
          <draw:equation draw:name="f5" draw:formula="2147483646*logheight/2414"/>
          <draw:equation draw:name="f6" draw:formula="2147483646*logwidth/2414"/>
          <draw:equation draw:name="f7" draw:formula="0*logheight/2414"/>
          <draw:equation draw:name="f8" draw:formula="0*logwidth/2414"/>
          <draw:equation draw:name="f9" draw:formula="2147483646*logheight/241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3" draw:style-name="Mgr3" draw:text-style-name="MP5" draw:layer="backgroundobjects" svg:width="10.212cm" svg:height="10.212cm" svg:x="7.594cm" svg:y="4.419cm">
        <text:p/>
        <draw:enhanced-geometry draw:mirror-horizontal="false" draw:mirror-vertical="false" svg:viewBox="0 0 0 0" drawooo:sub-view-size="2787 2788" draw:text-areas="0 0 ?f15 ?f16" draw:type="ooxml-non-primitive" draw:enhanced-path="M 1393 0 L 0 1394 1393 2788 2787 1394 1393 0 Z N">
          <draw:equation draw:name="f0" draw:formula="2147483646*logwidth/2787"/>
          <draw:equation draw:name="f1" draw:formula="0*logheight/2788"/>
          <draw:equation draw:name="f2" draw:formula="0*logwidth/2787"/>
          <draw:equation draw:name="f3" draw:formula="2147483646*logheight/2788"/>
          <draw:equation draw:name="f4" draw:formula="2147483646*logwidth/2787"/>
          <draw:equation draw:name="f5" draw:formula="2147483646*logheight/2788"/>
          <draw:equation draw:name="f6" draw:formula="2147483646*logwidth/2787"/>
          <draw:equation draw:name="f7" draw:formula="2147483646*logheight/2788"/>
          <draw:equation draw:name="f8" draw:formula="2147483646*logwidth/2787"/>
          <draw:equation draw:name="f9" draw:formula="0*logheight/278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 draw:style-name="Mgr3" draw:text-style-name="MP5" draw:layer="backgroundobjects" svg:width="5.423cm" svg:height="5.432cm" svg:x="9.988cm" svg:y="6.809cm">
        <text:p/>
        <draw:enhanced-geometry draw:mirror-horizontal="false" draw:mirror-vertical="false" svg:viewBox="0 0 0 0" drawooo:sub-view-size="1481 1482" draw:text-areas="0 0 ?f15 ?f16" draw:type="ooxml-non-primitive" draw:enhanced-path="M 1481 741 L 740 1482 0 741 740 0 1481 741 Z N">
          <draw:equation draw:name="f0" draw:formula="2147483646*logwidth/1481"/>
          <draw:equation draw:name="f1" draw:formula="2147483646*logheight/1482"/>
          <draw:equation draw:name="f2" draw:formula="2147483646*logwidth/1481"/>
          <draw:equation draw:name="f3" draw:formula="2147483646*logheight/1482"/>
          <draw:equation draw:name="f4" draw:formula="0*logwidth/1481"/>
          <draw:equation draw:name="f5" draw:formula="2147483646*logheight/1482"/>
          <draw:equation draw:name="f6" draw:formula="2147483646*logwidth/1481"/>
          <draw:equation draw:name="f7" draw:formula="0*logheight/1482"/>
          <draw:equation draw:name="f8" draw:formula="2147483646*logwidth/1481"/>
          <draw:equation draw:name="f9" draw:formula="2147483646*logheight/148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2" draw:style-name="Mgr3" draw:text-style-name="MP5" draw:layer="backgroundobjects" svg:width="8.845cm" svg:height="8.845cm" svg:x="8.277cm" svg:y="5.102cm">
        <text:p/>
        <draw:enhanced-geometry draw:mirror-horizontal="false" draw:mirror-vertical="false" svg:viewBox="0 0 0 0" drawooo:sub-view-size="2414 2414" draw:text-areas="0 0 ?f15 ?f16" draw:type="ooxml-non-primitive" draw:enhanced-path="M 2414 511 L 1904 2414 0 1903 510 0 2414 511 Z N">
          <draw:equation draw:name="f0" draw:formula="2147483646*logwidth/2414"/>
          <draw:equation draw:name="f1" draw:formula="2147483646*logheight/2414"/>
          <draw:equation draw:name="f2" draw:formula="2147483646*logwidth/2414"/>
          <draw:equation draw:name="f3" draw:formula="2147483646*logheight/2414"/>
          <draw:equation draw:name="f4" draw:formula="0*logwidth/2414"/>
          <draw:equation draw:name="f5" draw:formula="2147483646*logheight/2414"/>
          <draw:equation draw:name="f6" draw:formula="2147483646*logwidth/2414"/>
          <draw:equation draw:name="f7" draw:formula="0*logheight/2414"/>
          <draw:equation draw:name="f8" draw:formula="2147483646*logwidth/2414"/>
          <draw:equation draw:name="f9" draw:formula="2147483646*logheight/241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 draw:style-name="Mgr3" draw:text-style-name="MP5" draw:layer="backgroundobjects" svg:width="4.7cm" svg:height="4.7cm" svg:x="10.35cm" svg:y="7.175cm">
        <text:p/>
        <draw:enhanced-geometry draw:mirror-horizontal="false" draw:mirror-vertical="false" svg:viewBox="0 0 0 0" drawooo:sub-view-size="1283 1283" draw:text-areas="0 0 ?f15 ?f16" draw:type="ooxml-non-primitive" draw:enhanced-path="M 1283 1012 L 271 1283 0 272 1011 0 1283 1012 Z N">
          <draw:equation draw:name="f0" draw:formula="2147483646*logwidth/1283"/>
          <draw:equation draw:name="f1" draw:formula="2147483646*logheight/1283"/>
          <draw:equation draw:name="f2" draw:formula="2147483646*logwidth/1283"/>
          <draw:equation draw:name="f3" draw:formula="2147483646*logheight/1283"/>
          <draw:equation draw:name="f4" draw:formula="0*logwidth/1283"/>
          <draw:equation draw:name="f5" draw:formula="2147483646*logheight/1283"/>
          <draw:equation draw:name="f6" draw:formula="2147483646*logwidth/1283"/>
          <draw:equation draw:name="f7" draw:formula="0*logheight/1283"/>
          <draw:equation draw:name="f8" draw:formula="2147483646*logwidth/1283"/>
          <draw:equation draw:name="f9" draw:formula="2147483646*logheight/128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line draw:name="Line 26" draw:style-name="Mgr5" draw:text-style-name="MP5" draw:layer="backgroundobjects" svg:x1="12.7cm" svg:y1="4.418cm" svg:x2="12.701cm" svg:y2="14.635cm">
        <text:p/>
      </draw:line>
      <draw:line draw:name="Line 27" draw:style-name="Mgr5" draw:text-style-name="MP5" draw:layer="backgroundobjects" svg:x1="15.257cm" svg:y1="5.097cm" svg:x2="10.142cm" svg:y2="13.952cm">
        <text:p/>
      </draw:line>
      <draw:line draw:name="Line 28" draw:style-name="Mgr5" draw:text-style-name="MP5" draw:layer="backgroundobjects" svg:x1="17.127cm" svg:y1="6.967cm" svg:x2="8.272cm" svg:y2="12.082cm">
        <text:p/>
      </draw:line>
      <draw:line draw:name="Line 29" draw:style-name="Mgr5" draw:text-style-name="MP5" draw:layer="backgroundobjects" svg:x1="17.81cm" svg:y1="9.525cm" svg:x2="7.589cm" svg:y2="9.526cm">
        <text:p/>
      </draw:line>
      <draw:line draw:name="Line 31" draw:style-name="Mgr5" draw:text-style-name="MP5" draw:layer="backgroundobjects" svg:x1="15.257cm" svg:y1="13.952cm" svg:x2="10.142cm" svg:y2="5.097cm">
        <text:p/>
      </draw:line>
      <draw:line draw:name="Line 30" draw:style-name="Mgr5" draw:text-style-name="MP5" draw:layer="backgroundobjects" svg:x1="17.127cm" svg:y1="12.082cm" svg:x2="8.272cm" svg:y2="6.967cm">
        <text:p/>
      </draw:line>
      <draw:custom-shape draw:name="Freeform 18" draw:style-name="Mgr4" draw:text-style-name="MP6" draw:layer="backgroundobjects" svg:width="7.478cm" svg:height="2.707cm" svg:x="8.961cm" svg:y="8.171cm">
        <text:p/>
        <draw:enhanced-geometry draw:mirror-horizontal="false" draw:mirror-vertical="false" svg:viewBox="0 0 0 0" drawooo:sub-view-size="2848 1032" draw:text-areas="0 0 ?f21 ?f22" draw:type="ooxml-non-primitive" draw:enhanced-path="M 2663 1032 L 182 1032 0 516 182 0 2663 0 2848 512 2663 1032 Z N">
          <draw:equation draw:name="f0" draw:formula="2147483646*logwidth/2848"/>
          <draw:equation draw:name="f1" draw:formula="2147483646*logheight/1032"/>
          <draw:equation draw:name="f2" draw:formula="2147483646*logwidth/2848"/>
          <draw:equation draw:name="f3" draw:formula="2147483646*logheight/1032"/>
          <draw:equation draw:name="f4" draw:formula="0*logwidth/2848"/>
          <draw:equation draw:name="f5" draw:formula="2147483646*logheight/1032"/>
          <draw:equation draw:name="f6" draw:formula="2147483646*logwidth/2848"/>
          <draw:equation draw:name="f7" draw:formula="0*logheight/1032"/>
          <draw:equation draw:name="f8" draw:formula="2147483646*logwidth/2848"/>
          <draw:equation draw:name="f9" draw:formula="0*logheight/1032"/>
          <draw:equation draw:name="f10" draw:formula="2147483646*logwidth/2848"/>
          <draw:equation draw:name="f11" draw:formula="2147483646*logheight/1032"/>
          <draw:equation draw:name="f12" draw:formula="2147483646*logwidth/2848"/>
          <draw:equation draw:name="f13" draw:formula="2147483646*logheight/103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g draw:name="그룹 18">
        <draw:custom-shape draw:name="Freeform 71" draw:style-name="Mgr6" draw:text-style-name="MP7" draw:layer="layout" svg:width="6.731cm" svg:height="1.436cm" svg:x="9.361cm" svg:y="8.514cm">
          <text:p/>
          <draw:enhanced-geometry draw:mirror-horizontal="false" draw:mirror-vertical="false" svg:viewBox="0 0 0 0" drawooo:sub-view-size="5415 1156" draw:text-areas="0 0 ?f124 ?f125" draw:type="ooxml-non-primitive" draw:enhanced-path="M 2921 531 L 2921 531 2929 523 2934 515 2938 505 2940 495 2940 495 2938 486 2934 478 2929 470 2921 462 2921 462 2909 454 2897 450 2883 446 2870 446 2870 446 2860 446 2848 448 2824 456 2797 470 2767 488 2767 488 2736 511 2706 533 2677 558 2647 584 2620 611 2592 639 2565 668 2539 698 2583 560 2583 560 2592 525 2596 505 2596 505 2596 501 2594 497 2590 493 2587 489 2587 489 2573 486 2557 484 2557 484 2530 486 2496 493 2457 505 2412 523 2412 523 2362 545 2315 572 2268 604 2219 641 2250 668 2250 668 2319 617 2345 602 2362 590 2362 590 2390 578 2400 576 2408 574 2408 574 2418 576 2425 580 2429 586 2431 594 2431 594 2427 607 2421 635 2421 635 2380 776 2333 924 2262 1130 2412 1130 2457 981 2457 981 2478 914 2496 859 2512 818 2524 790 2524 790 2537 769 2553 747 2575 721 2600 694 2600 694 2628 668 2653 647 2679 627 2703 611 2703 611 2728 600 2756 588 2787 576 2822 566 2822 566 2858 556 2887 546 2907 539 2921 531 2921 531 Z M 1044 214 L 1044 214 1042 226 1042 226 1042 232 1044 238 1048 244 1053 248 1053 248 1059 252 1065 254 1073 256 1081 258 1081 258 1095 254 1105 250 1116 242 1126 232 1368 0 1187 0 1044 214 Z M 1034 315 L 1034 315 998 289 959 265 918 246 873 230 825 218 776 208 721 202 666 202 666 202 619 202 574 206 529 212 487 220 444 230 403 242 363 258 324 275 324 275 287 293 251 315 218 336 189 360 159 385 132 413 108 440 84 472 84 472 65 501 47 533 33 564 20 596 12 629 4 661 0 694 0 727 0 727 0 747 2 767 8 784 14 804 21 824 31 843 43 861 57 881 57 881 67 892 77 904 88 914 98 922 110 928 122 932 132 934 143 934 143 934 153 934 163 932 171 926 179 920 179 920 185 912 191 904 192 896 194 889 194 889 192 875 187 863 187 863 173 853 151 839 151 839 130 828 110 814 94 798 80 780 71 761 63 741 59 719 57 694 57 694 59 670 63 645 69 619 77 594 88 566 100 541 116 515 134 488 134 488 155 462 177 436 200 415 224 391 251 372 281 352 310 334 342 316 342 316 375 301 409 289 444 277 477 269 513 261 550 256 586 254 623 252 623 252 666 254 706 259 745 267 782 279 816 293 849 311 878 332 908 356 908 356 934 383 955 413 973 444 989 478 1000 513 1010 550 1014 590 1016 631 1016 631 1016 664 1012 696 1006 727 1000 757 991 786 981 816 967 843 951 871 951 871 935 896 918 922 898 946 877 967 855 987 831 1005 806 1020 778 1036 778 1036 751 1050 723 1060 692 1069 660 1077 629 1085 595 1089 560 1091 523 1093 523 1093 495 1091 464 1089 430 1085 397 1079 397 1079 415 1048 432 1012 450 975 468 932 483 887 499 837 515 784 531 729 586 515 586 515 599 462 615 411 633 366 649 320 649 320 590 332 533 342 481 350 434 354 426 387 426 387 450 385 450 385 462 387 468 389 472 393 472 393 476 397 479 401 481 413 481 413 479 427 476 444 409 694 352 894 352 894 332 949 314 993 299 1026 285 1048 285 1048 277 1058 269 1065 261 1071 253 1077 253 1077 240 1081 220 1083 157 1089 137 1126 137 1126 251 1124 251 1124 336 1126 424 1130 424 1130 515 1136 574 1138 574 1138 609 1138 643 1134 676 1130 709 1124 743 1117 778 1107 812 1095 845 1081 845 1081 878 1067 910 1048 941 1028 971 1006 998 981 1026 953 1051 924 1075 892 1075 892 1099 859 1118 824 1134 788 1148 753 1158 716 1165 678 1169 639 1171 600 1171 600 1169 558 1163 517 1152 480 1138 442 1118 409 1095 375 1067 344 1034 315 1034 315 Z M 2166 108 L 2166 108 2166 96 2160 85 2152 75 2140 67 2140 67 2125 61 2107 55 2083 53 2058 51 2058 51 2032 53 2009 55 1985 59 1960 63 1934 71 1908 79 1883 88 1855 98 1855 98 1830 110 1806 124 1783 138 1761 153 1739 169 1720 187 1702 204 1686 222 1686 222 1669 244 1655 267 1639 291 1625 318 1614 348 1600 379 1588 415 1578 450 1460 857 1460 857 1448 900 1439 942 1435 975 1433 1005 1433 1005 1433 1020 1437 1036 1441 1050 1447 1064 1454 1077 1464 1089 1474 1101 1488 1111 1488 1111 1502 1121 1517 1130 1535 1136 1553 1142 1570 1148 1590 1150 1612 1152 1635 1154 1635 1154 1661 1152 1688 1150 1716 1144 1743 1138 1771 1128 1800 1119 1828 1105 1855 1091 1855 1091 1883 1073 1910 1056 1936 1034 1960 1012 1983 989 2005 963 2026 936 2046 906 2046 906 2064 877 2079 845 2093 816 2103 784 2113 753 2119 723 2123 692 2123 661 2123 661 2123 639 2121 619 2117 602 2113 584 2107 568 2099 554 2091 541 2081 531 2081 531 2070 519 2058 511 2046 503 2032 497 2019 493 2003 489 1987 488 1969 488 1969 488 1938 489 1905 495 1869 505 1832 519 1832 519 1790 537 1751 560 1712 588 1671 619 1753 350 1753 350 1773 289 1789 244 1804 208 1816 187 1816 187 1824 177 1834 167 1842 161 1851 155 1863 149 1873 147 1885 145 1897 144 1897 144 1926 145 1962 149 1962 149 2030 159 2076 161 2076 161 2095 161 2115 157 2131 153 2142 145 2142 145 2154 138 2160 128 2166 118 2166 108 2166 108 Z M 1751 617 L 1751 617 1785 598 1814 584 1830 578 1844 576 1855 572 1869 572 1869 572 1887 574 1905 578 1918 588 1932 598 1932 598 1938 607 1946 619 1952 631 1956 643 1962 668 1963 698 1963 698 1963 731 1960 765 1952 798 1942 832 1930 865 1914 898 1897 932 1877 965 1877 965 1855 997 1832 1024 1808 1048 1785 1067 1759 1081 1733 1093 1706 1099 1680 1101 1680 1101 1657 1099 1637 1093 1618 1085 1600 1073 1600 1073 1584 1058 1572 1042 1566 1024 1564 1003 1564 1003 1566 975 1568 948 1572 920 1580 892 1588 863 1598 835 1610 806 1625 778 1625 778 1639 751 1655 725 1671 702 1686 680 1702 661 1718 645 1735 629 1751 617 1751 617 Z M 4114 511 L 4114 511 4104 503 4092 499 4067 489 4037 486 4004 484 4004 484 3980 484 3955 486 3931 489 3907 495 3884 501 3860 509 3839 519 3817 529 3795 543 3774 556 3752 570 3732 588 3713 605 3693 625 3674 647 3656 668 3656 668 3626 710 3599 749 3577 790 3560 832 3544 873 3534 914 3528 955 3526 995 3526 995 3526 1014 3528 1034 3532 1050 3536 1065 3540 1079 3548 1093 3556 1105 3563 1115 3563 1115 3573 1122 3585 1130 3597 1136 3609 1142 3624 1146 3638 1148 3654 1150 3672 1150 3672 1150 3693 1150 3717 1148 3740 1144 3764 1140 3788 1134 3813 1126 3864 1107 3917 1081 3974 1050 4031 1014 4092 971 4059 938 4059 938 4000 971 3947 999 3903 1020 3866 1034 3866 1034 3843 1042 3819 1048 3797 1052 3776 1052 3776 1052 3756 1052 3738 1048 3723 1040 3711 1030 3711 1030 3705 1024 3701 1018 3693 1001 3689 981 3687 955 3687 955 3691 916 3697 875 3697 875 3854 820 3907 800 3945 784 3945 784 3998 759 4043 733 4078 708 4092 696 4106 684 4106 684 4126 659 4133 647 4139 635 4143 623 4147 609 4149 598 4151 586 4151 586 4149 574 4147 562 4145 552 4141 543 4135 535 4130 525 4122 517 4114 511 4114 511 Z M 3951 708 L 3951 708 3929 723 3905 739 3878 755 3850 769 3819 784 3784 798 3709 826 3709 826 3721 782 3734 739 3752 698 3774 655 3774 655 3791 627 3809 604 3831 584 3852 568 3852 568 3870 558 3888 552 3905 548 3925 546 3925 546 3943 548 3957 552 3970 558 3984 566 3984 566 3994 578 4000 590 4004 604 4006 619 4006 619 4006 631 4002 641 3998 653 3992 662 3984 674 3974 686 3951 708 3951 708 Z M 5391 65 L 5391 65 5380 59 5364 53 5346 49 5329 49 5329 49 5289 51 5250 55 5207 65 5165 77 5165 77 5122 90 5083 110 5044 130 5010 153 5010 153 4977 179 4947 208 4922 238 4898 271 4898 271 4876 311 4855 360 4831 421 4808 489 4808 489 4770 486 4743 486 4743 486 4717 486 4692 489 4666 493 4639 501 4611 511 4584 523 4554 537 4525 552 4525 552 4495 570 4466 592 4438 613 4411 639 4383 666 4358 696 4332 729 4308 763 4308 763 4285 798 4265 832 4247 865 4234 896 4224 928 4216 957 4212 987 4210 1014 4210 1014 4210 1030 4212 1046 4216 1062 4220 1075 4224 1087 4230 1099 4238 1109 4245 1119 4245 1119 4255 1126 4265 1134 4275 1140 4287 1146 4299 1150 4310 1152 4336 1154 4336 1154 4367 1152 4403 1146 4440 1134 4479 1119 4479 1119 4499 1109 4521 1097 4570 1067 4621 1030 4678 985 4644 1079 4644 1079 4635 1105 4633 1122 4633 1122 4635 1128 4637 1134 4641 1140 4648 1144 4648 1144 4656 1150 4664 1152 4676 1154 4686 1156 4686 1156 4715 1154 4749 1146 4786 1134 4829 1117 4829 1117 4865 1099 4910 1073 4965 1040 5028 1001 5000 971 5000 971 4918 1018 4888 1034 4867 1044 4867 1044 4845 1052 4825 1056 4825 1056 4814 1054 4808 1050 4804 1048 4800 1044 4798 1038 4796 1026 4796 1026 4798 1008 4804 985 4821 916 4963 452 4963 452 5010 305 5026 258 5036 232 5036 232 5047 206 5059 187 5073 171 5087 161 5087 161 5101 153 5114 147 5130 145 5148 144 5148 144 5183 145 5240 151 5240 151 5297 157 5334 159 5334 159 5352 159 5368 155 5382 151 5393 145 5393 145 5403 136 5411 128 5415 118 5415 106 5415 106 5415 94 5409 83 5403 75 5391 65 5391 65 Z M 4741 729 L 4741 729 4719 798 4700 851 4684 892 4676 906 4668 918 4668 918 4644 948 4615 973 4584 999 4546 1020 4546 1020 4521 1034 4495 1042 4473 1048 4452 1050 4452 1050 4434 1048 4418 1044 4403 1036 4389 1024 4389 1024 4377 1010 4367 997 4363 979 4361 959 4361 959 4361 938 4365 916 4369 891 4375 867 4385 841 4395 814 4407 786 4420 757 4420 757 4436 729 4450 704 4466 682 4481 661 4497 643 4513 625 4529 613 4544 602 4544 602 4576 584 4591 576 4609 570 4625 566 4641 564 4658 562 4674 560 4674 560 4694 562 4719 564 4788 574 4741 729 Z M 3418 511 L 3418 511 3408 503 3396 499 3373 489 3343 486 3310 484 3310 484 3284 484 3259 486 3235 489 3212 495 3188 501 3164 509 3143 519 3121 529 3100 543 3078 556 3058 570 3037 588 3017 605 2997 625 2980 647 2960 668 2960 668 2931 710 2905 749 2881 790 2864 832 2850 873 2840 914 2832 955 2830 995 2830 995 2832 1014 2834 1034 2836 1050 2840 1065 2846 1079 2852 1093 2860 1105 2868 1115 2868 1115 2877 1122 2889 1130 2901 1136 2915 1142 2929 1146 2944 1148 2960 1150 2978 1150 2978 1150 2999 1150 3021 1148 3045 1144 3068 1140 3094 1134 3117 1126 3168 1107 3223 1081 3278 1050 3335 1014 3396 971 3363 938 3363 938 3304 971 3251 999 3208 1020 3170 1034 3170 1034 3147 1042 3123 1048 3102 1052 3080 1052 3080 1052 3060 1052 3043 1048 3029 1040 3015 1030 3015 1030 3009 1024 3005 1018 2999 1001 2993 981 2993 955 2993 955 2995 916 3001 875 3001 875 3159 820 3212 800 3249 784 3249 784 3304 759 3347 733 3383 708 3398 696 3410 684 3410 684 3430 659 3438 647 3444 635 3449 623 3453 609 3455 598 3455 586 3455 586 3455 574 3453 562 3449 552 3446 543 3442 535 3434 525 3426 517 3418 511 3418 511 Z M 3255 708 L 3255 708 3233 723 3210 739 3184 755 3155 769 3123 784 3090 798 3013 826 3013 826 3025 782 3039 739 3058 698 3078 655 3078 655 3096 627 3115 604 3135 584 3159 568 3159 568 3176 558 3194 552 3212 548 3229 546 3229 546 3247 548 3263 552 3276 558 3288 566 3288 566 3298 578 3304 590 3310 604 3310 619 3310 619 3310 631 3308 641 3302 653 3296 662 3288 674 3280 686 3255 708 3255 708 Z N">
            <draw:equation draw:name="f0" draw:formula="2860*logwidth/5415"/>
            <draw:equation draw:name="f1" draw:formula="446*logheight/1156"/>
            <draw:equation draw:name="f2" draw:formula="2596*logwidth/5415"/>
            <draw:equation draw:name="f3" draw:formula="505*logheight/1156"/>
            <draw:equation draw:name="f4" draw:formula="2250*logwidth/5415"/>
            <draw:equation draw:name="f5" draw:formula="668*logheight/1156"/>
            <draw:equation draw:name="f6" draw:formula="2380*logwidth/5415"/>
            <draw:equation draw:name="f7" draw:formula="776*logheight/1156"/>
            <draw:equation draw:name="f8" draw:formula="2679*logwidth/5415"/>
            <draw:equation draw:name="f9" draw:formula="627*logheight/1156"/>
            <draw:equation draw:name="f10" draw:formula="1044*logwidth/5415"/>
            <draw:equation draw:name="f11" draw:formula="238*logheight/1156"/>
            <draw:equation draw:name="f12" draw:formula="998*logwidth/5415"/>
            <draw:equation draw:name="f13" draw:formula="289*logheight/1156"/>
            <draw:equation draw:name="f14" draw:formula="287*logwidth/5415"/>
            <draw:equation draw:name="f15" draw:formula="293*logheight/1156"/>
            <draw:equation draw:name="f16" draw:formula="0*logwidth/5415"/>
            <draw:equation draw:name="f17" draw:formula="747*logheight/1156"/>
            <draw:equation draw:name="f18" draw:formula="153*logwidth/5415"/>
            <draw:equation draw:name="f19" draw:formula="934*logheight/1156"/>
            <draw:equation draw:name="f20" draw:formula="94*logwidth/5415"/>
            <draw:equation draw:name="f21" draw:formula="798*logheight/1156"/>
            <draw:equation draw:name="f22" draw:formula="200*logwidth/5415"/>
            <draw:equation draw:name="f23" draw:formula="415*logheight/1156"/>
            <draw:equation draw:name="f24" draw:formula="745*logwidth/5415"/>
            <draw:equation draw:name="f25" draw:formula="267*logheight/1156"/>
            <draw:equation draw:name="f26" draw:formula="1006*logwidth/5415"/>
            <draw:equation draw:name="f27" draw:formula="727*logheight/1156"/>
            <draw:equation draw:name="f28" draw:formula="692*logwidth/5415"/>
            <draw:equation draw:name="f29" draw:formula="1069*logheight/1156"/>
            <draw:equation draw:name="f30" draw:formula="515*logwidth/5415"/>
            <draw:equation draw:name="f31" draw:formula="784*logheight/1156"/>
            <draw:equation draw:name="f32" draw:formula="468*logwidth/5415"/>
            <draw:equation draw:name="f33" draw:formula="389*logheight/1156"/>
            <draw:equation draw:name="f34" draw:formula="269*logwidth/5415"/>
            <draw:equation draw:name="f35" draw:formula="1065*logheight/1156"/>
            <draw:equation draw:name="f36" draw:formula="643*logwidth/5415"/>
            <draw:equation draw:name="f37" draw:formula="1134*logheight/1156"/>
            <draw:equation draw:name="f38" draw:formula="1118*logwidth/5415"/>
            <draw:equation draw:name="f39" draw:formula="824*logheight/1156"/>
            <draw:equation draw:name="f40" draw:formula="2166*logwidth/5415"/>
            <draw:equation draw:name="f41" draw:formula="108*logheight/1156"/>
            <draw:equation draw:name="f42" draw:formula="1855*logwidth/5415"/>
            <draw:equation draw:name="f43" draw:formula="98*logheight/1156"/>
            <draw:equation draw:name="f44" draw:formula="1578*logwidth/5415"/>
            <draw:equation draw:name="f45" draw:formula="450*logheight/1156"/>
            <draw:equation draw:name="f46" draw:formula="1517*logwidth/5415"/>
            <draw:equation draw:name="f47" draw:formula="1130*logheight/1156"/>
            <draw:equation draw:name="f48" draw:formula="1910*logwidth/5415"/>
            <draw:equation draw:name="f49" draw:formula="1056*logheight/1156"/>
            <draw:equation draw:name="f50" draw:formula="2121*logwidth/5415"/>
            <draw:equation draw:name="f51" draw:formula="619*logheight/1156"/>
            <draw:equation draw:name="f52" draw:formula="1905*logwidth/5415"/>
            <draw:equation draw:name="f53" draw:formula="495*logheight/1156"/>
            <draw:equation draw:name="f54" draw:formula="1851*logwidth/5415"/>
            <draw:equation draw:name="f55" draw:formula="155*logheight/1156"/>
            <draw:equation draw:name="f56" draw:formula="2160*logwidth/5415"/>
            <draw:equation draw:name="f57" draw:formula="128*logheight/1156"/>
            <draw:equation draw:name="f58" draw:formula="1938*logwidth/5415"/>
            <draw:equation draw:name="f59" draw:formula="607*logheight/1156"/>
            <draw:equation draw:name="f60" draw:formula="1808*logwidth/5415"/>
            <draw:equation draw:name="f61" draw:formula="1048*logheight/1156"/>
            <draw:equation draw:name="f62" draw:formula="1568*logwidth/5415"/>
            <draw:equation draw:name="f63" draw:formula="948*logheight/1156"/>
            <draw:equation draw:name="f64" draw:formula="4114*logwidth/5415"/>
            <draw:equation draw:name="f65" draw:formula="511*logheight/1156"/>
            <draw:equation draw:name="f66" draw:formula="3732*logwidth/5415"/>
            <draw:equation draw:name="f67" draw:formula="588*logheight/1156"/>
            <draw:equation draw:name="f68" draw:formula="3536*logwidth/5415"/>
            <draw:equation draw:name="f69" draw:formula="1065*logheight/1156"/>
            <draw:equation draw:name="f70" draw:formula="3764*logwidth/5415"/>
            <draw:equation draw:name="f71" draw:formula="1140*logheight/1156"/>
            <draw:equation draw:name="f72" draw:formula="3776*logwidth/5415"/>
            <draw:equation draw:name="f73" draw:formula="1052*logheight/1156"/>
            <draw:equation draw:name="f74" draw:formula="3945*logwidth/5415"/>
            <draw:equation draw:name="f75" draw:formula="784*logheight/1156"/>
            <draw:equation draw:name="f76" draw:formula="4145*logwidth/5415"/>
            <draw:equation draw:name="f77" draw:formula="552*logheight/1156"/>
            <draw:equation draw:name="f78" draw:formula="3734*logwidth/5415"/>
            <draw:equation draw:name="f79" draw:formula="739*logheight/1156"/>
            <draw:equation draw:name="f80" draw:formula="3984*logwidth/5415"/>
            <draw:equation draw:name="f81" draw:formula="566*logheight/1156"/>
            <draw:equation draw:name="f82" draw:formula="5346*logwidth/5415"/>
            <draw:equation draw:name="f83" draw:formula="49*logheight/1156"/>
            <draw:equation draw:name="f84" draw:formula="4876*logwidth/5415"/>
            <draw:equation draw:name="f85" draw:formula="311*logheight/1156"/>
            <draw:equation draw:name="f86" draw:formula="4466*logwidth/5415"/>
            <draw:equation draw:name="f87" draw:formula="592*logheight/1156"/>
            <draw:equation draw:name="f88" draw:formula="4212*logwidth/5415"/>
            <draw:equation draw:name="f89" draw:formula="1046*logheight/1156"/>
            <draw:equation draw:name="f90" draw:formula="4440*logwidth/5415"/>
            <draw:equation draw:name="f91" draw:formula="1134*logheight/1156"/>
            <draw:equation draw:name="f92" draw:formula="4656*logwidth/5415"/>
            <draw:equation draw:name="f93" draw:formula="1150*logheight/1156"/>
            <draw:equation draw:name="f94" draw:formula="4867*logwidth/5415"/>
            <draw:equation draw:name="f95" draw:formula="1044*logheight/1156"/>
            <draw:equation draw:name="f96" draw:formula="5026*logwidth/5415"/>
            <draw:equation draw:name="f97" draw:formula="258*logheight/1156"/>
            <draw:equation draw:name="f98" draw:formula="5334*logwidth/5415"/>
            <draw:equation draw:name="f99" draw:formula="159*logheight/1156"/>
            <draw:equation draw:name="f100" draw:formula="4719*logwidth/5415"/>
            <draw:equation draw:name="f101" draw:formula="798*logheight/1156"/>
            <draw:equation draw:name="f102" draw:formula="4403*logwidth/5415"/>
            <draw:equation draw:name="f103" draw:formula="1036*logheight/1156"/>
            <draw:equation draw:name="f104" draw:formula="4450*logwidth/5415"/>
            <draw:equation draw:name="f105" draw:formula="704*logheight/1156"/>
            <draw:equation draw:name="f106" draw:formula="4788*logwidth/5415"/>
            <draw:equation draw:name="f107" draw:formula="574*logheight/1156"/>
            <draw:equation draw:name="f108" draw:formula="3100*logwidth/5415"/>
            <draw:equation draw:name="f109" draw:formula="543*logheight/1156"/>
            <draw:equation draw:name="f110" draw:formula="2832*logwidth/5415"/>
            <draw:equation draw:name="f111" draw:formula="1014*logheight/1156"/>
            <draw:equation draw:name="f112" draw:formula="2999*logwidth/5415"/>
            <draw:equation draw:name="f113" draw:formula="1150*logheight/1156"/>
            <draw:equation draw:name="f114" draw:formula="3147*logwidth/5415"/>
            <draw:equation draw:name="f115" draw:formula="1042*logheight/1156"/>
            <draw:equation draw:name="f116" draw:formula="3001*logwidth/5415"/>
            <draw:equation draw:name="f117" draw:formula="875*logheight/1156"/>
            <draw:equation draw:name="f118" draw:formula="3455*logwidth/5415"/>
            <draw:equation draw:name="f119" draw:formula="586*logheight/1156"/>
            <draw:equation draw:name="f120" draw:formula="3013*logwidth/5415"/>
            <draw:equation draw:name="f121" draw:formula="826*logheight/1156"/>
            <draw:equation draw:name="f122" draw:formula="3263*logwidth/5415"/>
            <draw:equation draw:name="f123" draw:formula="552*logheight/1156"/>
            <draw:equation draw:name="f124" draw:formula="logwidth"/>
            <draw:equation draw:name="f125" draw:formula="logheight"/>
          </draw:enhanced-geometry>
        </draw:custom-shape>
        <draw:custom-shape draw:name="Freeform 73" draw:style-name="Mgr6" draw:text-style-name="MP7" draw:layer="layout" svg:width="4.446cm" svg:height="0.287cm" svg:x="11.138cm" svg:y="10.227cm">
          <text:p/>
          <draw:enhanced-geometry draw:mirror-horizontal="false" draw:mirror-vertical="false" svg:viewBox="0 0 0 0" drawooo:sub-view-size="3577 232" draw:text-areas="0 0 ?f124 ?f125" draw:type="ooxml-non-primitive" draw:enhanced-path="M 470 16 L 470 16 479 18 489 20 495 24 501 28 501 28 503 33 507 41 509 61 529 61 529 61 529 47 525 33 521 24 515 16 507 8 497 4 485 0 472 0 472 0 458 0 446 4 434 8 426 14 418 22 415 31 413 41 411 55 411 55 413 71 417 85 417 85 422 90 432 100 456 116 456 116 481 134 495 142 495 142 501 149 505 157 507 165 509 175 509 175 509 185 507 193 503 201 499 204 493 210 487 212 479 214 470 214 470 214 458 214 448 210 440 206 434 199 434 199 432 193 430 185 428 165 409 165 409 165 409 181 411 195 415 206 422 214 430 222 442 228 454 230 470 232 470 232 483 230 495 228 505 224 513 216 521 208 525 199 529 187 529 173 529 173 527 153 525 147 521 140 521 140 513 130 499 120 499 120 474 104 474 104 442 83 442 83 438 77 434 69 432 61 430 51 430 51 432 43 434 35 436 30 440 26 446 22 454 18 462 18 470 16 470 16 Z M 1059 4 L 989 228 1008 228 1026 169 1114 169 1132 228 1152 228 1083 4 1059 4 Z M 1032 151 L 1069 26 1071 26 1108 151 1032 151 Z M 242 92 L 242 92 244 87 246 79 247 57 247 57 247 43 246 31 242 24 236 16 236 16 230 10 220 8 208 4 194 4 132 4 132 228 151 228 151 120 189 120 189 120 198 120 206 122 212 126 218 130 218 130 224 142 226 153 226 171 226 171 228 210 230 228 247 228 247 228 246 203 246 203 244 144 244 144 242 130 240 124 236 120 236 120 228 116 212 112 212 110 212 110 222 108 230 104 238 98 242 92 242 92 Z M 185 102 L 151 102 151 22 192 22 192 22 208 22 214 26 218 28 218 28 222 31 226 39 228 47 228 57 228 57 228 69 226 81 222 88 218 92 218 92 212 98 204 100 194 102 185 102 185 102 Z M 1156 22 L 1209 22 1209 228 1228 228 1228 22 1283 22 1283 4 1156 4 1156 22 Z M 1307 228 L 1327 228 1327 4 1307 4 1307 228 Z M 92 12 L 92 12 86 8 78 6 61 4 0 4 0 228 19 228 19 124 57 124 57 124 71 122 82 120 90 114 98 108 98 108 104 98 108 88 110 75 110 59 110 59 110 43 106 30 100 20 92 12 92 12 Z M 57 106 L 19 106 19 22 57 22 57 22 71 22 76 24 80 28 80 28 84 33 88 41 90 49 90 61 90 61 90 73 88 81 86 88 82 96 76 100 71 104 65 106 57 106 57 106 Z M 582 122 L 660 122 660 104 582 104 582 22 664 22 664 4 562 4 562 228 666 228 666 210 582 210 582 122 Z M 816 201 L 816 201 725 4 694 4 694 228 713 228 713 30 715 30 806 228 835 228 835 4 816 4 816 201 Z M 859 22 L 912 22 912 228 932 228 932 22 987 22 987 4 859 4 859 22 Z M 303 122 L 381 122 381 104 303 104 303 22 383 22 383 4 283 4 283 228 387 228 387 210 303 210 303 122 Z M 1655 201 L 1655 201 1564 4 1535 4 1535 228 1555 228 1555 30 1555 30 1645 228 1674 228 1674 4 1655 4 1655 201 Z M 3096 92 L 3096 92 3100 87 3101 79 3101 57 3101 57 3101 43 3100 31 3096 24 3092 16 3092 16 3084 10 3076 8 3062 4 3048 4 2987 4 2987 228 3007 228 3007 120 3044 120 3044 120 3052 120 3060 122 3068 126 3072 130 3072 130 3078 142 3082 153 3082 171 3082 171 3082 210 3084 228 3101 228 3101 228 3101 203 3101 203 3100 144 3100 144 3096 130 3094 124 3090 120 3090 120 3082 116 3068 112 3068 110 3068 110 3078 108 3086 104 3092 98 3096 92 3096 92 Z M 3039 102 L 3007 102 3007 22 3046 22 3046 22 3064 22 3070 26 3074 28 3074 28 3078 31 3080 39 3082 47 3082 57 3082 57 3082 69 3080 81 3076 88 3072 92 3072 92 3066 98 3058 100 3050 102 3039 102 3039 102 Z M 2885 16 L 2885 16 2897 18 2905 20 2913 24 2919 28 2925 33 2927 41 2929 51 2930 61 2950 61 2950 61 2948 47 2946 33 2942 24 2934 16 2925 8 2915 4 2901 0 2885 0 2885 0 2870 0 2858 4 2846 12 2836 20 2836 20 2830 30 2826 39 2822 53 2820 67 2820 67 2818 116 2818 116 2820 165 2820 165 2822 179 2826 193 2830 203 2836 212 2836 212 2846 220 2858 226 2870 230 2885 232 2885 232 2917 230 2932 226 2948 222 2948 110 2883 110 2883 128 2929 128 2929 208 2929 208 2909 214 2885 214 2885 214 2872 214 2860 208 2850 199 2844 187 2844 187 2842 175 2840 161 2838 116 2838 116 2840 71 2842 55 2844 45 2844 45 2850 31 2860 24 2872 18 2885 16 2885 16 Z M 1480 20 L 1480 20 1470 12 1460 4 1446 0 1431 0 1431 0 1415 0 1401 4 1389 12 1380 20 1380 20 1374 30 1370 39 1366 53 1364 67 1364 67 1362 116 1362 116 1364 165 1364 165 1366 179 1370 193 1374 203 1380 212 1380 212 1389 220 1401 226 1415 230 1431 232 1431 232 1446 230 1460 226 1470 220 1480 212 1480 212 1486 203 1492 193 1494 179 1496 165 1496 165 1498 116 1498 116 1496 67 1496 67 1494 53 1492 39 1486 30 1480 20 1480 20 Z M 1472 187 L 1472 187 1466 199 1456 208 1445 214 1431 214 1431 214 1415 214 1403 208 1395 199 1389 187 1389 187 1386 175 1384 161 1384 116 1384 116 1384 71 1386 55 1389 45 1389 45 1395 31 1403 24 1415 18 1431 16 1431 16 1445 18 1456 24 1466 31 1472 45 1472 45 1474 55 1476 71 1478 116 1478 116 1476 161 1474 175 1472 187 1472 187 Z M 3559 12 L 3559 12 3554 8 3546 6 3528 4 3465 4 3465 228 3487 228 3487 124 3524 124 3524 124 3536 122 3548 120 3558 114 3563 108 3563 108 3569 98 3573 88 3575 75 3577 59 3577 59 3575 43 3571 30 3567 20 3559 12 3559 12 Z M 3522 106 L 3487 106 3487 22 3522 22 3522 22 3536 22 3542 24 3546 28 3546 28 3552 33 3554 41 3556 49 3558 61 3558 61 3556 73 3554 81 3552 88 3548 96 3544 100 3538 104 3530 106 3522 106 3522 106 Z M 3412 146 L 3412 146 3410 173 3408 183 3406 191 3406 191 3400 201 3390 208 3381 214 3367 214 3367 214 3353 214 3341 208 3333 201 3326 191 3326 191 3324 183 3322 173 3322 146 3322 4 3302 4 3302 159 3302 159 3302 177 3306 191 3310 203 3318 214 3326 222 3337 228 3351 230 3367 232 3367 232 3383 230 3394 228 3406 222 3416 214 3422 203 3428 191 3430 177 3432 159 3432 4 3412 4 3412 146 Z M 2638 201 L 2638 201 2547 4 2516 4 2516 228 2535 228 2535 30 2535 30 2628 228 2657 228 2657 4 2638 4 2638 201 Z M 3251 20 L 3251 20 3241 12 3229 4 3215 0 3200 0 3200 0 3184 0 3172 4 3160 12 3151 20 3151 20 3145 30 3141 39 3137 53 3135 67 3135 67 3133 116 3133 116 3135 165 3135 165 3137 179 3141 193 3145 203 3151 212 3151 212 3160 220 3172 226 3184 230 3200 232 3200 232 3215 230 3229 226 3241 220 3251 212 3251 212 3257 203 3261 193 3265 179 3267 165 3267 165 3269 116 3269 116 3267 67 3267 67 3265 53 3261 39 3257 30 3251 20 3251 20 Z M 3243 187 L 3243 187 3237 199 3227 208 3215 214 3200 214 3200 214 3186 214 3174 208 3164 199 3158 187 3158 187 3157 175 3155 161 3153 116 3153 116 3155 71 3157 55 3158 45 3158 45 3164 31 3174 24 3186 18 3200 16 3200 16 3215 18 3227 24 3237 31 3243 45 3243 45 3245 55 3247 71 3249 116 3249 116 3247 161 3245 175 3243 187 3243 187 Z M 2412 16 L 2412 16 2423 18 2431 20 2439 24 2445 28 2451 33 2453 41 2455 51 2457 61 2476 61 2476 61 2474 47 2473 33 2469 24 2461 16 2451 8 2441 4 2427 0 2412 0 2412 0 2396 0 2384 4 2372 12 2362 20 2362 20 2357 30 2353 39 2349 53 2347 67 2347 67 2345 116 2345 116 2347 165 2347 165 2349 179 2353 193 2357 203 2362 212 2362 212 2372 220 2384 226 2396 230 2412 232 2412 232 2443 230 2459 226 2474 222 2474 110 2410 110 2410 128 2455 128 2455 208 2455 208 2435 214 2412 214 2412 214 2398 214 2386 208 2376 199 2370 187 2370 187 2368 175 2366 161 2364 116 2364 116 2366 71 2368 55 2370 45 2370 45 2376 31 2386 24 2398 18 2412 16 2412 16 Z M 1901 4 L 1842 4 1842 228 1893 228 1893 228 1914 226 1932 220 1940 216 1946 212 1952 206 1958 201 1958 201 1963 187 1967 167 1969 146 1971 116 1971 116 1969 88 1967 65 1963 45 1960 31 1960 31 1956 26 1950 20 1944 16 1938 12 1920 6 1901 4 1901 4 Z M 1948 171 L 1948 171 1944 183 1940 191 1936 199 1930 203 1930 203 1922 206 1912 208 1885 210 1861 210 1861 22 1887 22 1887 22 1906 22 1920 26 1932 31 1940 37 1940 37 1944 47 1948 63 1950 81 1952 104 1952 104 1950 146 1948 171 1948 171 Z M 2026 122 L 2105 122 2105 104 2026 104 2026 22 2109 22 2109 4 2007 4 2007 228 2111 228 2111 210 2026 210 2026 122 Z M 2195 16 L 2195 16 2205 18 2213 20 2219 24 2225 28 2225 28 2229 33 2231 41 2233 61 2252 61 2252 61 2252 47 2248 33 2245 24 2239 16 2231 8 2221 4 2209 0 2195 0 2195 0 2182 0 2170 4 2158 8 2150 14 2144 22 2138 31 2136 41 2134 55 2134 55 2136 71 2142 85 2142 85 2148 90 2156 100 2182 116 2182 116 2207 134 2219 142 2219 142 2225 149 2229 157 2233 165 2233 175 2233 175 2233 185 2231 193 2227 201 2223 204 2219 210 2211 212 2203 214 2195 214 2195 214 2182 214 2172 210 2164 206 2158 199 2158 199 2156 193 2154 185 2152 165 2132 165 2132 165 2132 181 2134 195 2140 206 2146 214 2154 222 2166 228 2178 230 2193 232 2193 232 2207 230 2219 228 2229 224 2239 216 2245 208 2248 199 2252 187 2252 173 2252 173 2250 153 2248 147 2245 140 2245 140 2237 130 2223 120 2223 120 2197 104 2197 104 2166 83 2166 83 2162 77 2158 69 2156 61 2156 51 2156 51 2156 43 2158 35 2160 30 2166 26 2170 22 2178 18 2186 18 2195 16 2195 16 Z M 2288 228 L 2307 228 2307 4 2288 4 2288 228 Z N">
            <draw:equation draw:name="f0" draw:formula="515*logwidth/3577"/>
            <draw:equation draw:name="f1" draw:formula="16*logheight/232"/>
            <draw:equation draw:name="f2" draw:formula="417*logwidth/3577"/>
            <draw:equation draw:name="f3" draw:formula="85*logheight/232"/>
            <draw:equation draw:name="f4" draw:formula="503*logwidth/3577"/>
            <draw:equation draw:name="f5" draw:formula="201*logheight/232"/>
            <draw:equation draw:name="f6" draw:formula="409*logwidth/3577"/>
            <draw:equation draw:name="f7" draw:formula="165*logheight/232"/>
            <draw:equation draw:name="f8" draw:formula="529*logwidth/3577"/>
            <draw:equation draw:name="f9" draw:formula="187*logheight/232"/>
            <draw:equation draw:name="f10" draw:formula="432*logwidth/3577"/>
            <draw:equation draw:name="f11" draw:formula="61*logheight/232"/>
            <draw:equation draw:name="f12" draw:formula="1114*logwidth/3577"/>
            <draw:equation draw:name="f13" draw:formula="169*logheight/232"/>
            <draw:equation draw:name="f14" draw:formula="247*logwidth/3577"/>
            <draw:equation draw:name="f15" draw:formula="43*logheight/232"/>
            <draw:equation draw:name="f16" draw:formula="206*logwidth/3577"/>
            <draw:equation draw:name="f17" draw:formula="122*logheight/232"/>
            <draw:equation draw:name="f18" draw:formula="242*logwidth/3577"/>
            <draw:equation draw:name="f19" draw:formula="130*logheight/232"/>
            <draw:equation draw:name="f20" draw:formula="192*logwidth/3577"/>
            <draw:equation draw:name="f21" draw:formula="22*logheight/232"/>
            <draw:equation draw:name="f22" draw:formula="212*logwidth/3577"/>
            <draw:equation draw:name="f23" draw:formula="98*logheight/232"/>
            <draw:equation draw:name="f24" draw:formula="1327*logwidth/3577"/>
            <draw:equation draw:name="f25" draw:formula="4*logheight/232"/>
            <draw:equation draw:name="f26" draw:formula="90*logwidth/3577"/>
            <draw:equation draw:name="f27" draw:formula="114*logheight/232"/>
            <draw:equation draw:name="f28" draw:formula="57*logwidth/3577"/>
            <draw:equation draw:name="f29" draw:formula="22*logheight/232"/>
            <draw:equation draw:name="f30" draw:formula="71*logwidth/3577"/>
            <draw:equation draw:name="f31" draw:formula="104*logheight/232"/>
            <draw:equation draw:name="f32" draw:formula="582*logwidth/3577"/>
            <draw:equation draw:name="f33" draw:formula="122*logheight/232"/>
            <draw:equation draw:name="f34" draw:formula="912*logwidth/3577"/>
            <draw:equation draw:name="f35" draw:formula="228*logheight/232"/>
            <draw:equation draw:name="f36" draw:formula="387*logwidth/3577"/>
            <draw:equation draw:name="f37" draw:formula="228*logheight/232"/>
            <draw:equation draw:name="f38" draw:formula="1655*logwidth/3577"/>
            <draw:equation draw:name="f39" draw:formula="201*logheight/232"/>
            <draw:equation draw:name="f40" draw:formula="2987*logwidth/3577"/>
            <draw:equation draw:name="f41" draw:formula="4*logheight/232"/>
            <draw:equation draw:name="f42" draw:formula="3084*logwidth/3577"/>
            <draw:equation draw:name="f43" draw:formula="228*logheight/232"/>
            <draw:equation draw:name="f44" draw:formula="3086*logwidth/3577"/>
            <draw:equation draw:name="f45" draw:formula="104*logheight/232"/>
            <draw:equation draw:name="f46" draw:formula="3082*logwidth/3577"/>
            <draw:equation draw:name="f47" draw:formula="57*logheight/232"/>
            <draw:equation draw:name="f48" draw:formula="2913*logwidth/3577"/>
            <draw:equation draw:name="f49" draw:formula="24*logheight/232"/>
            <draw:equation draw:name="f50" draw:formula="2885*logwidth/3577"/>
            <draw:equation draw:name="f51" draw:formula="0*logheight/232"/>
            <draw:equation draw:name="f52" draw:formula="2826*logwidth/3577"/>
            <draw:equation draw:name="f53" draw:formula="193*logheight/232"/>
            <draw:equation draw:name="f54" draw:formula="2929*logwidth/3577"/>
            <draw:equation draw:name="f55" draw:formula="208*logheight/232"/>
            <draw:equation draw:name="f56" draw:formula="2844*logwidth/3577"/>
            <draw:equation draw:name="f57" draw:formula="45*logheight/232"/>
            <draw:equation draw:name="f58" draw:formula="1389*logwidth/3577"/>
            <draw:equation draw:name="f59" draw:formula="12*logheight/232"/>
            <draw:equation draw:name="f60" draw:formula="1380*logwidth/3577"/>
            <draw:equation draw:name="f61" draw:formula="212*logheight/232"/>
            <draw:equation draw:name="f62" draw:formula="1498*logwidth/3577"/>
            <draw:equation draw:name="f63" draw:formula="116*logheight/232"/>
            <draw:equation draw:name="f64" draw:formula="1415*logwidth/3577"/>
            <draw:equation draw:name="f65" draw:formula="214*logheight/232"/>
            <draw:equation draw:name="f66" draw:formula="1431*logwidth/3577"/>
            <draw:equation draw:name="f67" draw:formula="16*logheight/232"/>
            <draw:equation draw:name="f68" draw:formula="3559*logwidth/3577"/>
            <draw:equation draw:name="f69" draw:formula="12*logheight/232"/>
            <draw:equation draw:name="f70" draw:formula="3573*logwidth/3577"/>
            <draw:equation draw:name="f71" draw:formula="88*logheight/232"/>
            <draw:equation draw:name="f72" draw:formula="3546*logwidth/3577"/>
            <draw:equation draw:name="f73" draw:formula="28*logheight/232"/>
            <draw:equation draw:name="f74" draw:formula="3412*logwidth/3577"/>
            <draw:equation draw:name="f75" draw:formula="146*logheight/232"/>
            <draw:equation draw:name="f76" draw:formula="3324*logwidth/3577"/>
            <draw:equation draw:name="f77" draw:formula="183*logheight/232"/>
            <draw:equation draw:name="f78" draw:formula="3383*logwidth/3577"/>
            <draw:equation draw:name="f79" draw:formula="230*logheight/232"/>
            <draw:equation draw:name="f80" draw:formula="2535*logwidth/3577"/>
            <draw:equation draw:name="f81" draw:formula="228*logheight/232"/>
            <draw:equation draw:name="f82" draw:formula="3172*logwidth/3577"/>
            <draw:equation draw:name="f83" draw:formula="4*logheight/232"/>
            <draw:equation draw:name="f84" draw:formula="3151*logwidth/3577"/>
            <draw:equation draw:name="f85" draw:formula="212*logheight/232"/>
            <draw:equation draw:name="f86" draw:formula="3267*logwidth/3577"/>
            <draw:equation draw:name="f87" draw:formula="165*logheight/232"/>
            <draw:equation draw:name="f88" draw:formula="3200*logwidth/3577"/>
            <draw:equation draw:name="f89" draw:formula="214*logheight/232"/>
            <draw:equation draw:name="f90" draw:formula="3186*logwidth/3577"/>
            <draw:equation draw:name="f91" draw:formula="18*logheight/232"/>
            <draw:equation draw:name="f92" draw:formula="2412*logwidth/3577"/>
            <draw:equation draw:name="f93" draw:formula="16*logheight/232"/>
            <draw:equation draw:name="f94" draw:formula="2451*logwidth/3577"/>
            <draw:equation draw:name="f95" draw:formula="8*logheight/232"/>
            <draw:equation draw:name="f96" draw:formula="2345*logwidth/3577"/>
            <draw:equation draw:name="f97" draw:formula="116*logheight/232"/>
            <draw:equation draw:name="f98" draw:formula="2474*logwidth/3577"/>
            <draw:equation draw:name="f99" draw:formula="110*logheight/232"/>
            <draw:equation draw:name="f100" draw:formula="2364*logwidth/3577"/>
            <draw:equation draw:name="f101" draw:formula="116*logheight/232"/>
            <draw:equation draw:name="f102" draw:formula="1914*logwidth/3577"/>
            <draw:equation draw:name="f103" draw:formula="226*logheight/232"/>
            <draw:equation draw:name="f104" draw:formula="1960*logwidth/3577"/>
            <draw:equation draw:name="f105" draw:formula="31*logheight/232"/>
            <draw:equation draw:name="f106" draw:formula="1912*logwidth/3577"/>
            <draw:equation draw:name="f107" draw:formula="208*logheight/232"/>
            <draw:equation draw:name="f108" draw:formula="1950*logwidth/3577"/>
            <draw:equation draw:name="f109" draw:formula="146*logheight/232"/>
            <draw:equation draw:name="f110" draw:formula="2195*logwidth/3577"/>
            <draw:equation draw:name="f111" draw:formula="16*logheight/232"/>
            <draw:equation draw:name="f112" draw:formula="2231*logwidth/3577"/>
            <draw:equation draw:name="f113" draw:formula="8*logheight/232"/>
            <draw:equation draw:name="f114" draw:formula="2142*logwidth/3577"/>
            <draw:equation draw:name="f115" draw:formula="85*logheight/232"/>
            <draw:equation draw:name="f116" draw:formula="2223*logwidth/3577"/>
            <draw:equation draw:name="f117" draw:formula="204*logheight/232"/>
            <draw:equation draw:name="f118" draw:formula="2132*logwidth/3577"/>
            <draw:equation draw:name="f119" draw:formula="181*logheight/232"/>
            <draw:equation draw:name="f120" draw:formula="2252*logwidth/3577"/>
            <draw:equation draw:name="f121" draw:formula="173*logheight/232"/>
            <draw:equation draw:name="f122" draw:formula="2156*logwidth/3577"/>
            <draw:equation draw:name="f123" draw:formula="51*logheight/232"/>
            <draw:equation draw:name="f124" draw:formula="logwidth"/>
            <draw:equation draw:name="f125" draw:formula="logheight"/>
          </draw:enhanced-geometry>
        </draw:custom-shape>
      </draw:g>
      <draw:frame presentation:style-name="_33__5f_제목_20_슬라이드-title" draw:layer="backgroundobjects" svg:width="22.859cm" svg:height="3.18cm" svg:x="1.27cm" svg:y="0.76cm" presentation:class="title" presentation:placeholder="true">
        <draw:text-box/>
      </draw:frame>
      <draw:frame presentation:style-name="_33__5f_제목_20_슬라이드-outline1" draw:layer="backgroundobjects" svg:width="22.859cm" svg:height="11.048cm" svg:x="1.27cm" svg:y="4.457cm" presentation:class="outline" presentation:placeholder="true">
        <draw:text-box/>
      </draw:frame>
      <presentation:notes style:page-layout-name="PM0">
        <draw:page-thumbnail presentation:style-name="_33__5f_제목_20_슬라이드-title" draw:layer="backgroundobjects" svg:width="14.848cm" svg:height="11.136cm" svg:x="3.075cm" svg:y="2.257cm" presentation:class="page"/>
        <draw:frame presentation:style-name="_33__5f_제목_20_슬라이드-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_31__5f_제목_20_슬라이드" style:display-name="1_제목 슬라이드" style:page-layout-name="PM1" draw:style-name="Mdp1">
      <draw:custom-shape draw:name="Freeform 13" draw:style-name="Mgr6" draw:text-style-name="MP7" draw:layer="backgroundobjects" svg:width="3.434cm" svg:height="0.731cm" svg:x="21.273cm" svg:y="0.882cm">
        <text:p/>
        <draw:enhanced-geometry draw:mirror-horizontal="false" draw:mirror-vertical="false" svg:viewBox="0 0 0 0" drawooo:sub-view-size="3284 699" draw:text-areas="0 0 ?f186 ?f187" draw:type="ooxml-non-primitive" draw:enhanced-path="M 1771 321 L 1771 321 1776 317 1779 312 1782 306 1783 300 1782 294 1779 288 1776 283 1771 278 1764 275 1757 271 1748 270 1740 269 1734 270 1727 271 1713 276 1696 283 1678 295 1659 308 1641 323 1623 337 1605 352 1589 369 1572 386 1555 404 1540 421 1566 338 1572 317 1574 306 1574 303 1573 300 1571 298 1568 296 1560 293 1551 292 1534 293 1514 298 1489 306 1462 315 1433 330 1404 346 1375 365 1346 388 1365 404 1406 374 1422 363 1433 357 1449 350 1455 348 1460 348 1466 348 1471 350 1473 354 1474 358 1472 368 1468 384 1443 469 1415 560 1372 685 1462 685 1490 594 1503 552 1514 520 1523 495 1530 479 1539 465 1548 451 1561 436 1577 420 1593 405 1609 390 1624 380 1639 370 1654 362 1671 355 1690 349 1712 342 1733 337 1751 331 1763 326 1771 321 Z M 633 130 L 633 130 631 135 631 139 633 143 635 146 639 149 642 151 646 153 650 155 655 155 664 153 670 150 677 145 683 140 829 0 720 0 633 130 Z M 627 190 L 627 190 605 174 581 159 556 149 529 138 500 131 470 126 437 122 404 121 375 122 348 124 320 127 294 132 269 139 244 146 220 155 196 165 174 177 152 189 132 203 114 218 96 233 79 249 65 267 51 284 39 303 28 323 20 342 11 361 7 380 2 400 0 419 0 439 0 451 1 463 4 475 8 487 13 499 19 510 26 521 34 533 40 541 46 548 53 552 59 557 66 561 73 563 79 564 87 566 93 564 97 563 103 561 108 557 112 552 115 548 116 543 118 537 116 529 113 523 104 516 91 507 78 500 66 492 57 482 48 471 42 461 38 448 35 435 34 420 35 405 38 389 41 374 46 358 53 343 60 327 70 311 81 295 94 278 107 264 121 250 135 237 152 224 170 212 188 201 207 191 227 182 248 174 269 168 289 162 311 157 332 155 355 152 377 152 404 153 428 156 451 161 474 168 494 177 515 188 532 200 550 215 566 232 579 249 590 268 599 288 606 309 612 332 615 357 616 382 615 401 614 420 610 439 606 458 600 476 594 493 586 511 577 526 567 543 556 557 544 572 531 585 518 597 504 607 488 618 472 626 455 635 437 642 419 648 400 653 381 656 360 658 339 661 317 661 300 661 281 658 261 656 240 653 251 633 262 613 273 589 283 564 293 537 302 507 312 475 321 440 355 311 363 278 373 249 382 220 393 194 357 201 323 207 292 211 263 214 258 234 271 232 280 233 283 236 286 237 288 239 290 242 292 249 290 257 288 268 248 420 213 542 201 574 190 600 181 620 172 635 168 639 163 644 158 649 153 651 145 654 133 656 95 658 83 682 152 680 203 681 257 685 312 687 348 688 369 688 389 687 410 684 430 680 450 675 470 669 492 662 512 655 532 645 552 635 571 623 588 608 605 594 622 577 637 560 652 539 666 519 678 498 687 477 696 455 702 432 707 410 709 387 710 362 709 337 705 313 698 289 689 268 678 246 664 226 647 208 627 190 Z M 1313 64 L 1313 64 1313 57 1310 51 1305 45 1298 40 1288 35 1278 33 1263 31 1248 31 1232 31 1218 32 1204 34 1188 38 1173 41 1157 46 1142 52 1125 59 1109 66 1095 74 1081 83 1068 91 1055 101 1043 112 1032 122 1022 134 1012 146 1003 161 994 176 985 193 978 211 970 230 963 250 957 271 885 518 878 545 872 569 870 589 869 607 869 617 871 626 873 636 877 644 882 651 888 660 894 666 902 673 910 679 920 684 931 688 941 692 952 694 964 697 977 698 991 698 1007 698 1024 695 1040 693 1057 688 1074 684 1092 676 1108 669 1125 660 1142 650 1158 638 1174 626 1188 613 1202 598 1216 582 1229 566 1241 549 1251 530 1261 512 1269 493 1275 475 1281 456 1285 437 1286 418 1287 399 1287 386 1286 374 1284 363 1281 354 1278 344 1273 334 1268 327 1262 320 1255 314 1248 308 1241 305 1232 301 1224 298 1214 296 1205 295 1194 294 1175 295 1155 299 1133 305 1109 313 1086 325 1062 338 1038 355 1013 374 1063 211 1075 175 1084 146 1094 125 1101 112 1106 106 1111 101 1117 96 1123 93 1129 90 1136 88 1143 87 1150 87 1168 88 1189 90 1231 95 1258 96 1270 96 1281 94 1292 91 1299 88 1306 82 1310 77 1313 71 1313 64 Z M 1062 374 L 1062 374 1082 362 1100 352 1109 350 1117 348 1125 346 1133 346 1144 346 1155 350 1163 355 1171 362 1175 368 1180 374 1183 381 1186 388 1189 405 1191 421 1191 442 1188 462 1183 482 1177 502 1170 524 1161 544 1150 564 1138 585 1125 604 1111 620 1096 635 1082 645 1067 655 1051 661 1034 664 1018 666 1005 666 993 662 981 656 970 649 960 641 953 630 950 619 949 607 950 591 951 574 953 556 958 539 963 523 969 505 976 488 985 470 994 454 1003 438 1013 424 1022 412 1032 400 1042 389 1052 381 1062 374 Z M 2495 308 L 2495 308 2488 305 2482 301 2466 296 2448 293 2428 292 2414 293 2398 294 2384 296 2370 299 2355 302 2341 307 2328 313 2314 320 2302 327 2289 336 2275 345 2263 355 2252 365 2240 377 2228 390 2217 404 2199 429 2182 454 2169 479 2159 502 2149 527 2143 552 2140 577 2138 603 2138 614 2140 625 2142 636 2144 645 2147 654 2151 661 2156 668 2161 674 2167 680 2174 684 2181 688 2188 691 2198 693 2206 695 2216 697 2227 697 2240 697 2254 694 2268 693 2283 689 2297 686 2312 681 2343 669 2376 654 2410 636 2445 613 2482 588 2461 568 2426 588 2393 605 2366 617 2345 626 2330 631 2316 635 2303 636 2290 637 2278 636 2267 633 2258 630 2250 624 2247 620 2244 616 2240 606 2237 593 2236 577 2237 555 2242 530 2337 496 2370 483 2392 474 2424 458 2452 443 2473 429 2482 420 2490 413 2502 399 2507 392 2510 383 2513 376 2515 369 2516 362 2517 354 2516 346 2515 340 2514 333 2511 328 2508 323 2504 318 2500 313 2495 308 Z M 2396 427 L 2396 427 2383 437 2368 446 2352 456 2335 465 2316 474 2294 483 2249 500 2256 474 2265 448 2275 421 2289 395 2299 380 2310 365 2323 354 2336 344 2347 338 2358 333 2368 331 2380 331 2390 331 2399 333 2408 337 2415 343 2421 349 2426 356 2428 364 2429 374 2428 381 2427 388 2424 394 2421 401 2416 407 2410 414 2396 427 Z M 3270 39 L 3270 39 3263 34 3253 31 3242 29 3232 28 3208 29 3184 33 3158 38 3133 45 3106 54 3083 65 3059 77 3038 91 3018 108 3000 125 2985 144 2970 164 2957 188 2944 218 2930 253 2916 296 2893 294 2876 293 2861 294 2845 295 2830 299 2813 303 2796 309 2780 315 2762 325 2744 334 2726 345 2708 357 2691 371 2675 387 2658 404 2643 421 2627 440 2613 461 2598 482 2587 504 2576 523 2568 543 2562 561 2557 579 2554 597 2553 613 2553 624 2554 633 2557 642 2559 650 2562 658 2565 664 2570 672 2575 678 2581 682 2587 687 2593 691 2600 693 2607 695 2614 698 2629 699 2649 698 2670 693 2693 687 2717 678 2728 672 2742 664 2770 647 2802 624 2837 595 2817 653 2811 668 2810 679 2810 682 2812 686 2814 689 2819 693 2824 695 2829 698 2836 699 2842 699 2860 698 2880 693 2903 686 2929 675 2950 664 2978 649 3011 630 3049 606 3031 588 2982 617 2964 626 2951 632 2938 637 2926 638 2919 637 2916 636 2913 633 2911 631 2910 629 2908 620 2910 611 2912 595 2924 555 3010 274 3038 183 3047 156 3054 139 3061 125 3068 112 3077 103 3085 96 3093 93 3102 89 3111 87 3122 87 3143 88 3178 91 3212 95 3235 96 3246 95 3255 94 3264 90 3271 87 3277 82 3282 76 3284 70 3284 63 3284 56 3280 50 3277 44 3270 39 Z M 2875 440 L 2875 440 2862 482 2850 516 2841 539 2836 549 2831 555 2817 573 2799 589 2780 604 2757 618 2742 625 2726 631 2713 633 2700 635 2689 633 2680 631 2670 626 2662 620 2655 612 2649 603 2646 592 2645 581 2645 568 2647 554 2650 539 2653 524 2659 508 2665 493 2672 475 2681 458 2690 442 2699 426 2708 412 2718 399 2727 388 2737 379 2746 370 2756 363 2775 352 2784 349 2795 345 2805 343 2814 340 2825 339 2835 339 2846 339 2862 340 2904 348 2875 440 Z M 2073 308 L 2073 308 2067 305 2060 301 2045 296 2027 293 2007 292 1992 293 1976 294 1962 296 1948 299 1933 302 1919 307 1906 313 1893 320 1880 327 1867 336 1855 345 1841 355 1830 365 1818 377 1807 390 1795 404 1777 429 1762 454 1747 479 1737 502 1728 527 1721 552 1717 577 1716 603 1717 614 1719 625 1720 636 1722 645 1726 654 1729 661 1734 668 1739 674 1745 680 1752 684 1759 688 1768 691 1776 693 1785 695 1795 697 1806 697 1819 697 1832 694 1846 693 1861 689 1876 686 1890 681 1921 669 1955 654 1988 636 2023 613 2060 588 2039 568 2004 588 1971 605 1945 617 1923 626 1908 631 1894 635 1881 636 1868 637 1856 636 1845 633 1836 630 1828 624 1825 620 1822 616 1819 606 1815 593 1815 577 1816 555 1820 530 1915 496 1948 483 1970 474 2002 458 2030 443 2051 429 2061 420 2068 413 2080 399 2085 392 2088 383 2092 376 2093 369 2095 362 2095 354 2095 346 2094 340 2092 333 2089 328 2086 323 2082 318 2078 313 2073 308 Z M 1974 427 L 1974 427 1961 437 1946 446 1931 456 1913 465 1894 474 1874 483 1827 500 1834 474 1843 448 1855 421 1867 395 1877 380 1889 365 1901 354 1915 344 1925 338 1937 333 1948 331 1958 331 1969 331 1979 333 1987 337 1994 343 2000 349 2004 356 2007 364 2007 374 2007 381 2006 388 2002 394 1999 401 1994 407 1989 414 1974 427 Z N">
          <draw:equation draw:name="f0" draw:formula="2147483646*logwidth/3284"/>
          <draw:equation draw:name="f1" draw:formula="2147483646*logheight/699"/>
          <draw:equation draw:name="f2" draw:formula="2147483646*logwidth/3284"/>
          <draw:equation draw:name="f3" draw:formula="2147483646*logheight/699"/>
          <draw:equation draw:name="f4" draw:formula="2147483646*logwidth/3284"/>
          <draw:equation draw:name="f5" draw:formula="2147483646*logheight/699"/>
          <draw:equation draw:name="f6" draw:formula="2147483646*logwidth/3284"/>
          <draw:equation draw:name="f7" draw:formula="2147483646*logheight/699"/>
          <draw:equation draw:name="f8" draw:formula="2147483646*logwidth/3284"/>
          <draw:equation draw:name="f9" draw:formula="2147483646*logheight/699"/>
          <draw:equation draw:name="f10" draw:formula="2147483646*logwidth/3284"/>
          <draw:equation draw:name="f11" draw:formula="2147483646*logheight/699"/>
          <draw:equation draw:name="f12" draw:formula="2147483646*logwidth/3284"/>
          <draw:equation draw:name="f13" draw:formula="2147483646*logheight/699"/>
          <draw:equation draw:name="f14" draw:formula="2147483646*logwidth/3284"/>
          <draw:equation draw:name="f15" draw:formula="2147483646*logheight/699"/>
          <draw:equation draw:name="f16" draw:formula="0*logwidth/3284"/>
          <draw:equation draw:name="f17" draw:formula="2147483646*logheight/699"/>
          <draw:equation draw:name="f18" draw:formula="2147483646*logwidth/3284"/>
          <draw:equation draw:name="f19" draw:formula="2147483646*logheight/699"/>
          <draw:equation draw:name="f20" draw:formula="2147483646*logwidth/3284"/>
          <draw:equation draw:name="f21" draw:formula="2147483646*logheight/699"/>
          <draw:equation draw:name="f22" draw:formula="2147483646*logwidth/3284"/>
          <draw:equation draw:name="f23" draw:formula="2147483646*logheight/699"/>
          <draw:equation draw:name="f24" draw:formula="2147483646*logwidth/3284"/>
          <draw:equation draw:name="f25" draw:formula="2147483646*logheight/699"/>
          <draw:equation draw:name="f26" draw:formula="2147483646*logwidth/3284"/>
          <draw:equation draw:name="f27" draw:formula="2147483646*logheight/699"/>
          <draw:equation draw:name="f28" draw:formula="2147483646*logwidth/3284"/>
          <draw:equation draw:name="f29" draw:formula="2147483646*logheight/699"/>
          <draw:equation draw:name="f30" draw:formula="2147483646*logwidth/3284"/>
          <draw:equation draw:name="f31" draw:formula="2147483646*logheight/699"/>
          <draw:equation draw:name="f32" draw:formula="2147483646*logwidth/3284"/>
          <draw:equation draw:name="f33" draw:formula="2147483646*logheight/699"/>
          <draw:equation draw:name="f34" draw:formula="2147483646*logwidth/3284"/>
          <draw:equation draw:name="f35" draw:formula="2147483646*logheight/699"/>
          <draw:equation draw:name="f36" draw:formula="2147483646*logwidth/3284"/>
          <draw:equation draw:name="f37" draw:formula="2147483646*logheight/699"/>
          <draw:equation draw:name="f38" draw:formula="2147483646*logwidth/3284"/>
          <draw:equation draw:name="f39" draw:formula="2147483646*logheight/699"/>
          <draw:equation draw:name="f40" draw:formula="2147483646*logwidth/3284"/>
          <draw:equation draw:name="f41" draw:formula="2147483646*logheight/699"/>
          <draw:equation draw:name="f42" draw:formula="2147483646*logwidth/3284"/>
          <draw:equation draw:name="f43" draw:formula="2147483646*logheight/699"/>
          <draw:equation draw:name="f44" draw:formula="2147483646*logwidth/3284"/>
          <draw:equation draw:name="f45" draw:formula="2147483646*logheight/699"/>
          <draw:equation draw:name="f46" draw:formula="2147483646*logwidth/3284"/>
          <draw:equation draw:name="f47" draw:formula="2147483646*logheight/699"/>
          <draw:equation draw:name="f48" draw:formula="2147483646*logwidth/3284"/>
          <draw:equation draw:name="f49" draw:formula="2147483646*logheight/699"/>
          <draw:equation draw:name="f50" draw:formula="2147483646*logwidth/3284"/>
          <draw:equation draw:name="f51" draw:formula="2147483646*logheight/699"/>
          <draw:equation draw:name="f52" draw:formula="2147483646*logwidth/3284"/>
          <draw:equation draw:name="f53" draw:formula="2147483646*logheight/699"/>
          <draw:equation draw:name="f54" draw:formula="2147483646*logwidth/3284"/>
          <draw:equation draw:name="f55" draw:formula="2147483646*logheight/699"/>
          <draw:equation draw:name="f56" draw:formula="2147483646*logwidth/3284"/>
          <draw:equation draw:name="f57" draw:formula="2147483646*logheight/699"/>
          <draw:equation draw:name="f58" draw:formula="2147483646*logwidth/3284"/>
          <draw:equation draw:name="f59" draw:formula="2147483646*logheight/699"/>
          <draw:equation draw:name="f60" draw:formula="2147483646*logwidth/3284"/>
          <draw:equation draw:name="f61" draw:formula="2147483646*logheight/699"/>
          <draw:equation draw:name="f62" draw:formula="2147483646*logwidth/3284"/>
          <draw:equation draw:name="f63" draw:formula="2147483646*logheight/699"/>
          <draw:equation draw:name="f64" draw:formula="2147483646*logwidth/3284"/>
          <draw:equation draw:name="f65" draw:formula="2147483646*logheight/699"/>
          <draw:equation draw:name="f66" draw:formula="2147483646*logwidth/3284"/>
          <draw:equation draw:name="f67" draw:formula="2147483646*logheight/699"/>
          <draw:equation draw:name="f68" draw:formula="2147483646*logwidth/3284"/>
          <draw:equation draw:name="f69" draw:formula="2147483646*logheight/699"/>
          <draw:equation draw:name="f70" draw:formula="2147483646*logwidth/3284"/>
          <draw:equation draw:name="f71" draw:formula="2147483646*logheight/699"/>
          <draw:equation draw:name="f72" draw:formula="2147483646*logwidth/3284"/>
          <draw:equation draw:name="f73" draw:formula="2147483646*logheight/699"/>
          <draw:equation draw:name="f74" draw:formula="2147483646*logwidth/3284"/>
          <draw:equation draw:name="f75" draw:formula="2147483646*logheight/699"/>
          <draw:equation draw:name="f76" draw:formula="2147483646*logwidth/3284"/>
          <draw:equation draw:name="f77" draw:formula="2147483646*logheight/699"/>
          <draw:equation draw:name="f78" draw:formula="2147483646*logwidth/3284"/>
          <draw:equation draw:name="f79" draw:formula="2147483646*logheight/699"/>
          <draw:equation draw:name="f80" draw:formula="2147483646*logwidth/3284"/>
          <draw:equation draw:name="f81" draw:formula="2147483646*logheight/699"/>
          <draw:equation draw:name="f82" draw:formula="2147483646*logwidth/3284"/>
          <draw:equation draw:name="f83" draw:formula="2147483646*logheight/699"/>
          <draw:equation draw:name="f84" draw:formula="2147483646*logwidth/3284"/>
          <draw:equation draw:name="f85" draw:formula="2147483646*logheight/699"/>
          <draw:equation draw:name="f86" draw:formula="2147483646*logwidth/3284"/>
          <draw:equation draw:name="f87" draw:formula="2147483646*logheight/699"/>
          <draw:equation draw:name="f88" draw:formula="2147483646*logwidth/3284"/>
          <draw:equation draw:name="f89" draw:formula="2147483646*logheight/699"/>
          <draw:equation draw:name="f90" draw:formula="2147483646*logwidth/3284"/>
          <draw:equation draw:name="f91" draw:formula="2147483646*logheight/699"/>
          <draw:equation draw:name="f92" draw:formula="2147483646*logwidth/3284"/>
          <draw:equation draw:name="f93" draw:formula="2147483646*logheight/699"/>
          <draw:equation draw:name="f94" draw:formula="2147483646*logwidth/3284"/>
          <draw:equation draw:name="f95" draw:formula="2147483646*logheight/699"/>
          <draw:equation draw:name="f96" draw:formula="2147483646*logwidth/3284"/>
          <draw:equation draw:name="f97" draw:formula="2147483646*logheight/699"/>
          <draw:equation draw:name="f98" draw:formula="2147483646*logwidth/3284"/>
          <draw:equation draw:name="f99" draw:formula="2147483646*logheight/699"/>
          <draw:equation draw:name="f100" draw:formula="2147483646*logwidth/3284"/>
          <draw:equation draw:name="f101" draw:formula="2147483646*logheight/699"/>
          <draw:equation draw:name="f102" draw:formula="2147483646*logwidth/3284"/>
          <draw:equation draw:name="f103" draw:formula="2147483646*logheight/699"/>
          <draw:equation draw:name="f104" draw:formula="2147483646*logwidth/3284"/>
          <draw:equation draw:name="f105" draw:formula="2147483646*logheight/699"/>
          <draw:equation draw:name="f106" draw:formula="2147483646*logwidth/3284"/>
          <draw:equation draw:name="f107" draw:formula="2147483646*logheight/699"/>
          <draw:equation draw:name="f108" draw:formula="2147483646*logwidth/3284"/>
          <draw:equation draw:name="f109" draw:formula="2147483646*logheight/699"/>
          <draw:equation draw:name="f110" draw:formula="2147483646*logwidth/3284"/>
          <draw:equation draw:name="f111" draw:formula="2147483646*logheight/699"/>
          <draw:equation draw:name="f112" draw:formula="2147483646*logwidth/3284"/>
          <draw:equation draw:name="f113" draw:formula="2147483646*logheight/699"/>
          <draw:equation draw:name="f114" draw:formula="2147483646*logwidth/3284"/>
          <draw:equation draw:name="f115" draw:formula="2147483646*logheight/699"/>
          <draw:equation draw:name="f116" draw:formula="2147483646*logwidth/3284"/>
          <draw:equation draw:name="f117" draw:formula="2147483646*logheight/699"/>
          <draw:equation draw:name="f118" draw:formula="2147483646*logwidth/3284"/>
          <draw:equation draw:name="f119" draw:formula="2147483646*logheight/699"/>
          <draw:equation draw:name="f120" draw:formula="2147483646*logwidth/3284"/>
          <draw:equation draw:name="f121" draw:formula="2147483646*logheight/699"/>
          <draw:equation draw:name="f122" draw:formula="2147483646*logwidth/3284"/>
          <draw:equation draw:name="f123" draw:formula="2147483646*logheight/699"/>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logwidth"/>
          <draw:equation draw:name="f187" draw:formula="logheight"/>
        </draw:enhanced-geometry>
      </draw:custom-shape>
      <draw:frame presentation:style-name="_31__5f_제목_20_슬라이드-title" draw:layer="backgroundobjects" svg:width="22.859cm" svg:height="3.18cm" svg:x="1.27cm" svg:y="0.76cm" presentation:class="title" presentation:placeholder="true">
        <draw:text-box/>
      </draw:frame>
      <draw:frame presentation:style-name="_31__5f_제목_20_슬라이드-outline1" draw:layer="backgroundobjects" svg:width="22.859cm" svg:height="11.048cm" svg:x="1.27cm" svg:y="4.457cm" presentation:class="outline" presentation:placeholder="true">
        <draw:text-box/>
      </draw:frame>
      <presentation:notes style:page-layout-name="PM0">
        <draw:page-thumbnail presentation:style-name="_31__5f_제목_20_슬라이드-title" draw:layer="backgroundobjects" svg:width="14.848cm" svg:height="11.136cm" svg:x="3.075cm" svg:y="2.257cm" presentation:class="page"/>
        <draw:frame presentation:style-name="_31__5f_제목_20_슬라이드-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제목_20_슬라이드" style:display-name="제목 슬라이드" style:page-layout-name="PM1" draw:style-name="Mdp2">
      <draw:custom-shape draw:name="Freeform 13" draw:style-name="Mgr6" draw:text-style-name="MP7" draw:layer="backgroundobjects" svg:width="3.434cm" svg:height="0.731cm" svg:x="21.273cm" svg:y="0.882cm">
        <text:p/>
        <draw:enhanced-geometry draw:mirror-horizontal="false" draw:mirror-vertical="false" svg:viewBox="0 0 0 0" drawooo:sub-view-size="3284 699" draw:text-areas="0 0 ?f186 ?f187" draw:type="ooxml-non-primitive" draw:enhanced-path="M 1771 321 L 1771 321 1776 317 1779 312 1782 306 1783 300 1782 294 1779 288 1776 283 1771 278 1764 275 1757 271 1748 270 1740 269 1734 270 1727 271 1713 276 1696 283 1678 295 1659 308 1641 323 1623 337 1605 352 1589 369 1572 386 1555 404 1540 421 1566 338 1572 317 1574 306 1574 303 1573 300 1571 298 1568 296 1560 293 1551 292 1534 293 1514 298 1489 306 1462 315 1433 330 1404 346 1375 365 1346 388 1365 404 1406 374 1422 363 1433 357 1449 350 1455 348 1460 348 1466 348 1471 350 1473 354 1474 358 1472 368 1468 384 1443 469 1415 560 1372 685 1462 685 1490 594 1503 552 1514 520 1523 495 1530 479 1539 465 1548 451 1561 436 1577 420 1593 405 1609 390 1624 380 1639 370 1654 362 1671 355 1690 349 1712 342 1733 337 1751 331 1763 326 1771 321 Z M 633 130 L 633 130 631 135 631 139 633 143 635 146 639 149 642 151 646 153 650 155 655 155 664 153 670 150 677 145 683 140 829 0 720 0 633 130 Z M 627 190 L 627 190 605 174 581 159 556 149 529 138 500 131 470 126 437 122 404 121 375 122 348 124 320 127 294 132 269 139 244 146 220 155 196 165 174 177 152 189 132 203 114 218 96 233 79 249 65 267 51 284 39 303 28 323 20 342 11 361 7 380 2 400 0 419 0 439 0 451 1 463 4 475 8 487 13 499 19 510 26 521 34 533 40 541 46 548 53 552 59 557 66 561 73 563 79 564 87 566 93 564 97 563 103 561 108 557 112 552 115 548 116 543 118 537 116 529 113 523 104 516 91 507 78 500 66 492 57 482 48 471 42 461 38 448 35 435 34 420 35 405 38 389 41 374 46 358 53 343 60 327 70 311 81 295 94 278 107 264 121 250 135 237 152 224 170 212 188 201 207 191 227 182 248 174 269 168 289 162 311 157 332 155 355 152 377 152 404 153 428 156 451 161 474 168 494 177 515 188 532 200 550 215 566 232 579 249 590 268 599 288 606 309 612 332 615 357 616 382 615 401 614 420 610 439 606 458 600 476 594 493 586 511 577 526 567 543 556 557 544 572 531 585 518 597 504 607 488 618 472 626 455 635 437 642 419 648 400 653 381 656 360 658 339 661 317 661 300 661 281 658 261 656 240 653 251 633 262 613 273 589 283 564 293 537 302 507 312 475 321 440 355 311 363 278 373 249 382 220 393 194 357 201 323 207 292 211 263 214 258 234 271 232 280 233 283 236 286 237 288 239 290 242 292 249 290 257 288 268 248 420 213 542 201 574 190 600 181 620 172 635 168 639 163 644 158 649 153 651 145 654 133 656 95 658 83 682 152 680 203 681 257 685 312 687 348 688 369 688 389 687 410 684 430 680 450 675 470 669 492 662 512 655 532 645 552 635 571 623 588 608 605 594 622 577 637 560 652 539 666 519 678 498 687 477 696 455 702 432 707 410 709 387 710 362 709 337 705 313 698 289 689 268 678 246 664 226 647 208 627 190 Z M 1313 64 L 1313 64 1313 57 1310 51 1305 45 1298 40 1288 35 1278 33 1263 31 1248 31 1232 31 1218 32 1204 34 1188 38 1173 41 1157 46 1142 52 1125 59 1109 66 1095 74 1081 83 1068 91 1055 101 1043 112 1032 122 1022 134 1012 146 1003 161 994 176 985 193 978 211 970 230 963 250 957 271 885 518 878 545 872 569 870 589 869 607 869 617 871 626 873 636 877 644 882 651 888 660 894 666 902 673 910 679 920 684 931 688 941 692 952 694 964 697 977 698 991 698 1007 698 1024 695 1040 693 1057 688 1074 684 1092 676 1108 669 1125 660 1142 650 1158 638 1174 626 1188 613 1202 598 1216 582 1229 566 1241 549 1251 530 1261 512 1269 493 1275 475 1281 456 1285 437 1286 418 1287 399 1287 386 1286 374 1284 363 1281 354 1278 344 1273 334 1268 327 1262 320 1255 314 1248 308 1241 305 1232 301 1224 298 1214 296 1205 295 1194 294 1175 295 1155 299 1133 305 1109 313 1086 325 1062 338 1038 355 1013 374 1063 211 1075 175 1084 146 1094 125 1101 112 1106 106 1111 101 1117 96 1123 93 1129 90 1136 88 1143 87 1150 87 1168 88 1189 90 1231 95 1258 96 1270 96 1281 94 1292 91 1299 88 1306 82 1310 77 1313 71 1313 64 Z M 1062 374 L 1062 374 1082 362 1100 352 1109 350 1117 348 1125 346 1133 346 1144 346 1155 350 1163 355 1171 362 1175 368 1180 374 1183 381 1186 388 1189 405 1191 421 1191 442 1188 462 1183 482 1177 502 1170 524 1161 544 1150 564 1138 585 1125 604 1111 620 1096 635 1082 645 1067 655 1051 661 1034 664 1018 666 1005 666 993 662 981 656 970 649 960 641 953 630 950 619 949 607 950 591 951 574 953 556 958 539 963 523 969 505 976 488 985 470 994 454 1003 438 1013 424 1022 412 1032 400 1042 389 1052 381 1062 374 Z M 2495 308 L 2495 308 2488 305 2482 301 2466 296 2448 293 2428 292 2414 293 2398 294 2384 296 2370 299 2355 302 2341 307 2328 313 2314 320 2302 327 2289 336 2275 345 2263 355 2252 365 2240 377 2228 390 2217 404 2199 429 2182 454 2169 479 2159 502 2149 527 2143 552 2140 577 2138 603 2138 614 2140 625 2142 636 2144 645 2147 654 2151 661 2156 668 2161 674 2167 680 2174 684 2181 688 2188 691 2198 693 2206 695 2216 697 2227 697 2240 697 2254 694 2268 693 2283 689 2297 686 2312 681 2343 669 2376 654 2410 636 2445 613 2482 588 2461 568 2426 588 2393 605 2366 617 2345 626 2330 631 2316 635 2303 636 2290 637 2278 636 2267 633 2258 630 2250 624 2247 620 2244 616 2240 606 2237 593 2236 577 2237 555 2242 530 2337 496 2370 483 2392 474 2424 458 2452 443 2473 429 2482 420 2490 413 2502 399 2507 392 2510 383 2513 376 2515 369 2516 362 2517 354 2516 346 2515 340 2514 333 2511 328 2508 323 2504 318 2500 313 2495 308 Z M 2396 427 L 2396 427 2383 437 2368 446 2352 456 2335 465 2316 474 2294 483 2249 500 2256 474 2265 448 2275 421 2289 395 2299 380 2310 365 2323 354 2336 344 2347 338 2358 333 2368 331 2380 331 2390 331 2399 333 2408 337 2415 343 2421 349 2426 356 2428 364 2429 374 2428 381 2427 388 2424 394 2421 401 2416 407 2410 414 2396 427 Z M 3270 39 L 3270 39 3263 34 3253 31 3242 29 3232 28 3208 29 3184 33 3158 38 3133 45 3106 54 3083 65 3059 77 3038 91 3018 108 3000 125 2985 144 2970 164 2957 188 2944 218 2930 253 2916 296 2893 294 2876 293 2861 294 2845 295 2830 299 2813 303 2796 309 2780 315 2762 325 2744 334 2726 345 2708 357 2691 371 2675 387 2658 404 2643 421 2627 440 2613 461 2598 482 2587 504 2576 523 2568 543 2562 561 2557 579 2554 597 2553 613 2553 624 2554 633 2557 642 2559 650 2562 658 2565 664 2570 672 2575 678 2581 682 2587 687 2593 691 2600 693 2607 695 2614 698 2629 699 2649 698 2670 693 2693 687 2717 678 2728 672 2742 664 2770 647 2802 624 2837 595 2817 653 2811 668 2810 679 2810 682 2812 686 2814 689 2819 693 2824 695 2829 698 2836 699 2842 699 2860 698 2880 693 2903 686 2929 675 2950 664 2978 649 3011 630 3049 606 3031 588 2982 617 2964 626 2951 632 2938 637 2926 638 2919 637 2916 636 2913 633 2911 631 2910 629 2908 620 2910 611 2912 595 2924 555 3010 274 3038 183 3047 156 3054 139 3061 125 3068 112 3077 103 3085 96 3093 93 3102 89 3111 87 3122 87 3143 88 3178 91 3212 95 3235 96 3246 95 3255 94 3264 90 3271 87 3277 82 3282 76 3284 70 3284 63 3284 56 3280 50 3277 44 3270 39 Z M 2875 440 L 2875 440 2862 482 2850 516 2841 539 2836 549 2831 555 2817 573 2799 589 2780 604 2757 618 2742 625 2726 631 2713 633 2700 635 2689 633 2680 631 2670 626 2662 620 2655 612 2649 603 2646 592 2645 581 2645 568 2647 554 2650 539 2653 524 2659 508 2665 493 2672 475 2681 458 2690 442 2699 426 2708 412 2718 399 2727 388 2737 379 2746 370 2756 363 2775 352 2784 349 2795 345 2805 343 2814 340 2825 339 2835 339 2846 339 2862 340 2904 348 2875 440 Z M 2073 308 L 2073 308 2067 305 2060 301 2045 296 2027 293 2007 292 1992 293 1976 294 1962 296 1948 299 1933 302 1919 307 1906 313 1893 320 1880 327 1867 336 1855 345 1841 355 1830 365 1818 377 1807 390 1795 404 1777 429 1762 454 1747 479 1737 502 1728 527 1721 552 1717 577 1716 603 1717 614 1719 625 1720 636 1722 645 1726 654 1729 661 1734 668 1739 674 1745 680 1752 684 1759 688 1768 691 1776 693 1785 695 1795 697 1806 697 1819 697 1832 694 1846 693 1861 689 1876 686 1890 681 1921 669 1955 654 1988 636 2023 613 2060 588 2039 568 2004 588 1971 605 1945 617 1923 626 1908 631 1894 635 1881 636 1868 637 1856 636 1845 633 1836 630 1828 624 1825 620 1822 616 1819 606 1815 593 1815 577 1816 555 1820 530 1915 496 1948 483 1970 474 2002 458 2030 443 2051 429 2061 420 2068 413 2080 399 2085 392 2088 383 2092 376 2093 369 2095 362 2095 354 2095 346 2094 340 2092 333 2089 328 2086 323 2082 318 2078 313 2073 308 Z M 1974 427 L 1974 427 1961 437 1946 446 1931 456 1913 465 1894 474 1874 483 1827 500 1834 474 1843 448 1855 421 1867 395 1877 380 1889 365 1901 354 1915 344 1925 338 1937 333 1948 331 1958 331 1969 331 1979 333 1987 337 1994 343 2000 349 2004 356 2007 364 2007 374 2007 381 2006 388 2002 394 1999 401 1994 407 1989 414 1974 427 Z N">
          <draw:equation draw:name="f0" draw:formula="2147483646*logwidth/3284"/>
          <draw:equation draw:name="f1" draw:formula="2147483646*logheight/699"/>
          <draw:equation draw:name="f2" draw:formula="2147483646*logwidth/3284"/>
          <draw:equation draw:name="f3" draw:formula="2147483646*logheight/699"/>
          <draw:equation draw:name="f4" draw:formula="2147483646*logwidth/3284"/>
          <draw:equation draw:name="f5" draw:formula="2147483646*logheight/699"/>
          <draw:equation draw:name="f6" draw:formula="2147483646*logwidth/3284"/>
          <draw:equation draw:name="f7" draw:formula="2147483646*logheight/699"/>
          <draw:equation draw:name="f8" draw:formula="2147483646*logwidth/3284"/>
          <draw:equation draw:name="f9" draw:formula="2147483646*logheight/699"/>
          <draw:equation draw:name="f10" draw:formula="2147483646*logwidth/3284"/>
          <draw:equation draw:name="f11" draw:formula="2147483646*logheight/699"/>
          <draw:equation draw:name="f12" draw:formula="2147483646*logwidth/3284"/>
          <draw:equation draw:name="f13" draw:formula="2147483646*logheight/699"/>
          <draw:equation draw:name="f14" draw:formula="2147483646*logwidth/3284"/>
          <draw:equation draw:name="f15" draw:formula="2147483646*logheight/699"/>
          <draw:equation draw:name="f16" draw:formula="0*logwidth/3284"/>
          <draw:equation draw:name="f17" draw:formula="2147483646*logheight/699"/>
          <draw:equation draw:name="f18" draw:formula="2147483646*logwidth/3284"/>
          <draw:equation draw:name="f19" draw:formula="2147483646*logheight/699"/>
          <draw:equation draw:name="f20" draw:formula="2147483646*logwidth/3284"/>
          <draw:equation draw:name="f21" draw:formula="2147483646*logheight/699"/>
          <draw:equation draw:name="f22" draw:formula="2147483646*logwidth/3284"/>
          <draw:equation draw:name="f23" draw:formula="2147483646*logheight/699"/>
          <draw:equation draw:name="f24" draw:formula="2147483646*logwidth/3284"/>
          <draw:equation draw:name="f25" draw:formula="2147483646*logheight/699"/>
          <draw:equation draw:name="f26" draw:formula="2147483646*logwidth/3284"/>
          <draw:equation draw:name="f27" draw:formula="2147483646*logheight/699"/>
          <draw:equation draw:name="f28" draw:formula="2147483646*logwidth/3284"/>
          <draw:equation draw:name="f29" draw:formula="2147483646*logheight/699"/>
          <draw:equation draw:name="f30" draw:formula="2147483646*logwidth/3284"/>
          <draw:equation draw:name="f31" draw:formula="2147483646*logheight/699"/>
          <draw:equation draw:name="f32" draw:formula="2147483646*logwidth/3284"/>
          <draw:equation draw:name="f33" draw:formula="2147483646*logheight/699"/>
          <draw:equation draw:name="f34" draw:formula="2147483646*logwidth/3284"/>
          <draw:equation draw:name="f35" draw:formula="2147483646*logheight/699"/>
          <draw:equation draw:name="f36" draw:formula="2147483646*logwidth/3284"/>
          <draw:equation draw:name="f37" draw:formula="2147483646*logheight/699"/>
          <draw:equation draw:name="f38" draw:formula="2147483646*logwidth/3284"/>
          <draw:equation draw:name="f39" draw:formula="2147483646*logheight/699"/>
          <draw:equation draw:name="f40" draw:formula="2147483646*logwidth/3284"/>
          <draw:equation draw:name="f41" draw:formula="2147483646*logheight/699"/>
          <draw:equation draw:name="f42" draw:formula="2147483646*logwidth/3284"/>
          <draw:equation draw:name="f43" draw:formula="2147483646*logheight/699"/>
          <draw:equation draw:name="f44" draw:formula="2147483646*logwidth/3284"/>
          <draw:equation draw:name="f45" draw:formula="2147483646*logheight/699"/>
          <draw:equation draw:name="f46" draw:formula="2147483646*logwidth/3284"/>
          <draw:equation draw:name="f47" draw:formula="2147483646*logheight/699"/>
          <draw:equation draw:name="f48" draw:formula="2147483646*logwidth/3284"/>
          <draw:equation draw:name="f49" draw:formula="2147483646*logheight/699"/>
          <draw:equation draw:name="f50" draw:formula="2147483646*logwidth/3284"/>
          <draw:equation draw:name="f51" draw:formula="2147483646*logheight/699"/>
          <draw:equation draw:name="f52" draw:formula="2147483646*logwidth/3284"/>
          <draw:equation draw:name="f53" draw:formula="2147483646*logheight/699"/>
          <draw:equation draw:name="f54" draw:formula="2147483646*logwidth/3284"/>
          <draw:equation draw:name="f55" draw:formula="2147483646*logheight/699"/>
          <draw:equation draw:name="f56" draw:formula="2147483646*logwidth/3284"/>
          <draw:equation draw:name="f57" draw:formula="2147483646*logheight/699"/>
          <draw:equation draw:name="f58" draw:formula="2147483646*logwidth/3284"/>
          <draw:equation draw:name="f59" draw:formula="2147483646*logheight/699"/>
          <draw:equation draw:name="f60" draw:formula="2147483646*logwidth/3284"/>
          <draw:equation draw:name="f61" draw:formula="2147483646*logheight/699"/>
          <draw:equation draw:name="f62" draw:formula="2147483646*logwidth/3284"/>
          <draw:equation draw:name="f63" draw:formula="2147483646*logheight/699"/>
          <draw:equation draw:name="f64" draw:formula="2147483646*logwidth/3284"/>
          <draw:equation draw:name="f65" draw:formula="2147483646*logheight/699"/>
          <draw:equation draw:name="f66" draw:formula="2147483646*logwidth/3284"/>
          <draw:equation draw:name="f67" draw:formula="2147483646*logheight/699"/>
          <draw:equation draw:name="f68" draw:formula="2147483646*logwidth/3284"/>
          <draw:equation draw:name="f69" draw:formula="2147483646*logheight/699"/>
          <draw:equation draw:name="f70" draw:formula="2147483646*logwidth/3284"/>
          <draw:equation draw:name="f71" draw:formula="2147483646*logheight/699"/>
          <draw:equation draw:name="f72" draw:formula="2147483646*logwidth/3284"/>
          <draw:equation draw:name="f73" draw:formula="2147483646*logheight/699"/>
          <draw:equation draw:name="f74" draw:formula="2147483646*logwidth/3284"/>
          <draw:equation draw:name="f75" draw:formula="2147483646*logheight/699"/>
          <draw:equation draw:name="f76" draw:formula="2147483646*logwidth/3284"/>
          <draw:equation draw:name="f77" draw:formula="2147483646*logheight/699"/>
          <draw:equation draw:name="f78" draw:formula="2147483646*logwidth/3284"/>
          <draw:equation draw:name="f79" draw:formula="2147483646*logheight/699"/>
          <draw:equation draw:name="f80" draw:formula="2147483646*logwidth/3284"/>
          <draw:equation draw:name="f81" draw:formula="2147483646*logheight/699"/>
          <draw:equation draw:name="f82" draw:formula="2147483646*logwidth/3284"/>
          <draw:equation draw:name="f83" draw:formula="2147483646*logheight/699"/>
          <draw:equation draw:name="f84" draw:formula="2147483646*logwidth/3284"/>
          <draw:equation draw:name="f85" draw:formula="2147483646*logheight/699"/>
          <draw:equation draw:name="f86" draw:formula="2147483646*logwidth/3284"/>
          <draw:equation draw:name="f87" draw:formula="2147483646*logheight/699"/>
          <draw:equation draw:name="f88" draw:formula="2147483646*logwidth/3284"/>
          <draw:equation draw:name="f89" draw:formula="2147483646*logheight/699"/>
          <draw:equation draw:name="f90" draw:formula="2147483646*logwidth/3284"/>
          <draw:equation draw:name="f91" draw:formula="2147483646*logheight/699"/>
          <draw:equation draw:name="f92" draw:formula="2147483646*logwidth/3284"/>
          <draw:equation draw:name="f93" draw:formula="2147483646*logheight/699"/>
          <draw:equation draw:name="f94" draw:formula="2147483646*logwidth/3284"/>
          <draw:equation draw:name="f95" draw:formula="2147483646*logheight/699"/>
          <draw:equation draw:name="f96" draw:formula="2147483646*logwidth/3284"/>
          <draw:equation draw:name="f97" draw:formula="2147483646*logheight/699"/>
          <draw:equation draw:name="f98" draw:formula="2147483646*logwidth/3284"/>
          <draw:equation draw:name="f99" draw:formula="2147483646*logheight/699"/>
          <draw:equation draw:name="f100" draw:formula="2147483646*logwidth/3284"/>
          <draw:equation draw:name="f101" draw:formula="2147483646*logheight/699"/>
          <draw:equation draw:name="f102" draw:formula="2147483646*logwidth/3284"/>
          <draw:equation draw:name="f103" draw:formula="2147483646*logheight/699"/>
          <draw:equation draw:name="f104" draw:formula="2147483646*logwidth/3284"/>
          <draw:equation draw:name="f105" draw:formula="2147483646*logheight/699"/>
          <draw:equation draw:name="f106" draw:formula="2147483646*logwidth/3284"/>
          <draw:equation draw:name="f107" draw:formula="2147483646*logheight/699"/>
          <draw:equation draw:name="f108" draw:formula="2147483646*logwidth/3284"/>
          <draw:equation draw:name="f109" draw:formula="2147483646*logheight/699"/>
          <draw:equation draw:name="f110" draw:formula="2147483646*logwidth/3284"/>
          <draw:equation draw:name="f111" draw:formula="2147483646*logheight/699"/>
          <draw:equation draw:name="f112" draw:formula="2147483646*logwidth/3284"/>
          <draw:equation draw:name="f113" draw:formula="2147483646*logheight/699"/>
          <draw:equation draw:name="f114" draw:formula="2147483646*logwidth/3284"/>
          <draw:equation draw:name="f115" draw:formula="2147483646*logheight/699"/>
          <draw:equation draw:name="f116" draw:formula="2147483646*logwidth/3284"/>
          <draw:equation draw:name="f117" draw:formula="2147483646*logheight/699"/>
          <draw:equation draw:name="f118" draw:formula="2147483646*logwidth/3284"/>
          <draw:equation draw:name="f119" draw:formula="2147483646*logheight/699"/>
          <draw:equation draw:name="f120" draw:formula="2147483646*logwidth/3284"/>
          <draw:equation draw:name="f121" draw:formula="2147483646*logheight/699"/>
          <draw:equation draw:name="f122" draw:formula="2147483646*logwidth/3284"/>
          <draw:equation draw:name="f123" draw:formula="2147483646*logheight/699"/>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logwidth"/>
          <draw:equation draw:name="f187" draw:formula="logheight"/>
        </draw:enhanced-geometry>
      </draw:custom-shape>
      <draw:frame presentation:style-name="제목_20_슬라이드-title" draw:layer="backgroundobjects" svg:width="22.859cm" svg:height="3.18cm" svg:x="1.27cm" svg:y="0.76cm" presentation:class="title" presentation:placeholder="true">
        <draw:text-box/>
      </draw:frame>
      <draw:frame presentation:style-name="제목_20_슬라이드-outline1" draw:layer="backgroundobjects" svg:width="22.859cm" svg:height="11.048cm" svg:x="1.27cm" svg:y="4.457cm" presentation:class="outline" presentation:placeholder="true">
        <draw:text-box/>
      </draw:frame>
      <presentation:notes style:page-layout-name="PM0">
        <draw:page-thumbnail presentation:style-name="제목_20_슬라이드-title" draw:layer="backgroundobjects" svg:width="14.848cm" svg:height="11.136cm" svg:x="3.075cm" svg:y="2.257cm" presentation:class="page"/>
        <draw:frame presentation:style-name="제목_20_슬라이드-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_32__5f_제목_20_슬라이드" style:display-name="2_제목 슬라이드" style:page-layout-name="PM1" draw:style-name="Mdp2">
      <draw:custom-shape draw:name="Freeform 13" draw:style-name="Mgr6" draw:text-style-name="MP7" draw:layer="backgroundobjects" svg:width="3.434cm" svg:height="0.731cm" svg:x="21.273cm" svg:y="0.882cm">
        <text:p/>
        <draw:enhanced-geometry draw:mirror-horizontal="false" draw:mirror-vertical="false" svg:viewBox="0 0 0 0" drawooo:sub-view-size="3284 699" draw:text-areas="0 0 ?f186 ?f187" draw:type="ooxml-non-primitive" draw:enhanced-path="M 1771 321 L 1771 321 1776 317 1779 312 1782 306 1783 300 1782 294 1779 288 1776 283 1771 278 1764 275 1757 271 1748 270 1740 269 1734 270 1727 271 1713 276 1696 283 1678 295 1659 308 1641 323 1623 337 1605 352 1589 369 1572 386 1555 404 1540 421 1566 338 1572 317 1574 306 1574 303 1573 300 1571 298 1568 296 1560 293 1551 292 1534 293 1514 298 1489 306 1462 315 1433 330 1404 346 1375 365 1346 388 1365 404 1406 374 1422 363 1433 357 1449 350 1455 348 1460 348 1466 348 1471 350 1473 354 1474 358 1472 368 1468 384 1443 469 1415 560 1372 685 1462 685 1490 594 1503 552 1514 520 1523 495 1530 479 1539 465 1548 451 1561 436 1577 420 1593 405 1609 390 1624 380 1639 370 1654 362 1671 355 1690 349 1712 342 1733 337 1751 331 1763 326 1771 321 Z M 633 130 L 633 130 631 135 631 139 633 143 635 146 639 149 642 151 646 153 650 155 655 155 664 153 670 150 677 145 683 140 829 0 720 0 633 130 Z M 627 190 L 627 190 605 174 581 159 556 149 529 138 500 131 470 126 437 122 404 121 375 122 348 124 320 127 294 132 269 139 244 146 220 155 196 165 174 177 152 189 132 203 114 218 96 233 79 249 65 267 51 284 39 303 28 323 20 342 11 361 7 380 2 400 0 419 0 439 0 451 1 463 4 475 8 487 13 499 19 510 26 521 34 533 40 541 46 548 53 552 59 557 66 561 73 563 79 564 87 566 93 564 97 563 103 561 108 557 112 552 115 548 116 543 118 537 116 529 113 523 104 516 91 507 78 500 66 492 57 482 48 471 42 461 38 448 35 435 34 420 35 405 38 389 41 374 46 358 53 343 60 327 70 311 81 295 94 278 107 264 121 250 135 237 152 224 170 212 188 201 207 191 227 182 248 174 269 168 289 162 311 157 332 155 355 152 377 152 404 153 428 156 451 161 474 168 494 177 515 188 532 200 550 215 566 232 579 249 590 268 599 288 606 309 612 332 615 357 616 382 615 401 614 420 610 439 606 458 600 476 594 493 586 511 577 526 567 543 556 557 544 572 531 585 518 597 504 607 488 618 472 626 455 635 437 642 419 648 400 653 381 656 360 658 339 661 317 661 300 661 281 658 261 656 240 653 251 633 262 613 273 589 283 564 293 537 302 507 312 475 321 440 355 311 363 278 373 249 382 220 393 194 357 201 323 207 292 211 263 214 258 234 271 232 280 233 283 236 286 237 288 239 290 242 292 249 290 257 288 268 248 420 213 542 201 574 190 600 181 620 172 635 168 639 163 644 158 649 153 651 145 654 133 656 95 658 83 682 152 680 203 681 257 685 312 687 348 688 369 688 389 687 410 684 430 680 450 675 470 669 492 662 512 655 532 645 552 635 571 623 588 608 605 594 622 577 637 560 652 539 666 519 678 498 687 477 696 455 702 432 707 410 709 387 710 362 709 337 705 313 698 289 689 268 678 246 664 226 647 208 627 190 Z M 1313 64 L 1313 64 1313 57 1310 51 1305 45 1298 40 1288 35 1278 33 1263 31 1248 31 1232 31 1218 32 1204 34 1188 38 1173 41 1157 46 1142 52 1125 59 1109 66 1095 74 1081 83 1068 91 1055 101 1043 112 1032 122 1022 134 1012 146 1003 161 994 176 985 193 978 211 970 230 963 250 957 271 885 518 878 545 872 569 870 589 869 607 869 617 871 626 873 636 877 644 882 651 888 660 894 666 902 673 910 679 920 684 931 688 941 692 952 694 964 697 977 698 991 698 1007 698 1024 695 1040 693 1057 688 1074 684 1092 676 1108 669 1125 660 1142 650 1158 638 1174 626 1188 613 1202 598 1216 582 1229 566 1241 549 1251 530 1261 512 1269 493 1275 475 1281 456 1285 437 1286 418 1287 399 1287 386 1286 374 1284 363 1281 354 1278 344 1273 334 1268 327 1262 320 1255 314 1248 308 1241 305 1232 301 1224 298 1214 296 1205 295 1194 294 1175 295 1155 299 1133 305 1109 313 1086 325 1062 338 1038 355 1013 374 1063 211 1075 175 1084 146 1094 125 1101 112 1106 106 1111 101 1117 96 1123 93 1129 90 1136 88 1143 87 1150 87 1168 88 1189 90 1231 95 1258 96 1270 96 1281 94 1292 91 1299 88 1306 82 1310 77 1313 71 1313 64 Z M 1062 374 L 1062 374 1082 362 1100 352 1109 350 1117 348 1125 346 1133 346 1144 346 1155 350 1163 355 1171 362 1175 368 1180 374 1183 381 1186 388 1189 405 1191 421 1191 442 1188 462 1183 482 1177 502 1170 524 1161 544 1150 564 1138 585 1125 604 1111 620 1096 635 1082 645 1067 655 1051 661 1034 664 1018 666 1005 666 993 662 981 656 970 649 960 641 953 630 950 619 949 607 950 591 951 574 953 556 958 539 963 523 969 505 976 488 985 470 994 454 1003 438 1013 424 1022 412 1032 400 1042 389 1052 381 1062 374 Z M 2495 308 L 2495 308 2488 305 2482 301 2466 296 2448 293 2428 292 2414 293 2398 294 2384 296 2370 299 2355 302 2341 307 2328 313 2314 320 2302 327 2289 336 2275 345 2263 355 2252 365 2240 377 2228 390 2217 404 2199 429 2182 454 2169 479 2159 502 2149 527 2143 552 2140 577 2138 603 2138 614 2140 625 2142 636 2144 645 2147 654 2151 661 2156 668 2161 674 2167 680 2174 684 2181 688 2188 691 2198 693 2206 695 2216 697 2227 697 2240 697 2254 694 2268 693 2283 689 2297 686 2312 681 2343 669 2376 654 2410 636 2445 613 2482 588 2461 568 2426 588 2393 605 2366 617 2345 626 2330 631 2316 635 2303 636 2290 637 2278 636 2267 633 2258 630 2250 624 2247 620 2244 616 2240 606 2237 593 2236 577 2237 555 2242 530 2337 496 2370 483 2392 474 2424 458 2452 443 2473 429 2482 420 2490 413 2502 399 2507 392 2510 383 2513 376 2515 369 2516 362 2517 354 2516 346 2515 340 2514 333 2511 328 2508 323 2504 318 2500 313 2495 308 Z M 2396 427 L 2396 427 2383 437 2368 446 2352 456 2335 465 2316 474 2294 483 2249 500 2256 474 2265 448 2275 421 2289 395 2299 380 2310 365 2323 354 2336 344 2347 338 2358 333 2368 331 2380 331 2390 331 2399 333 2408 337 2415 343 2421 349 2426 356 2428 364 2429 374 2428 381 2427 388 2424 394 2421 401 2416 407 2410 414 2396 427 Z M 3270 39 L 3270 39 3263 34 3253 31 3242 29 3232 28 3208 29 3184 33 3158 38 3133 45 3106 54 3083 65 3059 77 3038 91 3018 108 3000 125 2985 144 2970 164 2957 188 2944 218 2930 253 2916 296 2893 294 2876 293 2861 294 2845 295 2830 299 2813 303 2796 309 2780 315 2762 325 2744 334 2726 345 2708 357 2691 371 2675 387 2658 404 2643 421 2627 440 2613 461 2598 482 2587 504 2576 523 2568 543 2562 561 2557 579 2554 597 2553 613 2553 624 2554 633 2557 642 2559 650 2562 658 2565 664 2570 672 2575 678 2581 682 2587 687 2593 691 2600 693 2607 695 2614 698 2629 699 2649 698 2670 693 2693 687 2717 678 2728 672 2742 664 2770 647 2802 624 2837 595 2817 653 2811 668 2810 679 2810 682 2812 686 2814 689 2819 693 2824 695 2829 698 2836 699 2842 699 2860 698 2880 693 2903 686 2929 675 2950 664 2978 649 3011 630 3049 606 3031 588 2982 617 2964 626 2951 632 2938 637 2926 638 2919 637 2916 636 2913 633 2911 631 2910 629 2908 620 2910 611 2912 595 2924 555 3010 274 3038 183 3047 156 3054 139 3061 125 3068 112 3077 103 3085 96 3093 93 3102 89 3111 87 3122 87 3143 88 3178 91 3212 95 3235 96 3246 95 3255 94 3264 90 3271 87 3277 82 3282 76 3284 70 3284 63 3284 56 3280 50 3277 44 3270 39 Z M 2875 440 L 2875 440 2862 482 2850 516 2841 539 2836 549 2831 555 2817 573 2799 589 2780 604 2757 618 2742 625 2726 631 2713 633 2700 635 2689 633 2680 631 2670 626 2662 620 2655 612 2649 603 2646 592 2645 581 2645 568 2647 554 2650 539 2653 524 2659 508 2665 493 2672 475 2681 458 2690 442 2699 426 2708 412 2718 399 2727 388 2737 379 2746 370 2756 363 2775 352 2784 349 2795 345 2805 343 2814 340 2825 339 2835 339 2846 339 2862 340 2904 348 2875 440 Z M 2073 308 L 2073 308 2067 305 2060 301 2045 296 2027 293 2007 292 1992 293 1976 294 1962 296 1948 299 1933 302 1919 307 1906 313 1893 320 1880 327 1867 336 1855 345 1841 355 1830 365 1818 377 1807 390 1795 404 1777 429 1762 454 1747 479 1737 502 1728 527 1721 552 1717 577 1716 603 1717 614 1719 625 1720 636 1722 645 1726 654 1729 661 1734 668 1739 674 1745 680 1752 684 1759 688 1768 691 1776 693 1785 695 1795 697 1806 697 1819 697 1832 694 1846 693 1861 689 1876 686 1890 681 1921 669 1955 654 1988 636 2023 613 2060 588 2039 568 2004 588 1971 605 1945 617 1923 626 1908 631 1894 635 1881 636 1868 637 1856 636 1845 633 1836 630 1828 624 1825 620 1822 616 1819 606 1815 593 1815 577 1816 555 1820 530 1915 496 1948 483 1970 474 2002 458 2030 443 2051 429 2061 420 2068 413 2080 399 2085 392 2088 383 2092 376 2093 369 2095 362 2095 354 2095 346 2094 340 2092 333 2089 328 2086 323 2082 318 2078 313 2073 308 Z M 1974 427 L 1974 427 1961 437 1946 446 1931 456 1913 465 1894 474 1874 483 1827 500 1834 474 1843 448 1855 421 1867 395 1877 380 1889 365 1901 354 1915 344 1925 338 1937 333 1948 331 1958 331 1969 331 1979 333 1987 337 1994 343 2000 349 2004 356 2007 364 2007 374 2007 381 2006 388 2002 394 1999 401 1994 407 1989 414 1974 427 Z N">
          <draw:equation draw:name="f0" draw:formula="2147483646*logwidth/3284"/>
          <draw:equation draw:name="f1" draw:formula="2147483646*logheight/699"/>
          <draw:equation draw:name="f2" draw:formula="2147483646*logwidth/3284"/>
          <draw:equation draw:name="f3" draw:formula="2147483646*logheight/699"/>
          <draw:equation draw:name="f4" draw:formula="2147483646*logwidth/3284"/>
          <draw:equation draw:name="f5" draw:formula="2147483646*logheight/699"/>
          <draw:equation draw:name="f6" draw:formula="2147483646*logwidth/3284"/>
          <draw:equation draw:name="f7" draw:formula="2147483646*logheight/699"/>
          <draw:equation draw:name="f8" draw:formula="2147483646*logwidth/3284"/>
          <draw:equation draw:name="f9" draw:formula="2147483646*logheight/699"/>
          <draw:equation draw:name="f10" draw:formula="2147483646*logwidth/3284"/>
          <draw:equation draw:name="f11" draw:formula="2147483646*logheight/699"/>
          <draw:equation draw:name="f12" draw:formula="2147483646*logwidth/3284"/>
          <draw:equation draw:name="f13" draw:formula="2147483646*logheight/699"/>
          <draw:equation draw:name="f14" draw:formula="2147483646*logwidth/3284"/>
          <draw:equation draw:name="f15" draw:formula="2147483646*logheight/699"/>
          <draw:equation draw:name="f16" draw:formula="0*logwidth/3284"/>
          <draw:equation draw:name="f17" draw:formula="2147483646*logheight/699"/>
          <draw:equation draw:name="f18" draw:formula="2147483646*logwidth/3284"/>
          <draw:equation draw:name="f19" draw:formula="2147483646*logheight/699"/>
          <draw:equation draw:name="f20" draw:formula="2147483646*logwidth/3284"/>
          <draw:equation draw:name="f21" draw:formula="2147483646*logheight/699"/>
          <draw:equation draw:name="f22" draw:formula="2147483646*logwidth/3284"/>
          <draw:equation draw:name="f23" draw:formula="2147483646*logheight/699"/>
          <draw:equation draw:name="f24" draw:formula="2147483646*logwidth/3284"/>
          <draw:equation draw:name="f25" draw:formula="2147483646*logheight/699"/>
          <draw:equation draw:name="f26" draw:formula="2147483646*logwidth/3284"/>
          <draw:equation draw:name="f27" draw:formula="2147483646*logheight/699"/>
          <draw:equation draw:name="f28" draw:formula="2147483646*logwidth/3284"/>
          <draw:equation draw:name="f29" draw:formula="2147483646*logheight/699"/>
          <draw:equation draw:name="f30" draw:formula="2147483646*logwidth/3284"/>
          <draw:equation draw:name="f31" draw:formula="2147483646*logheight/699"/>
          <draw:equation draw:name="f32" draw:formula="2147483646*logwidth/3284"/>
          <draw:equation draw:name="f33" draw:formula="2147483646*logheight/699"/>
          <draw:equation draw:name="f34" draw:formula="2147483646*logwidth/3284"/>
          <draw:equation draw:name="f35" draw:formula="2147483646*logheight/699"/>
          <draw:equation draw:name="f36" draw:formula="2147483646*logwidth/3284"/>
          <draw:equation draw:name="f37" draw:formula="2147483646*logheight/699"/>
          <draw:equation draw:name="f38" draw:formula="2147483646*logwidth/3284"/>
          <draw:equation draw:name="f39" draw:formula="2147483646*logheight/699"/>
          <draw:equation draw:name="f40" draw:formula="2147483646*logwidth/3284"/>
          <draw:equation draw:name="f41" draw:formula="2147483646*logheight/699"/>
          <draw:equation draw:name="f42" draw:formula="2147483646*logwidth/3284"/>
          <draw:equation draw:name="f43" draw:formula="2147483646*logheight/699"/>
          <draw:equation draw:name="f44" draw:formula="2147483646*logwidth/3284"/>
          <draw:equation draw:name="f45" draw:formula="2147483646*logheight/699"/>
          <draw:equation draw:name="f46" draw:formula="2147483646*logwidth/3284"/>
          <draw:equation draw:name="f47" draw:formula="2147483646*logheight/699"/>
          <draw:equation draw:name="f48" draw:formula="2147483646*logwidth/3284"/>
          <draw:equation draw:name="f49" draw:formula="2147483646*logheight/699"/>
          <draw:equation draw:name="f50" draw:formula="2147483646*logwidth/3284"/>
          <draw:equation draw:name="f51" draw:formula="2147483646*logheight/699"/>
          <draw:equation draw:name="f52" draw:formula="2147483646*logwidth/3284"/>
          <draw:equation draw:name="f53" draw:formula="2147483646*logheight/699"/>
          <draw:equation draw:name="f54" draw:formula="2147483646*logwidth/3284"/>
          <draw:equation draw:name="f55" draw:formula="2147483646*logheight/699"/>
          <draw:equation draw:name="f56" draw:formula="2147483646*logwidth/3284"/>
          <draw:equation draw:name="f57" draw:formula="2147483646*logheight/699"/>
          <draw:equation draw:name="f58" draw:formula="2147483646*logwidth/3284"/>
          <draw:equation draw:name="f59" draw:formula="2147483646*logheight/699"/>
          <draw:equation draw:name="f60" draw:formula="2147483646*logwidth/3284"/>
          <draw:equation draw:name="f61" draw:formula="2147483646*logheight/699"/>
          <draw:equation draw:name="f62" draw:formula="2147483646*logwidth/3284"/>
          <draw:equation draw:name="f63" draw:formula="2147483646*logheight/699"/>
          <draw:equation draw:name="f64" draw:formula="2147483646*logwidth/3284"/>
          <draw:equation draw:name="f65" draw:formula="2147483646*logheight/699"/>
          <draw:equation draw:name="f66" draw:formula="2147483646*logwidth/3284"/>
          <draw:equation draw:name="f67" draw:formula="2147483646*logheight/699"/>
          <draw:equation draw:name="f68" draw:formula="2147483646*logwidth/3284"/>
          <draw:equation draw:name="f69" draw:formula="2147483646*logheight/699"/>
          <draw:equation draw:name="f70" draw:formula="2147483646*logwidth/3284"/>
          <draw:equation draw:name="f71" draw:formula="2147483646*logheight/699"/>
          <draw:equation draw:name="f72" draw:formula="2147483646*logwidth/3284"/>
          <draw:equation draw:name="f73" draw:formula="2147483646*logheight/699"/>
          <draw:equation draw:name="f74" draw:formula="2147483646*logwidth/3284"/>
          <draw:equation draw:name="f75" draw:formula="2147483646*logheight/699"/>
          <draw:equation draw:name="f76" draw:formula="2147483646*logwidth/3284"/>
          <draw:equation draw:name="f77" draw:formula="2147483646*logheight/699"/>
          <draw:equation draw:name="f78" draw:formula="2147483646*logwidth/3284"/>
          <draw:equation draw:name="f79" draw:formula="2147483646*logheight/699"/>
          <draw:equation draw:name="f80" draw:formula="2147483646*logwidth/3284"/>
          <draw:equation draw:name="f81" draw:formula="2147483646*logheight/699"/>
          <draw:equation draw:name="f82" draw:formula="2147483646*logwidth/3284"/>
          <draw:equation draw:name="f83" draw:formula="2147483646*logheight/699"/>
          <draw:equation draw:name="f84" draw:formula="2147483646*logwidth/3284"/>
          <draw:equation draw:name="f85" draw:formula="2147483646*logheight/699"/>
          <draw:equation draw:name="f86" draw:formula="2147483646*logwidth/3284"/>
          <draw:equation draw:name="f87" draw:formula="2147483646*logheight/699"/>
          <draw:equation draw:name="f88" draw:formula="2147483646*logwidth/3284"/>
          <draw:equation draw:name="f89" draw:formula="2147483646*logheight/699"/>
          <draw:equation draw:name="f90" draw:formula="2147483646*logwidth/3284"/>
          <draw:equation draw:name="f91" draw:formula="2147483646*logheight/699"/>
          <draw:equation draw:name="f92" draw:formula="2147483646*logwidth/3284"/>
          <draw:equation draw:name="f93" draw:formula="2147483646*logheight/699"/>
          <draw:equation draw:name="f94" draw:formula="2147483646*logwidth/3284"/>
          <draw:equation draw:name="f95" draw:formula="2147483646*logheight/699"/>
          <draw:equation draw:name="f96" draw:formula="2147483646*logwidth/3284"/>
          <draw:equation draw:name="f97" draw:formula="2147483646*logheight/699"/>
          <draw:equation draw:name="f98" draw:formula="2147483646*logwidth/3284"/>
          <draw:equation draw:name="f99" draw:formula="2147483646*logheight/699"/>
          <draw:equation draw:name="f100" draw:formula="2147483646*logwidth/3284"/>
          <draw:equation draw:name="f101" draw:formula="2147483646*logheight/699"/>
          <draw:equation draw:name="f102" draw:formula="2147483646*logwidth/3284"/>
          <draw:equation draw:name="f103" draw:formula="2147483646*logheight/699"/>
          <draw:equation draw:name="f104" draw:formula="2147483646*logwidth/3284"/>
          <draw:equation draw:name="f105" draw:formula="2147483646*logheight/699"/>
          <draw:equation draw:name="f106" draw:formula="2147483646*logwidth/3284"/>
          <draw:equation draw:name="f107" draw:formula="2147483646*logheight/699"/>
          <draw:equation draw:name="f108" draw:formula="2147483646*logwidth/3284"/>
          <draw:equation draw:name="f109" draw:formula="2147483646*logheight/699"/>
          <draw:equation draw:name="f110" draw:formula="2147483646*logwidth/3284"/>
          <draw:equation draw:name="f111" draw:formula="2147483646*logheight/699"/>
          <draw:equation draw:name="f112" draw:formula="2147483646*logwidth/3284"/>
          <draw:equation draw:name="f113" draw:formula="2147483646*logheight/699"/>
          <draw:equation draw:name="f114" draw:formula="2147483646*logwidth/3284"/>
          <draw:equation draw:name="f115" draw:formula="2147483646*logheight/699"/>
          <draw:equation draw:name="f116" draw:formula="2147483646*logwidth/3284"/>
          <draw:equation draw:name="f117" draw:formula="2147483646*logheight/699"/>
          <draw:equation draw:name="f118" draw:formula="2147483646*logwidth/3284"/>
          <draw:equation draw:name="f119" draw:formula="2147483646*logheight/699"/>
          <draw:equation draw:name="f120" draw:formula="2147483646*logwidth/3284"/>
          <draw:equation draw:name="f121" draw:formula="2147483646*logheight/699"/>
          <draw:equation draw:name="f122" draw:formula="2147483646*logwidth/3284"/>
          <draw:equation draw:name="f123" draw:formula="2147483646*logheight/699"/>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logwidth"/>
          <draw:equation draw:name="f187" draw:formula="logheight"/>
        </draw:enhanced-geometry>
      </draw:custom-shape>
      <draw:frame presentation:style-name="_32__5f_제목_20_슬라이드-title" draw:layer="backgroundobjects" svg:width="22.859cm" svg:height="3.18cm" svg:x="1.27cm" svg:y="0.76cm" presentation:class="title" presentation:placeholder="true">
        <draw:text-box/>
      </draw:frame>
      <draw:frame presentation:style-name="_32__5f_제목_20_슬라이드-outline1" draw:layer="backgroundobjects" svg:width="22.859cm" svg:height="11.048cm" svg:x="1.27cm" svg:y="4.457cm" presentation:class="outline" presentation:placeholder="true">
        <draw:text-box/>
      </draw:frame>
      <presentation:notes style:page-layout-name="PM0">
        <draw:page-thumbnail presentation:style-name="_32__5f_제목_20_슬라이드-title" draw:layer="backgroundobjects" svg:width="14.848cm" svg:height="11.136cm" svg:x="3.075cm" svg:y="2.257cm" presentation:class="page"/>
        <draw:frame presentation:style-name="_32__5f_제목_20_슬라이드-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제목_20_및_20_내용" style:display-name="제목 및 내용" style:page-layout-name="PM1" draw:style-name="Mdp2">
      <draw:custom-shape draw:name="Freeform 13" draw:style-name="Mgr6" draw:text-style-name="MP7" draw:layer="backgroundobjects" svg:width="3.434cm" svg:height="0.731cm" svg:x="21.273cm" svg:y="0.882cm">
        <text:p/>
        <draw:enhanced-geometry draw:mirror-horizontal="false" draw:mirror-vertical="false" svg:viewBox="0 0 0 0" drawooo:sub-view-size="3284 699" draw:text-areas="0 0 ?f186 ?f187" draw:type="ooxml-non-primitive" draw:enhanced-path="M 1771 321 L 1771 321 1776 317 1779 312 1782 306 1783 300 1782 294 1779 288 1776 283 1771 278 1764 275 1757 271 1748 270 1740 269 1734 270 1727 271 1713 276 1696 283 1678 295 1659 308 1641 323 1623 337 1605 352 1589 369 1572 386 1555 404 1540 421 1566 338 1572 317 1574 306 1574 303 1573 300 1571 298 1568 296 1560 293 1551 292 1534 293 1514 298 1489 306 1462 315 1433 330 1404 346 1375 365 1346 388 1365 404 1406 374 1422 363 1433 357 1449 350 1455 348 1460 348 1466 348 1471 350 1473 354 1474 358 1472 368 1468 384 1443 469 1415 560 1372 685 1462 685 1490 594 1503 552 1514 520 1523 495 1530 479 1539 465 1548 451 1561 436 1577 420 1593 405 1609 390 1624 380 1639 370 1654 362 1671 355 1690 349 1712 342 1733 337 1751 331 1763 326 1771 321 Z M 633 130 L 633 130 631 135 631 139 633 143 635 146 639 149 642 151 646 153 650 155 655 155 664 153 670 150 677 145 683 140 829 0 720 0 633 130 Z M 627 190 L 627 190 605 174 581 159 556 149 529 138 500 131 470 126 437 122 404 121 375 122 348 124 320 127 294 132 269 139 244 146 220 155 196 165 174 177 152 189 132 203 114 218 96 233 79 249 65 267 51 284 39 303 28 323 20 342 11 361 7 380 2 400 0 419 0 439 0 451 1 463 4 475 8 487 13 499 19 510 26 521 34 533 40 541 46 548 53 552 59 557 66 561 73 563 79 564 87 566 93 564 97 563 103 561 108 557 112 552 115 548 116 543 118 537 116 529 113 523 104 516 91 507 78 500 66 492 57 482 48 471 42 461 38 448 35 435 34 420 35 405 38 389 41 374 46 358 53 343 60 327 70 311 81 295 94 278 107 264 121 250 135 237 152 224 170 212 188 201 207 191 227 182 248 174 269 168 289 162 311 157 332 155 355 152 377 152 404 153 428 156 451 161 474 168 494 177 515 188 532 200 550 215 566 232 579 249 590 268 599 288 606 309 612 332 615 357 616 382 615 401 614 420 610 439 606 458 600 476 594 493 586 511 577 526 567 543 556 557 544 572 531 585 518 597 504 607 488 618 472 626 455 635 437 642 419 648 400 653 381 656 360 658 339 661 317 661 300 661 281 658 261 656 240 653 251 633 262 613 273 589 283 564 293 537 302 507 312 475 321 440 355 311 363 278 373 249 382 220 393 194 357 201 323 207 292 211 263 214 258 234 271 232 280 233 283 236 286 237 288 239 290 242 292 249 290 257 288 268 248 420 213 542 201 574 190 600 181 620 172 635 168 639 163 644 158 649 153 651 145 654 133 656 95 658 83 682 152 680 203 681 257 685 312 687 348 688 369 688 389 687 410 684 430 680 450 675 470 669 492 662 512 655 532 645 552 635 571 623 588 608 605 594 622 577 637 560 652 539 666 519 678 498 687 477 696 455 702 432 707 410 709 387 710 362 709 337 705 313 698 289 689 268 678 246 664 226 647 208 627 190 Z M 1313 64 L 1313 64 1313 57 1310 51 1305 45 1298 40 1288 35 1278 33 1263 31 1248 31 1232 31 1218 32 1204 34 1188 38 1173 41 1157 46 1142 52 1125 59 1109 66 1095 74 1081 83 1068 91 1055 101 1043 112 1032 122 1022 134 1012 146 1003 161 994 176 985 193 978 211 970 230 963 250 957 271 885 518 878 545 872 569 870 589 869 607 869 617 871 626 873 636 877 644 882 651 888 660 894 666 902 673 910 679 920 684 931 688 941 692 952 694 964 697 977 698 991 698 1007 698 1024 695 1040 693 1057 688 1074 684 1092 676 1108 669 1125 660 1142 650 1158 638 1174 626 1188 613 1202 598 1216 582 1229 566 1241 549 1251 530 1261 512 1269 493 1275 475 1281 456 1285 437 1286 418 1287 399 1287 386 1286 374 1284 363 1281 354 1278 344 1273 334 1268 327 1262 320 1255 314 1248 308 1241 305 1232 301 1224 298 1214 296 1205 295 1194 294 1175 295 1155 299 1133 305 1109 313 1086 325 1062 338 1038 355 1013 374 1063 211 1075 175 1084 146 1094 125 1101 112 1106 106 1111 101 1117 96 1123 93 1129 90 1136 88 1143 87 1150 87 1168 88 1189 90 1231 95 1258 96 1270 96 1281 94 1292 91 1299 88 1306 82 1310 77 1313 71 1313 64 Z M 1062 374 L 1062 374 1082 362 1100 352 1109 350 1117 348 1125 346 1133 346 1144 346 1155 350 1163 355 1171 362 1175 368 1180 374 1183 381 1186 388 1189 405 1191 421 1191 442 1188 462 1183 482 1177 502 1170 524 1161 544 1150 564 1138 585 1125 604 1111 620 1096 635 1082 645 1067 655 1051 661 1034 664 1018 666 1005 666 993 662 981 656 970 649 960 641 953 630 950 619 949 607 950 591 951 574 953 556 958 539 963 523 969 505 976 488 985 470 994 454 1003 438 1013 424 1022 412 1032 400 1042 389 1052 381 1062 374 Z M 2495 308 L 2495 308 2488 305 2482 301 2466 296 2448 293 2428 292 2414 293 2398 294 2384 296 2370 299 2355 302 2341 307 2328 313 2314 320 2302 327 2289 336 2275 345 2263 355 2252 365 2240 377 2228 390 2217 404 2199 429 2182 454 2169 479 2159 502 2149 527 2143 552 2140 577 2138 603 2138 614 2140 625 2142 636 2144 645 2147 654 2151 661 2156 668 2161 674 2167 680 2174 684 2181 688 2188 691 2198 693 2206 695 2216 697 2227 697 2240 697 2254 694 2268 693 2283 689 2297 686 2312 681 2343 669 2376 654 2410 636 2445 613 2482 588 2461 568 2426 588 2393 605 2366 617 2345 626 2330 631 2316 635 2303 636 2290 637 2278 636 2267 633 2258 630 2250 624 2247 620 2244 616 2240 606 2237 593 2236 577 2237 555 2242 530 2337 496 2370 483 2392 474 2424 458 2452 443 2473 429 2482 420 2490 413 2502 399 2507 392 2510 383 2513 376 2515 369 2516 362 2517 354 2516 346 2515 340 2514 333 2511 328 2508 323 2504 318 2500 313 2495 308 Z M 2396 427 L 2396 427 2383 437 2368 446 2352 456 2335 465 2316 474 2294 483 2249 500 2256 474 2265 448 2275 421 2289 395 2299 380 2310 365 2323 354 2336 344 2347 338 2358 333 2368 331 2380 331 2390 331 2399 333 2408 337 2415 343 2421 349 2426 356 2428 364 2429 374 2428 381 2427 388 2424 394 2421 401 2416 407 2410 414 2396 427 Z M 3270 39 L 3270 39 3263 34 3253 31 3242 29 3232 28 3208 29 3184 33 3158 38 3133 45 3106 54 3083 65 3059 77 3038 91 3018 108 3000 125 2985 144 2970 164 2957 188 2944 218 2930 253 2916 296 2893 294 2876 293 2861 294 2845 295 2830 299 2813 303 2796 309 2780 315 2762 325 2744 334 2726 345 2708 357 2691 371 2675 387 2658 404 2643 421 2627 440 2613 461 2598 482 2587 504 2576 523 2568 543 2562 561 2557 579 2554 597 2553 613 2553 624 2554 633 2557 642 2559 650 2562 658 2565 664 2570 672 2575 678 2581 682 2587 687 2593 691 2600 693 2607 695 2614 698 2629 699 2649 698 2670 693 2693 687 2717 678 2728 672 2742 664 2770 647 2802 624 2837 595 2817 653 2811 668 2810 679 2810 682 2812 686 2814 689 2819 693 2824 695 2829 698 2836 699 2842 699 2860 698 2880 693 2903 686 2929 675 2950 664 2978 649 3011 630 3049 606 3031 588 2982 617 2964 626 2951 632 2938 637 2926 638 2919 637 2916 636 2913 633 2911 631 2910 629 2908 620 2910 611 2912 595 2924 555 3010 274 3038 183 3047 156 3054 139 3061 125 3068 112 3077 103 3085 96 3093 93 3102 89 3111 87 3122 87 3143 88 3178 91 3212 95 3235 96 3246 95 3255 94 3264 90 3271 87 3277 82 3282 76 3284 70 3284 63 3284 56 3280 50 3277 44 3270 39 Z M 2875 440 L 2875 440 2862 482 2850 516 2841 539 2836 549 2831 555 2817 573 2799 589 2780 604 2757 618 2742 625 2726 631 2713 633 2700 635 2689 633 2680 631 2670 626 2662 620 2655 612 2649 603 2646 592 2645 581 2645 568 2647 554 2650 539 2653 524 2659 508 2665 493 2672 475 2681 458 2690 442 2699 426 2708 412 2718 399 2727 388 2737 379 2746 370 2756 363 2775 352 2784 349 2795 345 2805 343 2814 340 2825 339 2835 339 2846 339 2862 340 2904 348 2875 440 Z M 2073 308 L 2073 308 2067 305 2060 301 2045 296 2027 293 2007 292 1992 293 1976 294 1962 296 1948 299 1933 302 1919 307 1906 313 1893 320 1880 327 1867 336 1855 345 1841 355 1830 365 1818 377 1807 390 1795 404 1777 429 1762 454 1747 479 1737 502 1728 527 1721 552 1717 577 1716 603 1717 614 1719 625 1720 636 1722 645 1726 654 1729 661 1734 668 1739 674 1745 680 1752 684 1759 688 1768 691 1776 693 1785 695 1795 697 1806 697 1819 697 1832 694 1846 693 1861 689 1876 686 1890 681 1921 669 1955 654 1988 636 2023 613 2060 588 2039 568 2004 588 1971 605 1945 617 1923 626 1908 631 1894 635 1881 636 1868 637 1856 636 1845 633 1836 630 1828 624 1825 620 1822 616 1819 606 1815 593 1815 577 1816 555 1820 530 1915 496 1948 483 1970 474 2002 458 2030 443 2051 429 2061 420 2068 413 2080 399 2085 392 2088 383 2092 376 2093 369 2095 362 2095 354 2095 346 2094 340 2092 333 2089 328 2086 323 2082 318 2078 313 2073 308 Z M 1974 427 L 1974 427 1961 437 1946 446 1931 456 1913 465 1894 474 1874 483 1827 500 1834 474 1843 448 1855 421 1867 395 1877 380 1889 365 1901 354 1915 344 1925 338 1937 333 1948 331 1958 331 1969 331 1979 333 1987 337 1994 343 2000 349 2004 356 2007 364 2007 374 2007 381 2006 388 2002 394 1999 401 1994 407 1989 414 1974 427 Z N">
          <draw:equation draw:name="f0" draw:formula="2147483646*logwidth/3284"/>
          <draw:equation draw:name="f1" draw:formula="2147483646*logheight/699"/>
          <draw:equation draw:name="f2" draw:formula="2147483646*logwidth/3284"/>
          <draw:equation draw:name="f3" draw:formula="2147483646*logheight/699"/>
          <draw:equation draw:name="f4" draw:formula="2147483646*logwidth/3284"/>
          <draw:equation draw:name="f5" draw:formula="2147483646*logheight/699"/>
          <draw:equation draw:name="f6" draw:formula="2147483646*logwidth/3284"/>
          <draw:equation draw:name="f7" draw:formula="2147483646*logheight/699"/>
          <draw:equation draw:name="f8" draw:formula="2147483646*logwidth/3284"/>
          <draw:equation draw:name="f9" draw:formula="2147483646*logheight/699"/>
          <draw:equation draw:name="f10" draw:formula="2147483646*logwidth/3284"/>
          <draw:equation draw:name="f11" draw:formula="2147483646*logheight/699"/>
          <draw:equation draw:name="f12" draw:formula="2147483646*logwidth/3284"/>
          <draw:equation draw:name="f13" draw:formula="2147483646*logheight/699"/>
          <draw:equation draw:name="f14" draw:formula="2147483646*logwidth/3284"/>
          <draw:equation draw:name="f15" draw:formula="2147483646*logheight/699"/>
          <draw:equation draw:name="f16" draw:formula="0*logwidth/3284"/>
          <draw:equation draw:name="f17" draw:formula="2147483646*logheight/699"/>
          <draw:equation draw:name="f18" draw:formula="2147483646*logwidth/3284"/>
          <draw:equation draw:name="f19" draw:formula="2147483646*logheight/699"/>
          <draw:equation draw:name="f20" draw:formula="2147483646*logwidth/3284"/>
          <draw:equation draw:name="f21" draw:formula="2147483646*logheight/699"/>
          <draw:equation draw:name="f22" draw:formula="2147483646*logwidth/3284"/>
          <draw:equation draw:name="f23" draw:formula="2147483646*logheight/699"/>
          <draw:equation draw:name="f24" draw:formula="2147483646*logwidth/3284"/>
          <draw:equation draw:name="f25" draw:formula="2147483646*logheight/699"/>
          <draw:equation draw:name="f26" draw:formula="2147483646*logwidth/3284"/>
          <draw:equation draw:name="f27" draw:formula="2147483646*logheight/699"/>
          <draw:equation draw:name="f28" draw:formula="2147483646*logwidth/3284"/>
          <draw:equation draw:name="f29" draw:formula="2147483646*logheight/699"/>
          <draw:equation draw:name="f30" draw:formula="2147483646*logwidth/3284"/>
          <draw:equation draw:name="f31" draw:formula="2147483646*logheight/699"/>
          <draw:equation draw:name="f32" draw:formula="2147483646*logwidth/3284"/>
          <draw:equation draw:name="f33" draw:formula="2147483646*logheight/699"/>
          <draw:equation draw:name="f34" draw:formula="2147483646*logwidth/3284"/>
          <draw:equation draw:name="f35" draw:formula="2147483646*logheight/699"/>
          <draw:equation draw:name="f36" draw:formula="2147483646*logwidth/3284"/>
          <draw:equation draw:name="f37" draw:formula="2147483646*logheight/699"/>
          <draw:equation draw:name="f38" draw:formula="2147483646*logwidth/3284"/>
          <draw:equation draw:name="f39" draw:formula="2147483646*logheight/699"/>
          <draw:equation draw:name="f40" draw:formula="2147483646*logwidth/3284"/>
          <draw:equation draw:name="f41" draw:formula="2147483646*logheight/699"/>
          <draw:equation draw:name="f42" draw:formula="2147483646*logwidth/3284"/>
          <draw:equation draw:name="f43" draw:formula="2147483646*logheight/699"/>
          <draw:equation draw:name="f44" draw:formula="2147483646*logwidth/3284"/>
          <draw:equation draw:name="f45" draw:formula="2147483646*logheight/699"/>
          <draw:equation draw:name="f46" draw:formula="2147483646*logwidth/3284"/>
          <draw:equation draw:name="f47" draw:formula="2147483646*logheight/699"/>
          <draw:equation draw:name="f48" draw:formula="2147483646*logwidth/3284"/>
          <draw:equation draw:name="f49" draw:formula="2147483646*logheight/699"/>
          <draw:equation draw:name="f50" draw:formula="2147483646*logwidth/3284"/>
          <draw:equation draw:name="f51" draw:formula="2147483646*logheight/699"/>
          <draw:equation draw:name="f52" draw:formula="2147483646*logwidth/3284"/>
          <draw:equation draw:name="f53" draw:formula="2147483646*logheight/699"/>
          <draw:equation draw:name="f54" draw:formula="2147483646*logwidth/3284"/>
          <draw:equation draw:name="f55" draw:formula="2147483646*logheight/699"/>
          <draw:equation draw:name="f56" draw:formula="2147483646*logwidth/3284"/>
          <draw:equation draw:name="f57" draw:formula="2147483646*logheight/699"/>
          <draw:equation draw:name="f58" draw:formula="2147483646*logwidth/3284"/>
          <draw:equation draw:name="f59" draw:formula="2147483646*logheight/699"/>
          <draw:equation draw:name="f60" draw:formula="2147483646*logwidth/3284"/>
          <draw:equation draw:name="f61" draw:formula="2147483646*logheight/699"/>
          <draw:equation draw:name="f62" draw:formula="2147483646*logwidth/3284"/>
          <draw:equation draw:name="f63" draw:formula="2147483646*logheight/699"/>
          <draw:equation draw:name="f64" draw:formula="2147483646*logwidth/3284"/>
          <draw:equation draw:name="f65" draw:formula="2147483646*logheight/699"/>
          <draw:equation draw:name="f66" draw:formula="2147483646*logwidth/3284"/>
          <draw:equation draw:name="f67" draw:formula="2147483646*logheight/699"/>
          <draw:equation draw:name="f68" draw:formula="2147483646*logwidth/3284"/>
          <draw:equation draw:name="f69" draw:formula="2147483646*logheight/699"/>
          <draw:equation draw:name="f70" draw:formula="2147483646*logwidth/3284"/>
          <draw:equation draw:name="f71" draw:formula="2147483646*logheight/699"/>
          <draw:equation draw:name="f72" draw:formula="2147483646*logwidth/3284"/>
          <draw:equation draw:name="f73" draw:formula="2147483646*logheight/699"/>
          <draw:equation draw:name="f74" draw:formula="2147483646*logwidth/3284"/>
          <draw:equation draw:name="f75" draw:formula="2147483646*logheight/699"/>
          <draw:equation draw:name="f76" draw:formula="2147483646*logwidth/3284"/>
          <draw:equation draw:name="f77" draw:formula="2147483646*logheight/699"/>
          <draw:equation draw:name="f78" draw:formula="2147483646*logwidth/3284"/>
          <draw:equation draw:name="f79" draw:formula="2147483646*logheight/699"/>
          <draw:equation draw:name="f80" draw:formula="2147483646*logwidth/3284"/>
          <draw:equation draw:name="f81" draw:formula="2147483646*logheight/699"/>
          <draw:equation draw:name="f82" draw:formula="2147483646*logwidth/3284"/>
          <draw:equation draw:name="f83" draw:formula="2147483646*logheight/699"/>
          <draw:equation draw:name="f84" draw:formula="2147483646*logwidth/3284"/>
          <draw:equation draw:name="f85" draw:formula="2147483646*logheight/699"/>
          <draw:equation draw:name="f86" draw:formula="2147483646*logwidth/3284"/>
          <draw:equation draw:name="f87" draw:formula="2147483646*logheight/699"/>
          <draw:equation draw:name="f88" draw:formula="2147483646*logwidth/3284"/>
          <draw:equation draw:name="f89" draw:formula="2147483646*logheight/699"/>
          <draw:equation draw:name="f90" draw:formula="2147483646*logwidth/3284"/>
          <draw:equation draw:name="f91" draw:formula="2147483646*logheight/699"/>
          <draw:equation draw:name="f92" draw:formula="2147483646*logwidth/3284"/>
          <draw:equation draw:name="f93" draw:formula="2147483646*logheight/699"/>
          <draw:equation draw:name="f94" draw:formula="2147483646*logwidth/3284"/>
          <draw:equation draw:name="f95" draw:formula="2147483646*logheight/699"/>
          <draw:equation draw:name="f96" draw:formula="2147483646*logwidth/3284"/>
          <draw:equation draw:name="f97" draw:formula="2147483646*logheight/699"/>
          <draw:equation draw:name="f98" draw:formula="2147483646*logwidth/3284"/>
          <draw:equation draw:name="f99" draw:formula="2147483646*logheight/699"/>
          <draw:equation draw:name="f100" draw:formula="2147483646*logwidth/3284"/>
          <draw:equation draw:name="f101" draw:formula="2147483646*logheight/699"/>
          <draw:equation draw:name="f102" draw:formula="2147483646*logwidth/3284"/>
          <draw:equation draw:name="f103" draw:formula="2147483646*logheight/699"/>
          <draw:equation draw:name="f104" draw:formula="2147483646*logwidth/3284"/>
          <draw:equation draw:name="f105" draw:formula="2147483646*logheight/699"/>
          <draw:equation draw:name="f106" draw:formula="2147483646*logwidth/3284"/>
          <draw:equation draw:name="f107" draw:formula="2147483646*logheight/699"/>
          <draw:equation draw:name="f108" draw:formula="2147483646*logwidth/3284"/>
          <draw:equation draw:name="f109" draw:formula="2147483646*logheight/699"/>
          <draw:equation draw:name="f110" draw:formula="2147483646*logwidth/3284"/>
          <draw:equation draw:name="f111" draw:formula="2147483646*logheight/699"/>
          <draw:equation draw:name="f112" draw:formula="2147483646*logwidth/3284"/>
          <draw:equation draw:name="f113" draw:formula="2147483646*logheight/699"/>
          <draw:equation draw:name="f114" draw:formula="2147483646*logwidth/3284"/>
          <draw:equation draw:name="f115" draw:formula="2147483646*logheight/699"/>
          <draw:equation draw:name="f116" draw:formula="2147483646*logwidth/3284"/>
          <draw:equation draw:name="f117" draw:formula="2147483646*logheight/699"/>
          <draw:equation draw:name="f118" draw:formula="2147483646*logwidth/3284"/>
          <draw:equation draw:name="f119" draw:formula="2147483646*logheight/699"/>
          <draw:equation draw:name="f120" draw:formula="2147483646*logwidth/3284"/>
          <draw:equation draw:name="f121" draw:formula="2147483646*logheight/699"/>
          <draw:equation draw:name="f122" draw:formula="2147483646*logwidth/3284"/>
          <draw:equation draw:name="f123" draw:formula="2147483646*logheight/699"/>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logwidth"/>
          <draw:equation draw:name="f187" draw:formula="logheight"/>
        </draw:enhanced-geometry>
      </draw:custom-shape>
      <draw:frame draw:name="제목 1" presentation:style-name="Mpr9" draw:text-style-name="MP9" draw:layer="backgroundobjects" svg:width="20.401cm" svg:height="3.431cm" svg:x="0.619cm" svg:y="0.839cm" presentation:class="title" presentation:user-transformed="true">
        <draw:text-box>
          <text:p text:style-name="MP8"><text:span text:style-name="MT2">마</text:span><text:span text:style-name="MT2">스</text:span><text:span text:style-name="MT2">터 </text:span><text:span text:style-name="MT2">제</text:span><text:span text:style-name="MT2">목 </text:span><text:span text:style-name="MT2">스</text:span><text:span text:style-name="MT2">타</text:span><text:span text:style-name="MT2">일 </text:span><text:span text:style-name="MT2">편</text:span><text:span text:style-name="MT2">집</text:span></text:p>
        </draw:text-box>
      </draw:frame>
      <draw:custom-shape draw:name="직사각형 5" draw:style-name="Mgr7" draw:text-style-name="MP10" draw:layer="backgroundobjects" svg:width="25.399cm" svg:height="0.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Mgr8" draw:text-style-name="MP11" draw:layer="backgroundobjects" svg:width="1.999cm" svg:height="0.319cm" svg:x="0.89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제목_20_및_20_내용-outline1" draw:layer="backgroundobjects" svg:width="22.859cm" svg:height="11.048cm" svg:x="1.27cm" svg:y="4.457cm" presentation:class="outline" presentation:placeholder="true">
        <draw:text-box/>
      </draw:frame>
      <presentation:notes style:page-layout-name="PM0">
        <draw:page-thumbnail presentation:style-name="제목_20_및_20_내용-title" draw:layer="backgroundobjects" svg:width="14.848cm" svg:height="11.136cm" svg:x="3.075cm" svg:y="2.257cm" presentation:class="page"/>
        <draw:frame presentation:style-name="제목_20_및_20_내용-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디브리드</dc:title>
    <dc:subject>교육</dc:subject>
    <meta:initial-creator>디브리드 www.dbreed.co.kr</meta:initial-creator>
    <dc:description>Copyright (c) D'breed All rights reserved
본 Template은 개인용도에 한해 배포한 것입니다. 상업적인 용도로 사용 할 수 없습니다.</dc:description>
    <meta:editing-cycles>425</meta:editing-cycles>
    <meta:creation-date>2011-06-13T04:09:39</meta:creation-date>
    <dc:date>2017-09-07T00:39:22.312180861</dc:date>
    <meta:editing-duration>P3DT9H10M19S</meta:editing-duration>
    <meta:generator>LibreOffice/5.1.6.2$Linux_X86_64 LibreOffice_project/10m0$Build-2</meta:generator>
    <meta:document-statistic meta:object-count="199"/>
    <meta:user-defined meta:name="AppVersion">15.0000</meta:user-defined>
    <meta:user-defined meta:name="Company">디브리드</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화면 슬라이드 쇼(4:3)</meta:user-defined>
    <meta:user-defined meta:name="ScaleCrop" meta:value-type="boolean">false</meta:user-defined>
    <meta:user-defined meta:name="ShareDoc" meta:value-type="boolean">false</meta:user-defined>
    <meta:user-defined meta:name="Slides" meta:value-type="float">13</meta:user-defined>
  </office:meta>
</office:document-meta>
</file>